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0.svm" manifest:media-type=""/>
  <manifest:file-entry manifest:full-path="Pictures/TablePreview6.svm" manifest:media-type=""/>
  <manifest:file-entry manifest:full-path="Pictures/TablePreview4.svm" manifest:media-type=""/>
  <manifest:file-entry manifest:full-path="Pictures/TablePreview8.svm" manifest:media-type=""/>
  <manifest:file-entry manifest:full-path="Pictures/TablePreview3.svm" manifest:media-type=""/>
  <manifest:file-entry manifest:full-path="Pictures/TablePreview2.svm" manifest:media-type=""/>
  <manifest:file-entry manifest:full-path="Pictures/TablePreview9.svm" manifest:media-type=""/>
  <manifest:file-entry manifest:full-path="Pictures/TablePreview7.svm" manifest:media-type=""/>
  <manifest:file-entry manifest:full-path="Pictures/TablePreview5.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10 BT1" svg:font-family="'Courier10 BT'" style:font-family-generic="modern" style:font-pitch="fixed"/>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Courier10 BT" svg:font-family="'Courier10 BT'"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71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000000" draw:fill="solid" draw:fill-color="#ffffff"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0000" draw:marker-end="msArrowOpenEnd_20_5" draw:marker-end-width="0.315cm" draw:marker-end-center="false"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 style:family="graphic" style:parent-style-name="standard">
      <style:graphic-properties draw:stroke="solid" svg:stroke-width="0.026cm" svg:stroke-color="#000000" draw:fill="solid" draw:fill-color="#ffffff"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000000"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marker-start="msArrowOpenEnd_20_5" draw:marker-start-width="0.315cm" draw:marker-start-center="false"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none" svg:stroke-width="0.026cm" draw:stroke-linejoin="miter" draw:fill="none" draw:textarea-vertical-align="top" draw:auto-grow-height="false" draw:fit-to-size="false" fo:min-height="0cm" fo:min-width="0cm" fo:padding-top="0.127cm" fo:padding-bottom="0.127cm" fo:padding-left="0.254cm" fo:padding-right="0.254cm" fo:wrap-option="wrap"/>
    </style:style>
    <style:style style:name="gr15"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no-wrap"/>
    </style:style>
    <style:style style:name="gr17"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Slide_20_de_20_títul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2" style:family="presentation" style:parent-style-name="Slide_20_de_20_títul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pr3" style:family="presentation" style:parent-style-name="Slide_20_de_20_título-subtitle">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4" style:family="presentation" style:parent-style-name="Slide_20_de_20_título-notes">
      <style:graphic-properties draw:fill-color="#ffffff" fo:min-height="13.364cm"/>
    </style:style>
    <style:style style:name="pr5" style:family="presentation" style:parent-style-name="Título_20_e_20_conteúd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pr6" style:family="presentation" style:parent-style-name="Título_20_e_20_conteúdo-notes">
      <style:graphic-properties draw:fill-color="#ffffff" fo:min-height="13.364cm"/>
    </style:style>
    <style:style style:name="pr7" style:family="presentation" style:parent-style-name="Título_20_e_20_tabela-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8" style:family="presentation" style:parent-style-name="Título_20_e_20_tabela-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pr9" style:family="presentation" style:parent-style-name="Título_20_e_20_tabela-backgroundobjects">
      <style:graphic-properties draw:stroke="none" svg:stroke-width="0cm" draw:stroke-linejoin="miter" draw:fill="none" draw:fill-color="#ffffff" draw:textarea-vertical-align="bottom" draw:auto-grow-height="false" draw:fit-to-size="false" fo:min-height="12.793cm" fo:padding-top="0.138cm" fo:padding-bottom="0.138cm" fo:padding-left="0.275cm" fo:padding-right="0.275cm" fo:wrap-option="wrap"/>
    </style:style>
    <style:style style:name="pr10" style:family="presentation" style:parent-style-name="Título_20_e_20_tabela-notes">
      <style:graphic-properties draw:stroke="none" svg:stroke-width="0.026cm" draw:stroke-linejoin="miter" draw:fill="none" draw:fill-color="#ffffff" draw:textarea-vertical-align="top" draw:auto-grow-height="false" draw:fit-to-size="false" fo:min-height="12.793cm" fo:padding-top="0.138cm" fo:padding-bottom="0.138cm" fo:padding-left="0.275cm" fo:padding-right="0.275cm" fo:wrap-option="wrap"/>
    </style:style>
    <style:style style:name="pr11"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12"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pr13"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14" style:family="presentation" style:parent-style-name="Título_20_e_20_texto_20_e_20_2_20_partes_20_de_20_conteúdo-notes">
      <style:graphic-properties draw:fill-color="#ffffff" fo:min-height="13.364cm"/>
    </style:style>
    <style:style style:name="pr15" style:family="presentation" style:parent-style-name="Título_20_e_20_conteúd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pr16" style:family="presentation" style:parent-style-name="Título_20_e_20_conteúdo-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17" style:family="presentation" style:parent-style-name="Título_20_e_20_conteúdo-notes">
      <style:graphic-properties draw:fill-color="#ffffff" fo:min-height="12.792cm"/>
    </style:style>
    <style:style style:name="co1" style:family="table-column">
      <style:table-column-properties style:column-width="7.249cm" style:use-optimal-column-width="false"/>
    </style:style>
    <style:style style:name="co2" style:family="table-column">
      <style:table-column-properties style:column-width="2.592cm" style:use-optimal-column-width="false"/>
    </style:style>
    <style:style style:name="co3" style:family="table-column">
      <style:table-column-properties style:column-width="12.961cm" style:use-optimal-column-width="false"/>
    </style:style>
    <style:style style:name="co4" style:family="table-column">
      <style:table-column-properties style:column-width="3.62cm" style:use-optimal-column-width="false"/>
    </style:style>
    <style:style style:name="co5" style:family="table-column">
      <style:table-column-properties style:column-width="2.258cm" style:use-optimal-column-width="false"/>
    </style:style>
    <style:style style:name="co6" style:family="table-column">
      <style:table-column-properties style:column-width="4.299cm" style:use-optimal-column-width="false"/>
    </style:style>
    <style:style style:name="co7" style:family="table-column">
      <style:table-column-properties style:column-width="2.039cm" style:use-optimal-column-width="false"/>
    </style:style>
    <style:style style:name="co8" style:family="table-column">
      <style:table-column-properties style:column-width="2.26cm" style:use-optimal-column-width="false"/>
    </style:style>
    <style:style style:name="co9" style:family="table-column">
      <style:table-column-properties style:column-width="3.201cm" style:use-optimal-column-width="false"/>
    </style:style>
    <style:style style:name="co10" style:family="table-column">
      <style:table-column-properties style:column-width="1.997cm" style:use-optimal-column-width="false"/>
    </style:style>
    <style:style style:name="co11" style:family="table-column">
      <style:table-column-properties style:column-width="1.803cm" style:use-optimal-column-width="false"/>
    </style:style>
    <style:style style:name="co12" style:family="table-column">
      <style:table-column-properties style:column-width="1.002cm" style:use-optimal-column-width="false"/>
    </style:style>
    <style:style style:name="co13" style:family="table-column">
      <style:table-column-properties style:column-width="4.802cm" style:use-optimal-column-width="false"/>
    </style:style>
    <style:style style:name="co14" style:family="table-column">
      <style:table-column-properties style:column-width="2.999cm" style:use-optimal-column-width="false"/>
    </style:style>
    <style:style style:name="co15" style:family="table-column">
      <style:table-column-properties style:column-width="4.228cm" style:use-optimal-column-width="false"/>
    </style:style>
    <style:style style:name="co16" style:family="table-column">
      <style:table-column-properties style:column-width="3.571cm" style:use-optimal-column-width="false"/>
    </style:style>
    <style:style style:name="co17" style:family="table-column">
      <style:table-column-properties style:column-width="6.152cm" style:use-optimal-column-width="false"/>
    </style:style>
    <style:style style:name="co18" style:family="table-column">
      <style:table-column-properties style:column-width="4.4cm" style:use-optimal-column-width="false"/>
    </style:style>
    <style:style style:name="co19" style:family="table-column">
      <style:table-column-properties style:column-width="3.598cm" style:use-optimal-column-width="false"/>
    </style:style>
    <style:style style:name="co20" style:family="table-column">
      <style:table-column-properties style:column-width="3.175cm" style:use-optimal-column-width="false"/>
    </style:style>
    <style:style style:name="co21" style:family="table-column">
      <style:table-column-properties style:column-width="3.025cm" style:use-optimal-column-width="false"/>
    </style:style>
    <style:style style:name="co22" style:family="table-column">
      <style:table-column-properties style:column-width="4.788cm" style:use-optimal-column-width="false"/>
    </style:style>
    <style:style style:name="co23" style:family="table-column">
      <style:table-column-properties style:column-width="3.414cm" style:use-optimal-column-width="false"/>
    </style:style>
    <style:style style:name="ro1" style:family="table-row">
      <style:table-row-properties style:row-height="1.055cm"/>
    </style:style>
    <style:style style:name="ro2" style:family="table-row">
      <style:table-row-properties style:row-height="1.197cm"/>
    </style:style>
    <style:style style:name="ro3" style:family="table-row">
      <style:table-row-properties style:row-height="1.09cm"/>
    </style:style>
    <style:style style:name="ro4" style:family="table-row">
      <style:table-row-properties style:row-height="1.092cm"/>
    </style:style>
    <style:style style:name="ro5" style:family="table-row">
      <style:table-row-properties style:row-height="1.269cm"/>
    </style:style>
    <style:style style:name="ro6" style:family="table-row">
      <style:table-row-properties style:row-height="1.27cm"/>
    </style:style>
    <style:style style:name="ro7" style:family="table-row">
      <style:table-row-properties style:row-height="1.271cm"/>
    </style:style>
    <style:style style:name="ce1" style:family="table-cell">
      <style:graphic-properties draw:fill="solid" draw:fill-color="#009999" style:repeat="repeat" draw:textarea-vertical-align="top" fo:padding-top="0.127cm" fo:padding-bottom="0.127cm" fo:padding-left="0.254cm" fo:padding-right="0.254cm"/>
      <style:paragraph-properties fo:border="0.48pt solid #000000"/>
    </style:style>
    <style:style style:name="ce2" style:family="table-cell">
      <style:graphic-properties draw:fill="none" style:repeat="repeat" draw:textarea-vertical-align="top" fo:padding-top="0.127cm" fo:padding-bottom="0.127cm" fo:padding-left="0.254cm" fo:padding-right="0.254cm"/>
      <style:paragraph-properties fo:border="0.48pt solid #000000"/>
    </style:style>
    <style:style style:name="ce3" style:family="table-cell">
      <style:graphic-properties draw:fill="none" style:repeat="repeat" draw:textarea-vertical-align="top" fo:padding-top="0.127cm" fo:padding-bottom="0.127cm" fo:padding-left="0.254cm" fo:padding-right="0.254cm"/>
      <style:paragraph-properties fo:border-left="1.11pt solid #000000" fo:border-right="0.48pt solid #000000" fo:border-top="1.11pt solid #000000" fo:border-bottom="1.11pt solid #000000"/>
    </style:style>
    <style:style style:name="ce4" style:family="table-cell">
      <style:graphic-properties draw:fill="none" style:repeat="repeat" draw:textarea-vertical-align="top" fo:padding-top="0.127cm" fo:padding-bottom="0.127cm" fo:padding-left="0.254cm" fo:padding-right="0.254cm"/>
      <style:paragraph-properties fo:border-left="0.48pt solid #000000" fo:border-right="0.48pt solid #000000" fo:border-top="1.11pt solid #000000" fo:border-bottom="1.11pt solid #000000"/>
    </style:style>
    <style:style style:name="ce5" style:family="table-cell">
      <style:graphic-properties style:repeat="repeat"/>
    </style:style>
    <style:style style:name="ce6" style:family="table-cell">
      <style:graphic-properties draw:fill="none" style:repeat="repeat" draw:textarea-vertical-align="top" fo:padding-top="0.127cm" fo:padding-bottom="0.127cm" fo:padding-left="0.254cm" fo:padding-right="0.254cm"/>
      <style:paragraph-properties fo:border-left="0.48pt solid #000000" fo:border-right="1.11pt solid #000000" fo:border-top="1.11pt solid #000000" fo:border-bottom="1.11pt solid #000000"/>
    </style:style>
    <style:style style:name="P1" style:family="paragraph">
      <style:paragraph-properties fo:margin-top="0cm" fo:margin-bottom="0cm" fo:line-height="100%" fo:text-align="start" style:writing-mode="lr-tb"/>
      <style:text-properties fo:font-size="14pt" style:font-size-asian="14pt" style:font-size-complex="14pt"/>
    </style:style>
    <style:style style:name="P2" style:family="paragraph">
      <style:paragraph-properties fo:text-align="start" style:font-independent-line-spacing="true"/>
      <style:text-properties fo:font-size="14pt" style:font-size-asian="14pt" style:font-size-complex="14pt"/>
    </style:style>
    <style:style style:name="P3" style:family="paragraph">
      <style:paragraph-properties fo:margin-top="0cm" fo:margin-bottom="0cm" fo:line-height="100%" fo:text-align="center" style:writing-mode="lr-tb"/>
    </style:style>
    <style:style style:name="P4" style:family="paragraph">
      <style:paragraph-properties fo:text-align="start" style:font-independent-line-spacing="true"/>
      <style:text-properties fo:font-size="36pt"/>
    </style:style>
    <style:style style:name="P5"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6" style:family="paragraph">
      <style:paragraph-properties fo:text-align="start" style:font-independent-line-spacing="true"/>
      <style:text-properties fo:font-size="28pt"/>
    </style:style>
    <style:style style:name="P7" style:family="paragraph">
      <style:paragraph-properties fo:margin-top="0.198cm" fo:margin-bottom="0cm" fo:line-height="100%" fo:text-align="center" style:writing-mode="lr-tb"/>
    </style:style>
    <style:style style:name="P8" style:family="paragraph">
      <style:paragraph-properties fo:text-align="start" style:font-independent-line-spacing="true"/>
      <style:text-properties fo:font-size="14pt"/>
    </style:style>
    <style:style style:name="P9" style:family="paragraph">
      <style:paragraph-properties fo:text-align="start"/>
      <style:text-properties fo:font-size="18pt"/>
    </style:style>
    <style:style style:name="P10" style:family="paragraph">
      <style:paragraph-properties fo:margin-top="0cm" fo:margin-bottom="0cm" fo:line-height="100%" fo:text-align="start" style:writing-mode="lr-tb"/>
    </style:style>
    <style:style style:name="P11" style:family="paragraph">
      <style:paragraph-properties fo:margin-left="0.953cm" fo:margin-right="0cm" fo:margin-top="0cm" fo:margin-bottom="0cm" fo:line-height="100%" fo:text-align="start" fo:text-indent="-0.952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198cm" fo:margin-bottom="0cm" fo:line-height="100%" fo:text-align="start" fo:text-indent="0cm" style:writing-mode="lr-tb"/>
      <style:text-properties fo:font-size="28pt"/>
    </style:style>
    <style:style style:name="P13" style:family="paragraph">
      <style:paragraph-properties fo:margin-top="0cm" fo:margin-bottom="0cm" fo:line-height="100%" fo:text-align="end"/>
      <style:text-properties fo:font-size="14pt" style:font-size-asian="14pt" style:font-size-complex="14pt"/>
    </style:style>
    <style:style style:name="P14" style:family="paragraph">
      <style:paragraph-properties fo:text-align="start" style:font-independent-line-spacing="true"/>
      <style:text-properties fo:font-size="13pt" style:font-size-asian="14pt" style:font-size-complex="14pt"/>
    </style:style>
    <style:style style:name="P15" style:family="paragraph">
      <style:paragraph-properties fo:text-align="start" style:font-independent-line-spacing="true"/>
      <style:text-properties fo:font-size="18pt"/>
    </style:style>
    <style:style style:name="P16" style:family="paragraph">
      <style:paragraph-properties fo:margin-left="0cm" fo:margin-right="0cm" fo:margin-top="0.169cm" fo:margin-bottom="0cm" fo:line-height="100%" fo:text-align="start" fo:text-indent="0cm" style:writing-mode="lr-tb"/>
    </style:style>
    <style:style style:name="P17" style:family="paragraph">
      <style:paragraph-properties fo:margin-left="0cm" fo:margin-right="0cm" fo:margin-top="0.141cm" fo:margin-bottom="0cm" fo:line-height="100%" fo:text-align="start" fo:text-indent="0cm" style:writing-mode="lr-tb"/>
    </style:style>
    <style:style style:name="P18" style:family="paragraph">
      <style:paragraph-properties fo:margin-left="0cm" fo:margin-right="0cm" fo:margin-top="0.113cm" fo:margin-bottom="0cm" fo:line-height="100%" fo:text-align="start" fo:text-indent="0cm" style:writing-mode="lr-tb"/>
    </style:style>
    <style:style style:name="P19" style:family="paragraph">
      <style:paragraph-properties fo:margin-left="0cm" fo:margin-right="0cm" fo:text-indent="0cm"/>
    </style:style>
    <style:style style:name="P20" style:family="paragraph">
      <style:paragraph-properties fo:margin-left="3.175cm" fo:margin-right="0cm" fo:margin-top="0.113cm" fo:margin-bottom="0cm" fo:text-indent="-0.634cm">
        <style:tab-stops>
          <style:tab-stop style:position="0cm"/>
        </style:tab-stops>
      </style:paragraph-properties>
    </style:style>
    <style:style style:name="P2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margin-top="0.198cm" fo:margin-bottom="0cm" fo:line-height="100%" fo:text-align="start" fo:text-indent="0cm" style:writing-mode="lr-tb"/>
    </style:style>
    <style:style style:name="P23" style:family="paragraph">
      <style:paragraph-properties fo:margin-left="0.953cm" fo:margin-right="0cm" fo:margin-top="0.127cm" fo:margin-bottom="0cm" fo:line-height="100%" fo:text-align="start" fo:text-indent="-0.952cm" style:writing-mode="lr-tb">
        <style:tab-stops>
          <style:tab-stop style:position="0cm"/>
        </style:tab-stops>
      </style:paragraph-properties>
    </style:style>
    <style:style style:name="P24" style:family="paragraph">
      <style:paragraph-properties fo:margin-left="0.953cm" fo:margin-right="0cm" fo:margin-top="0.113cm" fo:margin-bottom="0cm" fo:line-height="100%" fo:text-align="start" fo:text-indent="-0.952cm" style:writing-mode="lr-tb">
        <style:tab-stops>
          <style:tab-stop style:position="0cm"/>
        </style:tab-stops>
      </style:paragraph-properties>
    </style:style>
    <style:style style:name="P25" style:family="paragraph">
      <style:paragraph-properties fo:margin-left="0.953cm" fo:margin-right="0cm" fo:margin-top="0.198cm" fo:margin-bottom="0cm" fo:line-height="100%" fo:text-align="start" fo:text-indent="-0.952cm" style:writing-mode="lr-tb">
        <style:tab-stops>
          <style:tab-stop style:position="0cm"/>
        </style:tab-stops>
      </style:paragraph-properties>
    </style:style>
    <style:style style:name="P26"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000099"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ff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0.5pt" fo:letter-spacing="normal" fo:font-style="normal" style:text-underline-style="none" fo:font-weight="bold" style:font-size-asian="10.5pt" style:font-style-asian="normal" style:font-weight-asian="bold" style:font-name-complex="Arial1" style:font-size-complex="10.5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0 BT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25% 58%" style:font-name="Courier10 BT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12"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8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7" style:family="text">
      <style:text-properties fo:font-variant="normal" fo:text-transform="none" fo:color="#000099"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number text:level="3" style:num-format="">
        <style:list-level-properties text:space-before="2.541cm" text:min-label-width="0.634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Espaço Reservado para Data 3" presentation:style-name="pr1"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5" presentation:style-name="pr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4" presentation:style-name="pr2" draw:text-style-name="P4" draw:layer="layout" svg:width="21.589cm" svg:height="3.483cm" svg:x="2.099cm" svg:y="3.925cm" presentation:class="title" presentation:user-transformed="true">
          <draw:text-box>
            <text:p text:style-name="P3"><text:span text:style-name="T2">Lab ORG</text:span></text:p>
          </draw:text-box>
        </draw:frame>
        <draw:frame draw:name="Rectangle 5" presentation:style-name="pr3" draw:text-style-name="P6" draw:layer="layout" svg:width="17.779cm" svg:height="5.529cm" svg:x="3.7cm" svg:y="11.725cm" presentation:class="subtitle" presentation:user-transformed="true">
          <draw:text-box>
            <text:p text:style-name="P5"><text:span text:style-name="T3">Paulo Souza</text:span></text:p>
            <text:p text:style-name="P5"><text:span text:style-name="T3">Alexandre Delbem</text:span></text:p>
            <text:p text:style-name="P5"><text:span text:style-name="T3">Vanderlei Bonato</text:span></text:p>
            <text:p text:style-name="P5"><text:span text:style-name="T3">Eduardo Simões</text:span></text:p>
            <text:p text:style-name="P5"><text:span text:style-name="T3"/></text:p>
          </draw:text-box>
        </draw:frame>
        <draw:custom-shape draw:name="Rectangle 6" draw:style-name="gr1" draw:text-style-name="P8" draw:layer="layout" svg:width="18.401cm" svg:height="3.928cm" svg:x="3.298cm" svg:y="8.123cm">
          <text:p text:style-name="P7"><text:span text:style-name="T4"/></text:p>
          <text:p text:style-name="P7"><text:span text:style-name="T4">Processador ICM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               Arquitetura" draw:style-name="dp1" draw:master-page-name="Título_20_e_20_conteúdo" presentation:presentation-page-layout-name="AL2T11">
        <draw:frame draw:name="Rectangle 5" presentation:style-name="pr5" draw:text-style-name="P4" draw:layer="layout" svg:width="22.797cm" svg:height="2.001cm" svg:x="2.602cm" svg:y="0.595cm" presentation:class="title" presentation:user-transformed="true">
          <draw:text-box>
            <text:p text:style-name="P3"><text:span text:style-name="T2"><text:s text:c="15"/></text:span><text:span text:style-name="T2">Arquitetura</text:span></text:p>
          </draw:text-box>
        </draw:frame>
        <draw:custom-shape draw:name="Forma livre 131" draw:style-name="gr3" draw:text-style-name="P8" draw:layer="layout" svg:width="4.762cm" svg:height="1.242cm" svg:x="4.366cm" svg:y="9.922cm">
          <text:p text:style-name="P3"><text:span text:style-name="T1">ULA</text:span></text:p>
          <draw:enhanced-geometry draw:mirror-horizontal="false" draw:mirror-vertical="false" drawooo:sub-view-size="1109472 633984" draw:text-areas="0 0 ?f80 ?f81" svg:viewBox="0 0 0 0" draw:type="ooxml-non-primitive" draw:enhanced-path="M 0 24384 L 451448 24384 565120 207264 682723 0 1109472 0 707136 633984 402336 633984 0 24384 Z N">
            <draw:equation draw:name="f0" draw:formula="0*logwidth/1109472"/>
            <draw:equation draw:name="f1" draw:formula="24384*logheight/633984"/>
            <draw:equation draw:name="f2" draw:formula="353568*logwidth/1109472"/>
            <draw:equation draw:name="f3" draw:formula="24384*logheight/633984"/>
            <draw:equation draw:name="f4" draw:formula="499872*logwidth/1109472"/>
            <draw:equation draw:name="f5" draw:formula="207264*logheight/633984"/>
            <draw:equation draw:name="f6" draw:formula="682752*logwidth/1109472"/>
            <draw:equation draw:name="f7" draw:formula="0*logheight/633984"/>
            <draw:equation draw:name="f8" draw:formula="1109472*logwidth/1109472"/>
            <draw:equation draw:name="f9" draw:formula="0*logheight/633984"/>
            <draw:equation draw:name="f10" draw:formula="707136*logwidth/1109472"/>
            <draw:equation draw:name="f11" draw:formula="633984*logheight/633984"/>
            <draw:equation draw:name="f12" draw:formula="402336*logwidth/1109472"/>
            <draw:equation draw:name="f13" draw:formula="633984*logheight/633984"/>
            <draw:equation draw:name="f14" draw:formula="0*logwidth/1109472"/>
            <draw:equation draw:name="f15" draw:formula="24384*logheight/633984"/>
            <draw:equation draw:name="f16" draw:formula="0*logwidth/1109472"/>
            <draw:equation draw:name="f17" draw:formula="24384*logheight/633984"/>
            <draw:equation draw:name="f18" draw:formula="451448*logwidth/1109472"/>
            <draw:equation draw:name="f19" draw:formula="24384*logheight/633984"/>
            <draw:equation draw:name="f20" draw:formula="499872*logwidth/1109472"/>
            <draw:equation draw:name="f21" draw:formula="207264*logheight/633984"/>
            <draw:equation draw:name="f22" draw:formula="682752*logwidth/1109472"/>
            <draw:equation draw:name="f23" draw:formula="0*logheight/633984"/>
            <draw:equation draw:name="f24" draw:formula="1109472*logwidth/1109472"/>
            <draw:equation draw:name="f25" draw:formula="0*logheight/633984"/>
            <draw:equation draw:name="f26" draw:formula="707136*logwidth/1109472"/>
            <draw:equation draw:name="f27" draw:formula="633984*logheight/633984"/>
            <draw:equation draw:name="f28" draw:formula="402336*logwidth/1109472"/>
            <draw:equation draw:name="f29" draw:formula="633984*logheight/633984"/>
            <draw:equation draw:name="f30" draw:formula="0*logwidth/1109472"/>
            <draw:equation draw:name="f31" draw:formula="24384*logheight/633984"/>
            <draw:equation draw:name="f32" draw:formula="0*logwidth/1109472"/>
            <draw:equation draw:name="f33" draw:formula="24384*logheight/633984"/>
            <draw:equation draw:name="f34" draw:formula="451448*logwidth/1109472"/>
            <draw:equation draw:name="f35" draw:formula="24384*logheight/633984"/>
            <draw:equation draw:name="f36" draw:formula="499872*logwidth/1109472"/>
            <draw:equation draw:name="f37" draw:formula="207264*logheight/633984"/>
            <draw:equation draw:name="f38" draw:formula="584843*logwidth/1109472"/>
            <draw:equation draw:name="f39" draw:formula="0*logheight/633984"/>
            <draw:equation draw:name="f40" draw:formula="1109472*logwidth/1109472"/>
            <draw:equation draw:name="f41" draw:formula="0*logheight/633984"/>
            <draw:equation draw:name="f42" draw:formula="707136*logwidth/1109472"/>
            <draw:equation draw:name="f43" draw:formula="633984*logheight/633984"/>
            <draw:equation draw:name="f44" draw:formula="402336*logwidth/1109472"/>
            <draw:equation draw:name="f45" draw:formula="633984*logheight/633984"/>
            <draw:equation draw:name="f46" draw:formula="0*logwidth/1109472"/>
            <draw:equation draw:name="f47" draw:formula="24384*logheight/633984"/>
            <draw:equation draw:name="f48" draw:formula="0*logwidth/1109472"/>
            <draw:equation draw:name="f49" draw:formula="24384*logheight/633984"/>
            <draw:equation draw:name="f50" draw:formula="451448*logwidth/1109472"/>
            <draw:equation draw:name="f51" draw:formula="24384*logheight/633984"/>
            <draw:equation draw:name="f52" draw:formula="565120*logwidth/1109472"/>
            <draw:equation draw:name="f53" draw:formula="207264*logheight/633984"/>
            <draw:equation draw:name="f54" draw:formula="584843*logwidth/1109472"/>
            <draw:equation draw:name="f55" draw:formula="0*logheight/633984"/>
            <draw:equation draw:name="f56" draw:formula="1109472*logwidth/1109472"/>
            <draw:equation draw:name="f57" draw:formula="0*logheight/633984"/>
            <draw:equation draw:name="f58" draw:formula="707136*logwidth/1109472"/>
            <draw:equation draw:name="f59" draw:formula="633984*logheight/633984"/>
            <draw:equation draw:name="f60" draw:formula="402336*logwidth/1109472"/>
            <draw:equation draw:name="f61" draw:formula="633984*logheight/633984"/>
            <draw:equation draw:name="f62" draw:formula="0*logwidth/1109472"/>
            <draw:equation draw:name="f63" draw:formula="24384*logheight/633984"/>
            <draw:equation draw:name="f64" draw:formula="0*logwidth/1109472"/>
            <draw:equation draw:name="f65" draw:formula="24384*logheight/633984"/>
            <draw:equation draw:name="f66" draw:formula="451448*logwidth/1109472"/>
            <draw:equation draw:name="f67" draw:formula="24384*logheight/633984"/>
            <draw:equation draw:name="f68" draw:formula="565120*logwidth/1109472"/>
            <draw:equation draw:name="f69" draw:formula="207264*logheight/633984"/>
            <draw:equation draw:name="f70" draw:formula="682723*logwidth/1109472"/>
            <draw:equation draw:name="f71" draw:formula="0*logheight/633984"/>
            <draw:equation draw:name="f72" draw:formula="1109472*logwidth/1109472"/>
            <draw:equation draw:name="f73" draw:formula="0*logheight/633984"/>
            <draw:equation draw:name="f74" draw:formula="707136*logwidth/1109472"/>
            <draw:equation draw:name="f75" draw:formula="633984*logheight/633984"/>
            <draw:equation draw:name="f76" draw:formula="402336*logwidth/1109472"/>
            <draw:equation draw:name="f77" draw:formula="633984*logheight/633984"/>
            <draw:equation draw:name="f78" draw:formula="0*logwidth/1109472"/>
            <draw:equation draw:name="f79" draw:formula="24384*logheight/633984"/>
            <draw:equation draw:name="f80" draw:formula="logwidth"/>
            <draw:equation draw:name="f81" draw:formula="logheight"/>
          </draw:enhanced-geometry>
        </draw:custom-shape>
        <draw:custom-shape draw:name="Retângulo 132" draw:style-name="gr3" draw:text-style-name="P8" draw:layer="layout" svg:width="3.501cm" svg:height="7.003cm" svg:x="19.517cm" svg:y="5.101cm">
          <text:p text:style-name="P3"><text:span text:style-name="T1">MEMÓ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3" draw:style-name="gr3" draw:text-style-name="P8" draw:layer="layout" svg:width="4.213cm" svg:height="0.699cm" svg:x="18.653cm" svg:y="13.891cm">
          <text:p text:style-name="P3"><text:span text:style-name="T1">M1</text:span></text:p>
          <draw:enhanced-geometry draw:mirror-horizontal="false" draw:mirror-vertical="false" draw:text-areas="?f8 ?f10 ?f11 ?f14" svg:viewBox="0 0 0 0"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4" draw:style-name="gr4" draw:text-style-name="P9" draw:layer="layout" svg:width="1.785cm" svg:height="0.507cm" draw:transform="rotate (-1.5707963267949) translate (21.266cm 12.103cm)">
          <text:p/>
          <draw:enhanced-geometry draw:mirror-horizontal="true" draw:mirror-vertical="true" svg:viewBox="0 0 21600 21600" draw:type="mso-spt32" draw:enhanced-path="M 0 0 L 21600 21600 N"/>
        </draw:custom-shape>
        <draw:custom-shape draw:name="Retângulo 135" draw:style-name="gr3" draw:text-style-name="P8" draw:layer="layout" svg:width="1.983cm" svg:height="0.793cm" svg:x="17.661cm" svg:y="15.677cm">
          <text:p text:style-name="P3"><text:span text:style-name="T1">M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6" draw:style-name="gr3" draw:text-style-name="P8" draw:layer="layout" svg:width="1.983cm" svg:height="0.793cm" svg:x="20.241cm" svg:y="15.677cm">
          <text:p text:style-name="P3"><text:span text:style-name="T1">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37" draw:style-name="gr3" draw:text-style-name="P8" draw:layer="layout" svg:width="1.983cm" svg:height="0.793cm" svg:x="22.82cm" svg:y="15.677cm">
          <text:p text:style-name="P3"><text:span text:style-name="T1">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rapezóide 138" draw:style-name="gr5" draw:text-style-name="P8" draw:layer="layout" svg:width="3.221cm" svg:height="0.699cm" draw:transform="rotate (-3.14159265358979) translate (22.867cm 3.875cm)">
          <text:p text:style-name="P3"><text:span text:style-name="T1"/></text:p>
          <draw:enhanced-geometry draw:mirror-horizontal="false" draw:mirror-vertical="false" draw:text-areas="?f8 ?f10 ?f11 ?f14" svg:viewBox="0 0 0 0"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Conector de seta reta 139" draw:style-name="gr4" draw:text-style-name="P9" draw:layer="layout" svg:width="1.225cm" svg:height="0.011cm" draw:transform="rotate (1.5707963267949) translate (21.254cm 5.101cm)">
          <text:p/>
          <draw:enhanced-geometry draw:mirror-horizontal="true" draw:mirror-vertical="false" svg:viewBox="0 0 21600 21600" draw:type="mso-spt32" draw:enhanced-path="M 0 0 L 21600 21600 N"/>
        </draw:custom-shape>
        <draw:g draw:name="Grupo 140">
          <draw:custom-shape draw:name="Nuvem 141" draw:style-name="gr3" draw:text-style-name="P8" draw:layer="layout" svg:width="4.563cm" svg:height="2.976cm" svg:x="13.658cm" svg:y="3.243cm">
            <text:p text:style-name="P3"><text:span text:style-name="T1">MC</text:span></text:p>
            <text:p text:style-name="P3"><text:span text:style-name="T1"/></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tângulo 142" draw:style-name="gr3" draw:text-style-name="P8" draw:layer="layout" svg:width="1.785cm" svg:height="0.793cm" svg:x="15.047cm" svg:y="4.83cm">
            <text:p text:style-name="P3"><text:span text:style-name="T1">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rapezóide 143" draw:style-name="gr3" draw:text-style-name="P8" draw:layer="layout" svg:width="3.221cm" svg:height="0.699cm" draw:transform="rotate (1.5707963267949) translate (4.961cm 15.525cm)">
          <text:p text:style-name="P3"><text:span text:style-name="T1">M2</text:span></text:p>
          <draw:enhanced-geometry draw:mirror-horizontal="false" draw:mirror-vertical="false" draw:text-areas="?f8 ?f10 ?f11 ?f14" svg:viewBox="0 0 0 0"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rupo 144">
          <draw:custom-shape draw:name="Trapezóide 145" draw:style-name="gr5" draw:text-style-name="P8" draw:layer="layout" svg:width="3.221cm" svg:height="0.699cm" draw:transform="rotate (-3.14159265358979) translate (6.239cm 6.35cm)">
            <text:p text:style-name="P3"><text:span text:style-name="T1"/></text:p>
            <draw:enhanced-geometry draw:mirror-horizontal="false" draw:mirror-vertical="false" draw:text-areas="?f8 ?f10 ?f11 ?f14" svg:viewBox="0 0 0 0"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Trapezóide 146" draw:style-name="gr5" draw:text-style-name="P8" draw:layer="layout" svg:width="4.254cm" svg:height="0.559cm" draw:transform="rotate (-3.14159265358979) translate (11.509cm 6.315cm)">
            <text:p text:style-name="P3"><text:span text:style-name="T1"/></text:p>
            <draw:enhanced-geometry draw:mirror-horizontal="false" draw:mirror-vertical="false" draw:text-areas="?f8 ?f10 ?f11 ?f14" svg:viewBox="0 0 0 0"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upo 147">
          <draw:custom-shape draw:name="Retângulo 148" draw:style-name="gr3" draw:text-style-name="P8" draw:layer="layout" svg:width="1.19cm" svg:height="0.793cm" svg:x="1.29cm" svg:y="2.381cm">
            <text:p text:style-name="P3"><text:span text:style-name="T1">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49" draw:style-name="gr3" draw:text-style-name="P8" draw:layer="layout" svg:width="1.19cm" svg:height="0.793cm" svg:x="2.679cm" svg:y="2.381cm">
            <text:p text:style-name="P3"><text:span text:style-name="T1">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0" draw:style-name="gr3" draw:text-style-name="P8" draw:layer="layout" svg:width="1.19cm" svg:height="0.793cm" svg:x="4.068cm" svg:y="2.381cm">
            <text:p text:style-name="P3"><text:span text:style-name="T1">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1" draw:style-name="gr3" draw:text-style-name="P8" draw:layer="layout" svg:width="1.19cm" svg:height="0.793cm" svg:x="5.457cm" svg:y="2.381cm">
            <text:p text:style-name="P3"><text:span text:style-name="T1">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2" draw:style-name="gr3" draw:text-style-name="P8" draw:layer="layout" svg:width="1.19cm" svg:height="0.793cm" svg:x="6.846cm" svg:y="2.381cm">
            <text:p text:style-name="P3"><text:span text:style-name="T1">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3" draw:style-name="gr3" draw:text-style-name="P8" draw:layer="layout" svg:width="1.19cm" svg:height="0.793cm" svg:x="8.235cm" svg:y="2.381cm">
            <text:p text:style-name="P3"><text:span text:style-name="T1">R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4" draw:style-name="gr3" draw:text-style-name="P8" draw:layer="layout" svg:width="1.19cm" svg:height="0.793cm" svg:x="9.624cm" svg:y="2.381cm">
            <text:p text:style-name="P3"><text:span text:style-name="T1">R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55" draw:style-name="gr3" draw:text-style-name="P8" draw:layer="layout" svg:width="1.19cm" svg:height="0.793cm" svg:x="11.013cm" svg:y="2.381cm">
            <text:p text:style-name="P3"><text:span text:style-name="T1">R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tângulo 156" draw:style-name="gr3" draw:text-style-name="P8" draw:layer="layout" svg:width="1.388cm" svg:height="0.793cm" svg:x="11.112cm" svg:y="8.334cm">
          <text:p text:style-name="P3"><text:span text:style-name="T1">F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57">
          <draw:custom-shape draw:name="Conector de seta reta 158" draw:style-name="gr6" draw:text-style-name="P9" draw:layer="layout" svg:width="2.474cm" svg:height="2.246cm" draw:transform="rotate (1.5707963267949) translate (1.885cm 5.65cm)">
            <text:p/>
            <draw:enhanced-geometry draw:mirror-horizontal="true" draw:mirror-vertical="false" svg:viewBox="0 0 21600 21600" draw:type="mso-spt32" draw:enhanced-path="M 0 0 L 21600 21600 N"/>
          </draw:custom-shape>
          <draw:custom-shape draw:name="Conector de seta reta 159" draw:style-name="gr6" draw:text-style-name="P9" draw:layer="layout" svg:width="2.474cm" svg:height="1.09cm" draw:transform="rotate (1.5707963267949) translate (3.274cm 5.65cm)">
            <text:p/>
            <draw:enhanced-geometry draw:mirror-horizontal="true" draw:mirror-vertical="false" svg:viewBox="0 0 21600 21600" draw:type="mso-spt32" draw:enhanced-path="M 0 0 L 21600 21600 N"/>
          </draw:custom-shape>
          <draw:custom-shape draw:name="Conector de seta reta 160" draw:style-name="gr6" draw:text-style-name="P9" draw:layer="layout" svg:width="2.474cm" svg:height="0.034cm" draw:transform="rotate (-1.5707963267949) translate (4.663cm 3.175cm)">
            <text:p/>
            <draw:enhanced-geometry draw:mirror-horizontal="false" draw:mirror-vertical="false" svg:viewBox="0 0 21600 21600" draw:type="mso-spt32" draw:enhanced-path="M 0 0 L 21600 21600 N"/>
          </draw:custom-shape>
          <draw:custom-shape draw:name="Conector de seta reta 161" draw:style-name="gr6" draw:text-style-name="P9" draw:layer="layout" svg:width="2.474cm" svg:height="1.423cm" draw:transform="rotate (-1.5707963267949) translate (6.052cm 3.175cm)">
            <text:p/>
            <draw:enhanced-geometry draw:mirror-horizontal="false" draw:mirror-vertical="false" svg:viewBox="0 0 21600 21600" draw:type="mso-spt32" draw:enhanced-path="M 0 0 L 21600 21600 N"/>
          </draw:custom-shape>
          <draw:custom-shape draw:name="Conector de seta reta 162" draw:style-name="gr6" draw:text-style-name="P9" draw:layer="layout" svg:width="2.474cm" svg:height="2.713cm" draw:transform="rotate (-1.5707963267949) translate (7.441cm 3.175cm)">
            <text:p/>
            <draw:enhanced-geometry draw:mirror-horizontal="false" draw:mirror-vertical="false" svg:viewBox="0 0 21600 21600" draw:type="mso-spt32" draw:enhanced-path="M 0 0 L 21600 21600 N"/>
          </draw:custom-shape>
          <draw:custom-shape draw:name="Conector de seta reta 163" draw:style-name="gr6" draw:text-style-name="P9" draw:layer="layout" svg:width="2.474cm" svg:height="3.904cm" draw:transform="rotate (-1.5707963267949) translate (8.83cm 3.175cm)">
            <text:p/>
            <draw:enhanced-geometry draw:mirror-horizontal="false" draw:mirror-vertical="false" svg:viewBox="0 0 21600 21600" draw:type="mso-spt32" draw:enhanced-path="M 0 0 L 21600 21600 N"/>
          </draw:custom-shape>
          <draw:custom-shape draw:name="Conector de seta reta 164" draw:style-name="gr6" draw:text-style-name="P9" draw:layer="layout" svg:width="4.762cm" svg:height="2.579cm" draw:transform="rotate (-3.14159265358979) translate (9.922cm 5.753cm)">
            <text:p/>
            <draw:enhanced-geometry draw:mirror-horizontal="false" draw:mirror-vertical="true" svg:viewBox="0 0 21600 21600" draw:type="mso-spt32" draw:enhanced-path="M 0 0 L 21600 21600 N"/>
          </draw:custom-shape>
          <draw:custom-shape draw:name="Conector de seta reta 165" draw:style-name="gr6" draw:text-style-name="P9" draw:layer="layout" svg:width="2.38cm" svg:height="5.853cm" draw:transform="rotate (-1.5707963267949) translate (11.609cm 3.175cm)">
            <text:p/>
            <draw:enhanced-geometry draw:mirror-horizontal="false" draw:mirror-vertical="false" svg:viewBox="0 0 21600 21600" draw:type="mso-spt32" draw:enhanced-path="M 0 0 L 21600 21600 N"/>
          </draw:custom-shape>
        </draw:g>
        <draw:g draw:name="Grupo 166">
          <draw:custom-shape draw:name="Conector de seta reta 167" draw:style-name="gr6" draw:text-style-name="P9" draw:layer="layout" svg:width="2.474cm" svg:height="2.248cm" draw:transform="rotate (1.5707963267949) translate (9.46cm 5.65cm)">
            <text:p/>
            <draw:enhanced-geometry draw:mirror-horizontal="true" draw:mirror-vertical="false" svg:viewBox="0 0 21600 21600" draw:type="mso-spt32" draw:enhanced-path="M 0 0 L 21600 21600 N"/>
          </draw:custom-shape>
          <draw:custom-shape draw:name="Conector de seta reta 168" draw:style-name="gr6" draw:text-style-name="P9" draw:layer="layout" svg:width="2.474cm" svg:height="1.092cm" draw:transform="rotate (1.5707963267949) translate (9.227cm 5.65cm)">
            <text:p/>
            <draw:enhanced-geometry draw:mirror-horizontal="true" draw:mirror-vertical="false" svg:viewBox="0 0 21600 21600" draw:type="mso-spt32" draw:enhanced-path="M 0 0 L 21600 21600 N"/>
          </draw:custom-shape>
          <draw:custom-shape draw:name="Conector de seta reta 169" draw:style-name="gr6" draw:text-style-name="P9" draw:layer="layout" svg:width="2.474cm" svg:height="0.036cm" draw:transform="rotate (-1.5707963267949) translate (8.966cm 3.175cm)">
            <text:p/>
            <draw:enhanced-geometry draw:mirror-horizontal="false" draw:mirror-vertical="false" svg:viewBox="0 0 21600 21600" draw:type="mso-spt32" draw:enhanced-path="M 0 0 L 21600 21600 N"/>
          </draw:custom-shape>
          <draw:custom-shape draw:name="Conector de seta reta 170" draw:style-name="gr6" draw:text-style-name="P9" draw:layer="layout" svg:width="2.474cm" svg:height="1.425cm" draw:transform="rotate (-1.5707963267949) translate (8.966cm 3.175cm)">
            <text:p/>
            <draw:enhanced-geometry draw:mirror-horizontal="false" draw:mirror-vertical="false" svg:viewBox="0 0 21600 21600" draw:type="mso-spt32" draw:enhanced-path="M 0 0 L 21600 21600 N"/>
          </draw:custom-shape>
          <draw:custom-shape draw:name="Conector de seta reta 171" draw:style-name="gr6" draw:text-style-name="P9" draw:layer="layout" svg:width="2.474cm" svg:height="2.715cm" draw:transform="rotate (-1.5707963267949) translate (8.867cm 3.175cm)">
            <text:p/>
            <draw:enhanced-geometry draw:mirror-horizontal="false" draw:mirror-vertical="false" svg:viewBox="0 0 21600 21600" draw:type="mso-spt32" draw:enhanced-path="M 0 0 L 21600 21600 N"/>
          </draw:custom-shape>
          <draw:custom-shape draw:name="Conector de seta reta 172" draw:style-name="gr6" draw:text-style-name="P9" draw:layer="layout" svg:width="2.474cm" svg:height="3.906cm" draw:transform="rotate (-1.5707963267949) translate (8.668cm 3.175cm)">
            <text:p/>
            <draw:enhanced-geometry draw:mirror-horizontal="false" draw:mirror-vertical="false" svg:viewBox="0 0 21600 21600" draw:type="mso-spt32" draw:enhanced-path="M 0 0 L 21600 21600 N"/>
          </draw:custom-shape>
          <draw:custom-shape draw:name="Conector de seta reta 173" draw:style-name="gr6" draw:text-style-name="P9" draw:layer="layout" svg:width="4.762cm" svg:height="2.581cm" svg:x="3.671cm" svg:y="3.172cm">
            <text:p/>
            <draw:enhanced-geometry draw:mirror-horizontal="false" draw:mirror-vertical="true" svg:viewBox="0 0 21600 21600" draw:type="mso-spt32" draw:enhanced-path="M 0 0 L 21600 21600 N"/>
          </draw:custom-shape>
          <draw:custom-shape draw:name="Conector de seta reta 174" draw:style-name="gr6" draw:text-style-name="P9" draw:layer="layout" svg:width="2.38cm" svg:height="5.855cm" draw:transform="rotate (-1.5707963267949) translate (7.839cm 3.175cm)">
            <text:p/>
            <draw:enhanced-geometry draw:mirror-horizontal="false" draw:mirror-vertical="false" svg:viewBox="0 0 21600 21600" draw:type="mso-spt32" draw:enhanced-path="M 0 0 L 21600 21600 N"/>
          </draw:custom-shape>
        </draw:g>
        <draw:custom-shape draw:name="Conector de seta reta 175" draw:style-name="gr4" draw:text-style-name="P9" draw:layer="layout" svg:width="3.571cm" svg:height="0.729cm" draw:transform="rotate (1.5707963267949) translate (4.728cm 9.922cm)">
          <text:p/>
          <draw:enhanced-geometry draw:mirror-horizontal="true" draw:mirror-vertical="false" svg:viewBox="0 0 21600 21600" draw:type="mso-spt32" draw:enhanced-path="M 0 0 L 21600 21600 N"/>
        </draw:custom-shape>
        <draw:custom-shape draw:name="Forma 176" draw:style-name="gr7" draw:text-style-name="P9" draw:layer="layout" svg:width="4.166cm" svg:height="12.722cm" draw:transform="rotate (-3.14159265358979) translate (4.961cm 13.91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line draw:name="Conector reto 177" draw:style-name="gr8" draw:text-style-name="P9" draw:layer="layout" svg:x1="0.793cm" svg:y1="1.19cm" svg:x2="11.707cm" svg:y2="1.194cm">
          <text:p/>
        </draw:line>
        <draw:custom-shape draw:name="Conector de seta reta 178" draw:style-name="gr4" draw:text-style-name="P9" draw:layer="layout" svg:width="1.19cm" svg:height="0.098cm" draw:transform="rotate (-1.5707963267949) translate (11.708cm 1.191cm)">
          <text:p/>
          <draw:enhanced-geometry draw:mirror-horizontal="false" draw:mirror-vertical="false" svg:viewBox="0 0 21600 21600" draw:type="mso-spt32" draw:enhanced-path="M 0 0 L 21600 21600 N"/>
        </draw:custom-shape>
        <draw:custom-shape draw:name="Conector de seta reta 179" draw:style-name="gr4" draw:text-style-name="P9" draw:layer="layout" svg:width="1.19cm" svg:height="0.098cm" draw:transform="rotate (1.5707963267949) translate (10.12cm 2.381cm)">
          <text:p/>
          <draw:enhanced-geometry draw:mirror-horizontal="true" draw:mirror-vertical="false" svg:viewBox="0 0 21600 21600" draw:type="mso-spt32" draw:enhanced-path="M 0 0 L 21600 21600 N"/>
        </draw:custom-shape>
        <draw:custom-shape draw:name="Conector de seta reta 180" draw:style-name="gr4" draw:text-style-name="P9" draw:layer="layout" svg:width="1.19cm" svg:height="0.098cm" draw:transform="rotate (1.5707963267949) translate (8.731cm 2.381cm)">
          <text:p/>
          <draw:enhanced-geometry draw:mirror-horizontal="true" draw:mirror-vertical="false" svg:viewBox="0 0 21600 21600" draw:type="mso-spt32" draw:enhanced-path="M 0 0 L 21600 21600 N"/>
        </draw:custom-shape>
        <draw:custom-shape draw:name="Conector de seta reta 181" draw:style-name="gr4" draw:text-style-name="P9" draw:layer="layout" svg:width="1.19cm" svg:height="0.098cm" draw:transform="rotate (-1.5707963267949) translate (7.541cm 1.191cm)">
          <text:p/>
          <draw:enhanced-geometry draw:mirror-horizontal="false" draw:mirror-vertical="false" svg:viewBox="0 0 21600 21600" draw:type="mso-spt32" draw:enhanced-path="M 0 0 L 21600 21600 N"/>
        </draw:custom-shape>
        <draw:custom-shape draw:name="Conector de seta reta 182" draw:style-name="gr4" draw:text-style-name="P9" draw:layer="layout" svg:width="1.19cm" svg:height="0.098cm" draw:transform="rotate (1.5707963267949) translate (5.953cm 2.381cm)">
          <text:p/>
          <draw:enhanced-geometry draw:mirror-horizontal="true" draw:mirror-vertical="false" svg:viewBox="0 0 21600 21600" draw:type="mso-spt32" draw:enhanced-path="M 0 0 L 21600 21600 N"/>
        </draw:custom-shape>
        <draw:custom-shape draw:name="Conector de seta reta 183" draw:style-name="gr4" draw:text-style-name="P9" draw:layer="layout" svg:width="1.19cm" svg:height="0.098cm" draw:transform="rotate (1.5707963267949) translate (4.564cm 2.381cm)">
          <text:p/>
          <draw:enhanced-geometry draw:mirror-horizontal="true" draw:mirror-vertical="false" svg:viewBox="0 0 21600 21600" draw:type="mso-spt32" draw:enhanced-path="M 0 0 L 21600 21600 N"/>
        </draw:custom-shape>
        <draw:custom-shape draw:name="Conector de seta reta 184" draw:style-name="gr4" draw:text-style-name="P9" draw:layer="layout" svg:width="1.19cm" svg:height="0.098cm" draw:transform="rotate (-1.5707963267949) translate (3.373cm 1.191cm)">
          <text:p/>
          <draw:enhanced-geometry draw:mirror-horizontal="false" draw:mirror-vertical="false" svg:viewBox="0 0 21600 21600" draw:type="mso-spt32" draw:enhanced-path="M 0 0 L 21600 21600 N"/>
        </draw:custom-shape>
        <draw:custom-shape draw:name="Conector de seta reta 185" draw:style-name="gr4" draw:text-style-name="P9" draw:layer="layout" svg:width="1.19cm" svg:height="0.098cm" draw:transform="rotate (-1.5707963267949) translate (1.984cm 1.191cm)">
          <text:p/>
          <draw:enhanced-geometry draw:mirror-horizontal="false" draw:mirror-vertical="false" svg:viewBox="0 0 21600 21600" draw:type="mso-spt32" draw:enhanced-path="M 0 0 L 21600 21600 N"/>
        </draw:custom-shape>
        <draw:line draw:name="Conector reto 186" draw:style-name="gr8" draw:text-style-name="P9" draw:layer="layout" svg:x1="9.524cm" svg:y1="8.571cm" svg:x2="8.532cm" svg:y2="8.566cm">
          <text:p/>
        </draw:line>
        <draw:custom-shape draw:name="Conector de seta reta 187" draw:style-name="gr4" draw:text-style-name="P9" draw:layer="layout" svg:width="0.991cm" svg:height="0.991cm" draw:transform="rotate (-1.5707963267949) translate (20.04cm 14.682cm)">
          <text:p/>
          <draw:enhanced-geometry draw:mirror-horizontal="true" draw:mirror-vertical="true" svg:viewBox="0 0 21600 21600" draw:type="mso-spt32" draw:enhanced-path="M 0 0 L 21600 21600 N"/>
        </draw:custom-shape>
        <draw:custom-shape draw:name="Conector de seta reta 188" draw:style-name="gr4" draw:text-style-name="P9" draw:layer="layout" svg:width="0.991cm" svg:height="0.003cm" draw:transform="rotate (-1.5707963267949) translate (21.233cm 14.685cm)">
          <text:p/>
          <draw:enhanced-geometry draw:mirror-horizontal="true" draw:mirror-vertical="true" svg:viewBox="0 0 21600 21600" draw:type="mso-spt32" draw:enhanced-path="M 0 0 L 21600 21600 N"/>
        </draw:custom-shape>
        <draw:custom-shape draw:name="Conector de seta reta 189" draw:style-name="gr4" draw:text-style-name="P9" draw:layer="layout" svg:width="0.991cm" svg:height="1.388cm" draw:transform="rotate (1.5707963267949) translate (22.424cm 15.675cm)">
          <text:p/>
          <draw:enhanced-geometry draw:mirror-horizontal="false" draw:mirror-vertical="true" svg:viewBox="0 0 21600 21600" draw:type="mso-spt32" draw:enhanced-path="M 0 0 L 21600 21600 N"/>
        </draw:custom-shape>
        <draw:g draw:name="Grupo 190">
          <draw:g draw:name="Grupo 193">
            <draw:custom-shape draw:name="Conector angulado 193" draw:style-name="gr6" draw:text-style-name="P9" draw:layer="layout" svg:width="13.855cm" svg:height="5.31cm" draw:transform="rotate (-3.14159265358979) translate (19.517cm 14.486cm)">
              <text:p/>
              <draw:enhanced-geometry draw:mirror-horizontal="false" draw:mirror-vertical="true" draw:text-areas="0 0 ?f2 ?f3" svg:viewBox="0 0 0 0" draw:type="ooxml-bentConnector3" draw:modifiers="289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92">
              <draw:custom-shape draw:name="Forma 195" draw:style-name="gr6" draw:text-style-name="P9" draw:layer="layout" svg:width="3.174cm" svg:height="1.983cm" svg:x="15.212cm" svg:y="14.486cm">
                <text:p/>
                <draw:enhanced-geometry draw:mirror-horizontal="false" draw:mirror-vertical="false" draw:text-areas="0 0 ?f4 ?f5" svg:viewBox="0 0 0 0" draw:type="ooxml-bentConnector4" draw:modifiers="34375 132000"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Forma 196" draw:style-name="gr6" draw:text-style-name="P9" draw:layer="layout" svg:width="2.777cm" svg:height="0.594cm" svg:x="18.455cm" svg:y="16.47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g>
          </draw:g>
          <draw:custom-shape draw:name="Forma 192" draw:style-name="gr6" draw:text-style-name="P9" draw:layer="layout" svg:width="12.25cm" svg:height="0.666cm" svg:x="6.945cm" svg:y="13.925cm">
            <text:p/>
            <draw:enhanced-geometry draw:mirror-horizontal="false" draw:mirror-vertical="false" draw:text-areas="0 0 ?f4 ?f5" svg:viewBox="0 0 0 0" draw:type="ooxml-bentConnector4" draw:modifiers="83145 19527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g>
        <draw:g draw:name="Grupo 197">
          <draw:custom-shape draw:name="Forma 127" draw:style-name="gr6" draw:text-style-name="P9" draw:layer="layout" svg:width="1.75cm" svg:height="1.157cm" draw:transform="rotate (-1.5707963267949) translate (6.817cm 11.148cm)">
            <text:p/>
            <draw:enhanced-geometry draw:mirror-horizontal="false" draw:mirror-vertical="false" draw:text-areas="0 0 ?f2 ?f3" svg:viewBox="0 0 0 0" draw:type="ooxml-bentConnector3" draw:modifiers="9957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148">
            <draw:custom-shape draw:name="Conector de seta reta 200" draw:style-name="gr6" draw:text-style-name="P9" draw:layer="layout" svg:width="3.606cm" svg:height="1.245cm" draw:transform="rotate (-1.5707963267949) translate (9.38cm 6.315cm)">
              <text:p/>
              <draw:enhanced-geometry draw:mirror-horizontal="false" draw:mirror-vertical="false" svg:viewBox="0 0 21600 21600" draw:type="mso-spt32" draw:enhanced-path="M 0 0 L 21600 21600 N"/>
            </draw:custom-shape>
            <draw:custom-shape draw:name="Conector angulado 140" draw:style-name="gr6" draw:text-style-name="P9" draw:layer="layout" svg:width="5.38cm" svg:height="3.863cm" draw:transform="rotate (-1.5707963267949) translate (9.523cm 8.53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g>
        </draw:g>
        <draw:custom-shape draw:name="Trapezóide 202" draw:style-name="gr5" draw:text-style-name="P8" draw:layer="layout" svg:width="2.182cm" svg:height="0.474cm" svg:x="10.716cm" svg:y="9.723cm">
          <text:p text:style-name="P3"><text:span text:style-name="T1"/></text:p>
          <draw:enhanced-geometry draw:mirror-horizontal="false" draw:mirror-vertical="false" draw:text-areas="?f8 ?f10 ?f11 ?f14" svg:viewBox="0 0 0 0" draw:type="ooxml-trapezoid" draw:modifiers="2873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Forma 203" draw:style-name="gr4" draw:text-style-name="P9" draw:layer="layout" svg:width="3.075cm" svg:height="0.517cm" svg:x="8.136cm" svg:y="10.196cm">
          <text:p/>
          <draw:enhanced-geometry draw:mirror-horizontal="fals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Forma 204" draw:style-name="gr4" draw:text-style-name="P9" draw:layer="layout" svg:width="3.075cm" svg:height="0.517cm" svg:x="12.4cm" svg:y="10.196cm">
          <text:p/>
          <draw:enhanced-geometry draw:mirror-horizontal="true" draw:mirror-vertical="true" draw:text-areas="0 0 ?f0 ?f1" svg:viewBox="0 0 0 0" draw:type="ooxml-bentConnector2" draw:enhanced-path="M 0 0 L ?f0 0 ?f0 ?f1 F N">
            <draw:equation draw:name="f0" draw:formula="logwidth"/>
            <draw:equation draw:name="f1" draw:formula="logheight"/>
          </draw:enhanced-geometry>
        </draw:custom-shape>
        <draw:line draw:name="Conector reto 205" draw:style-name="gr8" draw:text-style-name="P9" draw:layer="layout" svg:x1="11.804cm" svg:y1="9.725cm" svg:x2="11.809cm" svg:y2="9.13cm">
          <text:p/>
        </draw:line>
        <draw:custom-shape draw:name="Conector angulado 232" draw:style-name="gr4" draw:text-style-name="P9" draw:layer="layout" svg:width="20.953cm" svg:height="2.376cm" svg:x="0.326cm" svg:y="0.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onector de seta reta 207" draw:style-name="gr4" draw:text-style-name="P9" draw:layer="layout" svg:width="2.777cm" svg:height="0.003cm" draw:transform="rotate (-1.5707963267949) translate (15.875cm 6.35cm)">
          <text:p/>
          <draw:enhanced-geometry draw:mirror-horizontal="true" draw:mirror-vertical="true" svg:viewBox="0 0 21600 21600" draw:type="mso-spt32" draw:enhanced-path="M 0 0 L 21600 21600 N"/>
        </draw:custom-shape>
        <draw:custom-shape draw:name="Conector angulado 208" draw:style-name="gr4" draw:text-style-name="P9" draw:layer="layout" svg:width="3.372cm" svg:height="2.511cm" draw:transform="rotate (-3.14159265358979) translate (11.906cm 10.447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de seta reta 209" draw:style-name="gr4" draw:text-style-name="P9" draw:layer="layout" svg:width="1.19cm" svg:height="1.19cm" draw:transform="rotate (-1.5707963267949) translate (11.708cm 4.564cm)">
          <text:p/>
          <draw:enhanced-geometry draw:mirror-horizontal="false" draw:mirror-vertical="false" svg:viewBox="0 0 21600 21600" draw:type="mso-spt32" draw:enhanced-path="M 0 0 L 21600 21600 N"/>
        </draw:custom-shape>
        <draw:custom-shape draw:name="CaixaDeTexto 210" draw:style-name="gr9" draw:text-style-name="P8" draw:layer="layout" svg:width="1.934cm" svg:height="0.843cm" svg:x="11.317cm" svg:y="3.969cm">
          <text:p text:style-name="P10"><text:span text:style-name="T1">“</text:span><text:span text:style-name="T1">0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11">
          <draw:custom-shape draw:name="Forma 212" draw:style-name="gr6" draw:text-style-name="P9" draw:layer="layout" svg:width="12.104cm" svg:height="0.022cm" draw:transform="rotate (-1.5707963267949) translate (22.05cm 3.175cm)">
            <text:p/>
            <draw:enhanced-geometry draw:mirror-horizontal="true" draw:mirror-vertical="true" draw:text-areas="0 0 ?f6 ?f7" svg:viewBox="0 0 0 0" draw:type="ooxml-bentConnector5" draw:modifiers="-456 9484153 10748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line draw:name="Conector reto 213" draw:style-name="gr10" draw:text-style-name="P9" draw:layer="layout" svg:x1="22.026cm" svg:y1="15.351cm" svg:x2="21.232cm" svg:y2="15.347cm">
            <text:p/>
          </draw:line>
        </draw:g>
        <draw:custom-shape draw:name="Retângulo 214" draw:style-name="gr3" draw:text-style-name="P8" draw:layer="layout" svg:width="2.976cm" svg:height="0.793cm" svg:x="8.828cm" svg:y="14.752cm">
          <text:p text:style-name="P3"><text:span text:style-name="T1">TECL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15" draw:style-name="gr4" draw:text-style-name="P9" draw:layer="layout" svg:width="3.174cm" svg:height="0.003cm" draw:transform="rotate (-3.14159265358979) translate (8.828cm 15.153cm)">
          <text:p/>
          <draw:enhanced-geometry draw:mirror-horizontal="false" draw:mirror-vertical="false" svg:viewBox="0 0 21600 21600" draw:type="mso-spt32" draw:enhanced-path="M 0 0 L 21600 21600 N"/>
        </draw:custom-shape>
        <draw:custom-shape draw:name="Retângulo 216" draw:style-name="gr3" draw:text-style-name="P8" draw:layer="layout" svg:width="2.182cm" svg:height="5.158cm" svg:x="1.389cm" svg:y="7.144cm">
          <text:p text:style-name="P3"><text:span text:style-name="T1">VIDEO</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7" draw:style-name="gr3" draw:text-style-name="P8" draw:layer="layout" svg:width="1.587cm" svg:height="0.793cm" svg:x="1.604cm" svg:y="9.128cm">
          <text:p text:style-name="P3"><text:span text:style-name="T1">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18" draw:style-name="gr3" draw:text-style-name="P8" draw:layer="layout" svg:width="1.587cm" svg:height="0.793cm" svg:x="1.604cm" svg:y="8.083cm">
          <text:p text:style-name="P3"><text:span text:style-name="T5">CH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219" draw:style-name="gr4" draw:text-style-name="P9" draw:layer="layout" svg:width="5.34cm" svg:height="0.991cm" draw:transform="rotate (-3.14159265358979) translate (8.533cm 9.523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220" draw:style-name="gr4" draw:text-style-name="P9" draw:layer="layout" svg:width="1.768cm" svg:height="1.534cm" draw:transform="rotate (-3.14159265358979) translate (4.961cm 8.48cm)">
          <text:p/>
          <draw:enhanced-geometry draw:mirror-horizontal="false" draw:mirror-vertical="true" draw:text-areas="0 0 ?f2 ?f3" svg:viewBox="0 0 0 0" draw:type="ooxml-bentConnector3" draw:modifiers="672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Grupo 221">
          <draw:g draw:name="Grupo 350">
            <draw:custom-shape draw:name="Elipse 231" draw:style-name="gr11" draw:text-style-name="P8" draw:layer="layout" svg:width="0.27cm" svg:height="0.27cm" svg:x="11.787cm" svg:y="6.685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2" draw:style-name="gr11" draw:text-style-name="P8" draw:layer="layout" svg:width="0.27cm" svg:height="0.27cm" svg:x="11.771cm" svg:y="7.768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3" draw:style-name="gr11" draw:text-style-name="P8" draw:layer="layout" svg:width="0.27cm" svg:height="0.27cm" svg:x="8.503cm" svg:y="8.404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4" draw:style-name="gr11" draw:text-style-name="P8" draw:layer="layout" svg:width="0.27cm" svg:height="0.27cm" svg:x="3.673cm" svg:y="6.787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5" draw:style-name="gr11" draw:text-style-name="P8" draw:layer="layout" svg:width="0.27cm" svg:height="0.27cm" svg:x="4.695cm" svg:y="6.815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6" draw:style-name="gr11" draw:text-style-name="P8" draw:layer="layout" svg:width="0.27cm" svg:height="0.27cm" svg:x="9.399cm" svg:y="13.76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7" draw:style-name="gr11" draw:text-style-name="P8" draw:layer="layout" svg:width="0.27cm" svg:height="0.27cm" svg:x="15.436cm" svg:y="14.348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8" draw:style-name="gr11" draw:text-style-name="P8" draw:layer="layout" svg:width="0.27cm" svg:height="0.27cm" svg:x="18.256cm" svg:y="16.867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9" draw:style-name="gr11" draw:text-style-name="P8" draw:layer="layout" svg:width="0.27cm" svg:height="0.27cm" svg:x="21.102cm" svg:y="15.207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0" draw:style-name="gr11" draw:text-style-name="P8" draw:layer="layout" svg:width="0.27cm" svg:height="0.27cm" svg:x="15.372cm" svg:y="10.517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41" draw:style-name="gr11" draw:text-style-name="P8" draw:layer="layout" svg:width="0.27cm" svg:height="0.27cm" svg:x="15.761cm" svg:y="9.031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50" draw:style-name="gr11" draw:text-style-name="P8" draw:layer="layout" svg:width="0.27cm" svg:height="0.27cm" svg:x="22.82cm" svg:y="14.883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61" draw:style-name="gr11" draw:text-style-name="P8" draw:layer="layout" svg:width="0.27cm" svg:height="0.27cm" svg:x="0.198cm" svg:y="6.747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ipse 223" draw:style-name="gr11" draw:text-style-name="P8" draw:layer="layout" svg:width="0.27cm" svg:height="0.27cm" svg:x="1.878cm" svg:y="1.084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4" draw:style-name="gr11" draw:text-style-name="P8" draw:layer="layout" svg:width="0.27cm" svg:height="0.27cm" svg:x="3.277cm" svg:y="1.084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5" draw:style-name="gr11" draw:text-style-name="P8" draw:layer="layout" svg:width="0.27cm" svg:height="0.27cm" svg:x="4.453cm" svg:y="1.067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6" draw:style-name="gr11" draw:text-style-name="P8" draw:layer="layout" svg:width="0.27cm" svg:height="0.27cm" svg:x="5.851cm" svg:y="1.067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7" draw:style-name="gr11" draw:text-style-name="P8" draw:layer="layout" svg:width="0.27cm" svg:height="0.27cm" svg:x="7.45cm" svg:y="1.084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8" draw:style-name="gr11" draw:text-style-name="P8" draw:layer="layout" svg:width="0.27cm" svg:height="0.27cm" svg:x="8.679cm" svg:y="1.084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29" draw:style-name="gr11" draw:text-style-name="P8" draw:layer="layout" svg:width="0.27cm" svg:height="0.27cm" svg:x="10.041cm" svg:y="1.101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230" draw:style-name="gr11" draw:text-style-name="P8" draw:layer="layout" svg:width="0.27cm" svg:height="0.27cm" svg:x="11.541cm" svg:y="1.101cm">
            <text:p text:style-name="P3"><text:span text:style-name="T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242" draw:style-name="gr9" draw:text-style-name="P8" draw:layer="layout" svg:width="1.189cm" svg:height="0.843cm" svg:x="4.067cm" svg:y="5.489cm">
          <text:p text:style-name="P10"><text:span text:style-name="T1">M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3" draw:style-name="gr9" draw:text-style-name="P8" draw:layer="layout" svg:width="1.189cm" svg:height="0.843cm" svg:x="8.862cm" svg:y="5.489cm">
          <text:p text:style-name="P10"><text:span text:style-name="T1">M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4" draw:style-name="gr9" draw:text-style-name="P8" draw:layer="layout" svg:width="1.189cm" svg:height="0.843cm" svg:x="20.685cm" svg:y="2.977cm">
          <text:p text:style-name="P10"><text:span text:style-name="T1">M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45" draw:style-name="gr9" draw:text-style-name="P8" draw:layer="layout" svg:width="1.091cm" svg:height="0.758cm" svg:x="11.182cm" svg:y="9.559cm">
          <text:p text:style-name="P10"><text:span text:style-name="T6">M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angulado 155" draw:style-name="gr7" draw:text-style-name="P9" draw:layer="layout" svg:width="6.321cm" svg:height="3.346cm" draw:transform="rotate (1.5707963267949) translate (0.326cm 6.922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Conector angulado 247" draw:style-name="gr7" draw:text-style-name="P9" draw:layer="layout" svg:width="9.348cm" svg:height="1.75cm" draw:transform="rotate (-3.14159265358979) translate (11.906cm 8.334cm)">
          <text:p/>
          <draw:enhanced-geometry draw:mirror-horizontal="false" draw:mirror-vertical="false" draw:text-areas="0 0 ?f2 ?f3" svg:viewBox="0 0 0 0" draw:type="ooxml-bentConnector3" draw:modifiers="1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Forma 236" draw:style-name="gr4" draw:text-style-name="P9" draw:layer="layout" svg:width="1.983cm" svg:height="0.991cm" svg:x="11.906cm" svg:y="5.753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onector angulado 155" draw:style-name="gr12" draw:text-style-name="P9" draw:layer="layout" svg:width="1.026cm" svg:height="1.013cm" draw:transform="rotate (-1.5707963267949) translate (3.572cm 5.556cm)">
          <text:p/>
          <draw:enhanced-geometry draw:mirror-horizontal="false" draw:mirror-vertical="false" draw:text-areas="0 0 ?f2 ?f3" svg:viewBox="0 0 0 0" draw:type="ooxml-bentConnector3" draw:modifiers="-324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aixaDeTexto 121" draw:style-name="gr9" draw:text-style-name="P8" draw:layer="layout" svg:width="1.599cm" svg:height="0.843cm" svg:x="17.074cm" svg:y="8.334cm">
          <text:p text:style-name="P10"><text:span text:style-name="T1">M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22" draw:style-name="gr9" draw:text-style-name="P8" draw:layer="layout" svg:width="1.964cm" svg:height="0.843cm" svg:x="9.531cm" svg:y="10.716cm">
          <text:p text:style-name="P10"><text:span text:style-name="T1">auxF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126" draw:style-name="gr4" draw:text-style-name="P9" draw:layer="layout" svg:width="17.263cm" svg:height="0.003cm" draw:transform="rotate (-3.14159265358979) translate (23.019cm 13.498cm)">
          <text:p/>
          <draw:enhanced-geometry draw:mirror-horizontal="false" draw:mirror-vertical="false" svg:viewBox="0 0 21600 21600" draw:type="mso-spt32" draw:enhanced-path="M 0 0 L 21600 21600 N"/>
        </draw:custom-shape>
        <draw:custom-shape draw:name="Conector de seta reta 129" draw:style-name="gr7" draw:text-style-name="P9" draw:layer="layout" svg:width="1.587cm" svg:height="0.003cm" draw:transform="rotate (-1.5707963267949) translate (23.021cm 13.492cm)">
          <text:p/>
          <draw:enhanced-geometry draw:mirror-horizontal="true" draw:mirror-vertical="true" svg:viewBox="0 0 21600 21600" draw:type="mso-spt32" draw:enhanced-path="M 0 0 L 21600 21600 N"/>
        </draw:custom-shape>
        <draw:custom-shape draw:name="Conector de seta reta 252" draw:style-name="gr4" draw:text-style-name="P9" draw:layer="layout" svg:width="1.19cm" svg:height="0.003cm" draw:transform="rotate (-1.5707963267949) translate (23.813cm 16.473cm)">
          <text:p/>
          <draw:enhanced-geometry draw:mirror-horizontal="true" draw:mirror-vertical="true" svg:viewBox="0 0 21600 21600" draw:type="mso-spt32" draw:enhanced-path="M 0 0 L 21600 21600 N"/>
        </draw:custom-shape>
        <draw:custom-shape draw:name="Conector de seta reta 251" draw:style-name="gr4" draw:text-style-name="P9" draw:layer="layout" svg:width="6.724cm" svg:height="0.001cm" svg:x="17.09cm" svg:y="17.663cm">
          <text:p/>
          <draw:enhanced-geometry draw:mirror-horizontal="false" draw:mirror-vertical="false" svg:viewBox="0 0 21600 21600" draw:type="mso-spt32" draw:enhanced-path="M 0 0 L 21600 21600 N"/>
        </draw:custom-shape>
        <draw:custom-shape draw:name="Conector de seta reta 253" draw:style-name="gr4" draw:text-style-name="P9" draw:layer="layout" svg:width="0.023cm" svg:height="2.455cm" svg:x="17.064cm" svg:y="15.207cm">
          <text:p/>
          <draw:enhanced-geometry draw:mirror-horizontal="true" draw:mirror-vertical="false" svg:viewBox="0 0 21600 21600" draw:type="mso-spt32" draw:enhanced-path="M 0 0 L 21600 21600 N"/>
        </draw:custom-shap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Conjunto de registradores do uP ICMC" draw:style-name="dp1" draw:master-page-name="Título_20_e_20_tabela" presentation:presentation-page-layout-name="AL3T8">
        <draw:frame draw:name="Espaço Reservado para Data 3" presentation:style-name="pr7"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5" presentation:style-name="pr7"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8" draw:text-style-name="P4" draw:layer="layout" svg:width="22.797cm" svg:height="2.001cm" svg:x="1.301cm" svg:y="1.266cm" presentation:class="title" presentation:user-transformed="true">
          <draw:text-box>
            <text:p text:style-name="P3"><text:span text:style-name="T2">Conjunto de registradores do uP ICMC</text:span></text:p>
          </draw:text-box>
        </draw:frame>
        <draw:custom-shape draw:name="Rectangle 3" draw:style-name="gr13" draw:text-style-name="P8" draw:layer="layout" svg:width="22.436cm" svg:height="14.392cm" svg:x="1.905cm" svg:y="3.3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oup 88" draw:style-name="standard" draw:layer="layout" svg:width="22.801cm" svg:height="7.703cm" svg:x="1.499cm" svg:y="4.926cm">
          <table:table>
            <table:table-column table:style-name="co1"/>
            <table:table-column table:style-name="co2"/>
            <table:table-column table:style-name="co3"/>
            <table:table-row table:style-name="ro1" table:default-cell-style-name="ce1">
              <table:table-cell>
                <text:p text:style-name="P11"><text:span text:style-name="T7">Nome</text:span></text:p>
              </table:table-cell>
              <table:table-cell>
                <text:p text:style-name="P11"><text:span text:style-name="T7">Qtde</text:span></text:p>
              </table:table-cell>
              <table:table-cell>
                <text:p text:style-name="P11"><text:span text:style-name="T7">Finalidade</text:span></text:p>
              </table:table-cell>
            </table:table-row>
            <table:table-row table:style-name="ro2" table:default-cell-style-name="ce2">
              <table:table-cell>
                <text:p text:style-name="P11"><text:span text:style-name="T8">R</text:span><text:span text:style-name="T9">n</text:span></text:p>
              </table:table-cell>
              <table:table-cell>
                <text:p text:style-name="P11"><text:span text:style-name="T10">0-7</text:span></text:p>
              </table:table-cell>
              <table:table-cell>
                <text:p text:style-name="P11"><text:span text:style-name="T11">Registradores de propósito geral</text:span></text:p>
              </table:table-cell>
            </table:table-row>
            <table:table-row table:style-name="ro3" table:default-cell-style-name="ce2">
              <table:table-cell>
                <text:p text:style-name="P11"><text:span text:style-name="T8">FR</text:span></text:p>
              </table:table-cell>
              <table:table-cell>
                <text:p text:style-name="P11"><text:span text:style-name="T11">1</text:span></text:p>
              </table:table-cell>
              <table:table-cell>
                <text:p text:style-name="P11"><text:span text:style-name="T11">Flag Register</text:span></text:p>
              </table:table-cell>
            </table:table-row>
            <table:table-row table:style-name="ro3" table:default-cell-style-name="ce2">
              <table:table-cell>
                <text:p text:style-name="P11"><text:span text:style-name="T8">SP</text:span></text:p>
              </table:table-cell>
              <table:table-cell>
                <text:p text:style-name="P11"><text:span text:style-name="T11">1</text:span></text:p>
              </table:table-cell>
              <table:table-cell>
                <text:p text:style-name="P11"><text:span text:style-name="T11">Ponteiro da pilha</text:span></text:p>
              </table:table-cell>
            </table:table-row>
            <table:table-row table:style-name="ro3" table:default-cell-style-name="ce2">
              <table:table-cell>
                <text:p text:style-name="P11"><text:span text:style-name="T8">PC</text:span></text:p>
              </table:table-cell>
              <table:table-cell>
                <text:p text:style-name="P11"><text:span text:style-name="T11">1</text:span></text:p>
              </table:table-cell>
              <table:table-cell>
                <text:p text:style-name="P11"><text:span text:style-name="T11">Contador de programa</text:span></text:p>
              </table:table-cell>
            </table:table-row>
            <table:table-row table:style-name="ro3" table:default-cell-style-name="ce2">
              <table:table-cell>
                <text:p text:style-name="P11"><text:span text:style-name="T8">IR (interno)</text:span></text:p>
              </table:table-cell>
              <table:table-cell>
                <text:p text:style-name="P11"><text:span text:style-name="T11">1</text:span></text:p>
              </table:table-cell>
              <table:table-cell>
                <text:p text:style-name="P11"><text:span text:style-name="T11">Registrador de instruções</text:span></text:p>
              </table:table-cell>
            </table:table-row>
            <table:table-row table:style-name="ro4" table:default-cell-style-name="ce2">
              <table:table-cell>
                <text:p text:style-name="P11"><text:span text:style-name="T8">MAR (interno)</text:span></text:p>
              </table:table-cell>
              <table:table-cell>
                <text:p text:style-name="P11"><text:span text:style-name="T11">1</text:span></text:p>
              </table:table-cell>
              <table:table-cell>
                <text:p text:style-name="P11"><text:span text:style-name="T11">Registrador de endereço de memória</text:span></text:p>
              </table:table-cell>
            </table:table-row>
          </table:table>
          <draw:image xlink:href="Pictures/TablePreview1.svm" xlink:type="simple" xlink:show="embed" xlink:actuate="onLoad"/>
        </draw:frame>
        <draw:custom-shape draw:name="Rectangle 5" draw:style-name="gr14" draw:text-style-name="P6" draw:layer="layout" svg:width="17.779cm" svg:height="4.129cm" svg:x="3.7cm" svg:y="13.125cm">
          <text:list text:style-name="L9">
            <text:list-item>
              <text:p text:style-name="P12"><text:span text:style-name="T3">Arquitetura RISC do tipo Load/Store</text:span></text:p>
            </text:list-item>
            <text:list-item>
              <text:p text:style-name="P12"><text:span text:style-name="T3">Operações de Reg. para Reg.</text:span></text:p>
            </text:list-item>
          </text:list>
          <text:p text:style-name="P12"><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Rectangle 7" presentation:style-name="pr9" draw:text-style-name="P14" draw:layer="layout" svg:width="8.545cm" svg:height="1.419cm" svg:x="11.17cm" svg:y="27.005cm" presentation:class="page-number" presentation:user-transformed="true">
            <draw:text-box>
              <text:p text:style-name="P13"><text:span text:style-name="T12"><text:page-number>&lt;número&gt;</text:page-number></text:span></text:p>
            </draw:text-box>
          </draw:frame>
          <draw:page-thumbnail draw:name="Rectangle 2" draw:style-name="gr2" draw:layer="layout" svg:width="14.212cm" svg:height="10.657cm" svg:x="2.756cm" svg:y="2.134cm" draw:page-number="3" presentation:class="page"/>
          <draw:frame draw:name="Rectangle 3" presentation:style-name="pr10" draw:text-style-name="P15" draw:layer="layout" svg:width="14.463cm" svg:height="12.792cm" svg:x="2.628cm" svg:y="13.503cm" presentation:class="notes" presentation:placeholder="true" presentation:user-transformed="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7" presentation:style-name="pr11" draw:text-style-name="P2" draw:layer="layout" svg:width="5.926cm" svg:height="1.322cm" svg:x="20.783cm" svg:y="17.72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01cm" svg:y="3.656cm" presentation:class="outline" presentation:user-transformed="true">
          <draw:text-box>
            <text:p text:style-name="P16"><text:span text:style-name="T13"/></text:p>
            <text:list text:style-name="L11">
              <text:list-item>
                <text:p text:style-name="P16"><text:span text:style-name="T13">Manipulação de Dados</text:span></text:p>
              </text:list-item>
            </text:list>
            <text:list text:style-name="L12">
              <text:list-item>
                <text:list>
                  <text:list-item>
                    <text:p text:style-name="P17"><text:span text:style-name="T11">op = opcode </text:span></text:p>
                  </text:list-item>
                  <text:list-item>
                    <text:p text:style-name="P17"><text:span text:style-name="T11">rx, ry, rz: registradores</text:span></text:p>
                  </text:list-item>
                  <text:list-item>
                    <text:p text:style-name="P17"><text:span text:style-name="T11">c: uso do bit de carry</text:span></text:p>
                  </text:list-item>
                </text:list>
              </text:list-item>
            </text:list>
            <text:list text:style-name="L13">
              <text:list-item>
                <text:list>
                  <text:list-item>
                    <text:list>
                      <text:list-item>
                        <text:p text:style-name="P18"><text:span text:style-name="T14">Direto:</text:span></text:p>
                      </text:list-item>
                    </text:list>
                  </text:list-item>
                </text:list>
              </text:list-item>
            </text:list>
            <text:p text:style-name="P19"><text:span text:style-name="T14"/></text:p>
            <text:p text:style-name="P19"><text:span text:style-name="T14"/></text:p>
            <text:p text:style-name="P19"><text:span text:style-name="T14"/></text:p>
            <text:list text:continue-numbering="true" text:style-name="L13">
              <text:list-item>
                <text:list>
                  <text:list-item>
                    <text:list>
                      <text:list-item>
                        <text:p text:style-name="P18"><text:span text:style-name="T14">Imediato:</text:span></text:p>
                      </text:list-item>
                    </text:list>
                  </text:list-item>
                </text:list>
              </text:list-item>
            </text:list>
            <text:p text:style-name="P19"><text:span text:style-name="T14"/></text:p>
            <text:p text:style-name="P19"><text:span text:style-name="T14"/></text:p>
            <text:p text:style-name="P19"><text:span text:style-name="T14"/></text:p>
            <text:list text:continue-numbering="true" text:style-name="L13">
              <text:list-item>
                <text:list>
                  <text:list-item>
                    <text:list>
                      <text:list-item>
                        <text:p text:style-name="P18"><text:span text:style-name="T14">Indexado</text:span></text:p>
                      </text:list-item>
                    </text:list>
                  </text:list-item>
                </text:list>
              </text:list-item>
            </text:list>
            <text:p text:style-name="P20"><text:span text:style-name="T14"><text:s text:c="4"/></text:span><text:span text:style-name="T14">Registrador</text:span></text:p>
          </draw:text-box>
        </draw:frame>
        <draw:frame draw:name="Group 166" draw:style-name="standard" draw:layer="layout" svg:width="10.176cm" svg:height="2.538cm" svg:x="10.12cm" svg:y="9.177cm">
          <table:table>
            <table:table-column table:style-name="co4"/>
            <table:table-column table:style-name="co5"/>
            <table:table-column table:style-name="co6"/>
            <table:table-row table:style-name="ro5" table:default-cell-style-name="ce4">
              <table:table-cell table:style-name="ce3">
                <text:p text:style-name="P21"><text:span text:style-name="T13"><text:s text:c="3"/></text:span><text:span text:style-name="T13">op</text:span></text:p>
              </table:table-cell>
              <table:table-cell>
                <text:p text:style-name="P21"><text:span text:style-name="T13"><text:s text:c="2"/></text:span><text:span text:style-name="T13">rx</text:span></text:p>
              </table:table-cell>
              <table:table-cell>
                <text:p text:style-name="P21"><text:span text:style-name="T13"><text:s/></text:span></text:p>
              </table:table-cell>
            </table:table-row>
            <table:table-row table:style-name="ro6" table:default-cell-style-name="ce5">
              <table:table-cell table:style-name="ce3" table:number-columns-spanned="3">
                <text:p text:style-name="P21"><text:span text:style-name="T13"><text:s text:c="13"/></text:span><text:span text:style-name="T13">Endereço</text:span></text:p>
              </table:table-cell>
              <table:covered-table-cell/>
              <table:covered-table-cell/>
            </table:table-row>
          </table:table>
          <draw:image xlink:href="Pictures/TablePreview2.svm" xlink:type="simple" xlink:show="embed" xlink:actuate="onLoad"/>
        </draw:frame>
        <draw:g draw:name="Group 173">
          <draw:custom-shape draw:name="Text Box 167" draw:style-name="gr15" draw:text-style-name="P8" draw:layer="layout" svg:width="1.689cm" svg:height="0.843cm" svg:x="11.033cm" svg:y="8.352cm">
            <text:p text:style-name="P10"><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14.023cm" svg:y="8.334cm">
            <text:p text:style-name="P10"><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8" draw:layer="layout" svg:width="0.511cm" svg:height="0.854cm" svg:x="17.454cm" svg:y="8.423cm">
            <text:p text:style-name="P10"><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8" draw:layer="layout" svg:width="1.693cm" svg:height="0.843cm" svg:x="17.387cm" svg:y="8.334cm">
            <text:p text:style-name="P10"><text:span text:style-name="T1">7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10.176cm" svg:height="1.27cm" svg:x="10.041cm" svg:y="16.47cm">
          <table:table>
            <table:table-column table:style-name="co4"/>
            <table:table-column table:style-name="co5"/>
            <table:table-column table:style-name="co7"/>
            <table:table-column table:style-name="co8"/>
            <table:table-row table:style-name="ro7" table:default-cell-style-name="ce4">
              <table:table-cell table:style-name="ce3">
                <text:p text:style-name="P21"><text:span text:style-name="T13"><text:s text:c="3"/></text:span><text:span text:style-name="T13">op</text:span></text:p>
              </table:table-cell>
              <table:table-cell>
                <text:p text:style-name="P21"><text:span text:style-name="T13"><text:s text:c="2"/></text:span><text:span text:style-name="T13">rx</text:span></text:p>
              </table:table-cell>
              <table:table-cell>
                <text:p text:style-name="P21"><text:span text:style-name="T13"><text:s/></text:span><text:span text:style-name="T13">ry</text:span></text:p>
              </table:table-cell>
              <table:table-cell/>
            </table:table-row>
          </table:table>
          <draw:image xlink:href="Pictures/TablePreview3.svm" xlink:type="simple" xlink:show="embed" xlink:actuate="onLoad"/>
        </draw:frame>
        <draw:g draw:name="Group 173">
          <draw:custom-shape draw:name="Text Box 167" draw:style-name="gr15" draw:text-style-name="P8" draw:layer="layout" svg:width="1.689cm" svg:height="0.843cm" svg:x="10.835cm" svg:y="15.694cm">
            <text:p text:style-name="P10"><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13.824cm" svg:y="15.677cm">
            <text:p text:style-name="P10"><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8" draw:layer="layout" svg:width="1.689cm" svg:height="0.843cm" svg:x="16.007cm" svg:y="15.677cm">
            <text:p text:style-name="P10"><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8" draw:layer="layout" svg:width="0.511cm" svg:height="0.854cm" svg:x="17.255cm" svg:y="15.765cm">
            <text:p text:style-name="P10"><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8" draw:layer="layout" svg:width="1.693cm" svg:height="0.843cm" svg:x="18.393cm" svg:y="15.677cm">
            <text:p text:style-name="P10"><text:span text:style-name="T1">4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paço Reservado para Conteúdo 40" presentation:style-name="pr13" draw:text-style-name="P6" draw:layer="layout" svg:width="11.217cm" svg:height="6.587cm" svg:x="14.252cm" svg:y="10.667cm" presentation:class="outline" presentation:user-transformed="true">
          <draw:text-box>
            <text:list text:style-name="L11">
              <text:list-item>
                <text:p text:style-name="P22"><text:span text:style-name="T3"><text:s/></text:span></text:p>
              </text:list-item>
            </text:list>
          </draw:text-box>
        </draw:frame>
        <draw:frame draw:name="Group 166" draw:style-name="standard" draw:layer="layout" svg:width="10.176cm" svg:height="2.538cm" svg:x="10.041cm" svg:y="13.097cm">
          <table:table>
            <table:table-column table:style-name="co4"/>
            <table:table-column table:style-name="co5"/>
            <table:table-column table:style-name="co6"/>
            <table:table-row table:style-name="ro5" table:default-cell-style-name="ce4">
              <table:table-cell table:style-name="ce3">
                <text:p text:style-name="P21"><text:span text:style-name="T13"><text:s text:c="3"/></text:span><text:span text:style-name="T13">op</text:span></text:p>
              </table:table-cell>
              <table:table-cell>
                <text:p text:style-name="P21"><text:span text:style-name="T13"><text:s text:c="2"/></text:span><text:span text:style-name="T13">rx</text:span></text:p>
              </table:table-cell>
              <table:table-cell>
                <text:p text:style-name="P21"><text:span text:style-name="T13"><text:s/></text:span></text:p>
              </table:table-cell>
            </table:table-row>
            <table:table-row table:style-name="ro6" table:default-cell-style-name="ce5">
              <table:table-cell table:style-name="ce3" table:number-columns-spanned="3">
                <text:p text:style-name="P21"><text:span text:style-name="T13"><text:s text:c="13"/></text:span><text:span text:style-name="T13">Número</text:span></text:p>
              </table:table-cell>
              <table:covered-table-cell/>
              <table:covered-table-cell/>
            </table:table-row>
          </table:table>
          <draw:image xlink:href="Pictures/TablePreview4.svm" xlink:type="simple" xlink:show="embed" xlink:actuate="onLoad"/>
        </draw:frame>
        <draw:g draw:name="Group 173">
          <draw:custom-shape draw:name="Text Box 167" draw:style-name="gr15" draw:text-style-name="P8" draw:layer="layout" svg:width="1.689cm" svg:height="0.843cm" svg:x="10.954cm" svg:y="12.272cm">
            <text:p text:style-name="P10"><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13.944cm" svg:y="12.255cm">
            <text:p text:style-name="P10"><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6" draw:text-style-name="P8" draw:layer="layout" svg:width="0.511cm" svg:height="0.854cm" svg:x="17.374cm" svg:y="12.343cm">
            <text:p text:style-name="P10"><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8" draw:layer="layout" svg:width="1.693cm" svg:height="0.843cm" svg:x="17.189cm" svg:y="12.303cm">
            <text:p text:style-name="P10"><text:span text:style-name="T1">7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4" presentation:class="page"/>
          <draw:frame presentation:style-name="pr14" draw:layer="layout" svg:width="16.799cm" svg:height="13.364cm" svg:x="2.1cm" svg:y="14.107cm" presentation:class="notes" presentation:placeholder="true">
            <draw:text-box/>
          </draw:frame>
        </presentation:notes>
      </draw:page>
      <draw:page draw:name="Instruções de manipulação de dado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de manipulação de dados</text:span></text:p>
          </draw:text-box>
        </draw:frame>
        <draw:frame draw:name="Rectangle 3" presentation:style-name="pr16" draw:text-style-name="P6" draw:layer="layout" svg:width="22.859cm" svg:height="13.599cm" svg:x="1.301cm" svg:y="3.656cm" presentation:class="outline" presentation:user-transformed="true">
          <draw:text-box>
            <text:p text:style-name="P23"><text:span text:style-name="T15">Direto</text:span></text:p>
            <text:p text:style-name="P24"><text:span text:style-name="T14"><text:tab/></text:span><text:span text:style-name="T14">STORE END, RX </text:span><text:span text:style-name="T14"><text:tab/></text:span><text:span text:style-name="T14">MEM(END) &lt;- RX</text:span><text:span text:style-name="T14"><text:tab/></text:span><text:span text:style-name="T14"> </text:span><text:span text:style-name="T14"><text:tab/></text:span><text:span text:style-name="T14">110001 | RX | xxx | xxx | x</text:span></text:p>
            <text:p text:style-name="P24"><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4"><text:span text:style-name="T14"><text:tab/></text:span><text:span text:style-name="T14">LOAD RX, END</text:span><text:span text:style-name="T14"><text:tab/></text:span><text:span text:style-name="T14"><text:tab/></text:span><text:span text:style-name="T14">RX &lt;- MEM(END)</text:span><text:span text:style-name="T14"><text:tab/></text:span><text:span text:style-name="T14"><text:tab/></text:span><text:span text:style-name="T14">110000 | RX | xxx | xxx | x</text:span></text:p>
            <text:p text:style-name="P24"><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p>
            <text:p text:style-name="P23"><text:span text:style-name="T15">Indexado</text:span></text:p>
            <text:p text:style-name="P24"><text:span text:style-name="T14"><text:tab/></text:span><text:span text:style-name="T14">STOREI RX, RY </text:span><text:span text:style-name="T14"><text:tab/></text:span><text:span text:style-name="T14">MEM(RX) &lt;- RY</text:span><text:span text:style-name="T14"><text:tab/></text:span><text:span text:style-name="T14"> </text:span><text:span text:style-name="T14"><text:tab/></text:span><text:span text:style-name="T14">111101 | RX | RY | xxx | x</text:span></text:p>
            <text:p text:style-name="P24"><text:span text:style-name="T14"><text:tab/></text:span><text:span text:style-name="T14">LOADI RX, RY</text:span><text:span text:style-name="T14"><text:tab/></text:span><text:span text:style-name="T14"><text:tab/></text:span><text:span text:style-name="T14">RX &lt;- MEM(RY)</text:span><text:span text:style-name="T14"><text:tab/></text:span><text:span text:style-name="T14"><text:tab/></text:span><text:span text:style-name="T14">111100 | RX | RY | xxx | x</text:span></text:p>
            <text:p text:style-name="P24"><text:span text:style-name="T14"><text:tab/></text:span></text:p>
            <text:p text:style-name="P23"><text:span text:style-name="T15">Imediato</text:span></text:p>
            <text:p text:style-name="P24"><text:span text:style-name="T14"><text:tab/></text:span><text:span text:style-name="T14">LOADN RX, #NR</text:span><text:span text:style-name="T14"><text:tab/></text:span><text:span text:style-name="T14">RX &lt;- NR</text:span><text:span text:style-name="T14"><text:tab/></text:span><text:span text:style-name="T14"><text:tab/></text:span><text:span text:style-name="T14"><text:tab/></text:span><text:span text:style-name="T14">111000 | RX | xxx | xxx | x</text:span></text:p>
            <text:p text:style-name="P23"><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4">NR</text:span></text:p>
            <text:p text:style-name="P23"><text:span text:style-name="T15">Movimentação</text:span></text:p>
            <text:p text:style-name="P24"><text:span text:style-name="T14"><text:tab/></text:span><text:span text:style-name="T14">MOV RX, RY</text:span><text:span text:style-name="T14"><text:tab/></text:span><text:span text:style-name="T14"><text:tab/></text:span><text:span text:style-name="T14">RX &lt;- RY</text:span><text:span text:style-name="T14"><text:tab/></text:span><text:span text:style-name="T14"><text:tab/></text:span><text:span text:style-name="T14"><text:tab/></text:span><text:span text:style-name="T14">110011 | RX | RY | xx | x0</text:span></text:p>
            <text:p text:style-name="P24"><text:span text:style-name="T14"><text:tab/></text:span><text:span text:style-name="T14">MOV RX, SP</text:span><text:span text:style-name="T14"><text:tab/></text:span><text:span text:style-name="T14"><text:tab/></text:span><text:span text:style-name="T14">RX &lt;- SP</text:span><text:span text:style-name="T14"><text:tab/></text:span><text:span text:style-name="T14"><text:tab/></text:span><text:span text:style-name="T14"><text:tab/></text:span><text:span text:style-name="T14">110011 | RX | xxx | xx | 01</text:span></text:p>
            <text:p text:style-name="P24"><text:span text:style-name="T14"><text:tab/></text:span><text:span text:style-name="T14">MOV SP, RX</text:span><text:span text:style-name="T14"><text:tab/></text:span><text:span text:style-name="T14"><text:tab/></text:span><text:span text:style-name="T14">SP &lt;- RX</text:span><text:span text:style-name="T14"><text:tab/></text:span><text:span text:style-name="T14"><text:tab/></text:span><text:span text:style-name="T14"><text:tab/></text:span><text:span text:style-name="T14">110011 | RX | xxx | xx | 11</text:span></text:p>
            <text:p text:style-name="P24"><text:span text:style-name="T14"/></text:p>
            <text:p text:style-name="P24"><text:span text:style-name="T14"/></text:p>
          </draw:text-box>
        </draw:frame>
        <presentation:notes draw:style-name="dp2">
          <draw:page-thumbnail draw:style-name="gr2" draw:layer="layout" svg:width="14.212cm" svg:height="10.659cm" svg:x="2.753cm" svg:y="2.16cm" draw:page-number="5" presentation:class="page"/>
          <draw:frame presentation:style-name="pr17"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01cm" svg:y="3.656cm" presentation:class="outline" presentation:user-transformed="true">
          <draw:text-box>
            <text:p text:style-name="P16"><text:span text:style-name="T13"/></text:p>
            <text:list text:style-name="L11">
              <text:list-item>
                <text:p text:style-name="P16"><text:span text:style-name="T13">Instruções Lógicas e Aritméticas</text:span></text:p>
              </text:list-item>
            </text:list>
            <text:list text:style-name="L12">
              <text:list-item>
                <text:list>
                  <text:list-item>
                    <text:p text:style-name="P17"><text:span text:style-name="T11">op = opcode </text:span></text:p>
                  </text:list-item>
                  <text:list-item>
                    <text:p text:style-name="P17"><text:span text:style-name="T11">rx, ry, rz: registradores</text:span></text:p>
                  </text:list-item>
                  <text:list-item>
                    <text:p text:style-name="P17"><text:span text:style-name="T11">c: uso do bit de carry</text:span></text:p>
                  </text:list-item>
                </text:list>
              </text:list-item>
            </text:list>
          </draw:text-box>
        </draw:frame>
        <draw:frame draw:name="Group 166" draw:style-name="standard" draw:layer="layout" svg:width="9.999cm" svg:height="1.268cm" svg:x="5.499cm" svg:y="10.724cm">
          <table:table>
            <table:table-column table:style-name="co9"/>
            <table:table-column table:style-name="co10"/>
            <table:table-column table:style-name="co11"/>
            <table:table-column table:style-name="co10"/>
            <table:table-column table:style-name="co12"/>
            <table:table-row table:style-name="ro5" table:default-cell-style-name="ce4">
              <table:table-cell table:style-name="ce3">
                <text:p text:style-name="P21"><text:span text:style-name="T13"><text:s text:c="3"/></text:span><text:span text:style-name="T13">op</text:span></text:p>
              </table:table-cell>
              <table:table-cell>
                <text:p text:style-name="P21"><text:span text:style-name="T13"><text:s text:c="2"/></text:span><text:span text:style-name="T13">rx</text:span></text:p>
              </table:table-cell>
              <table:table-cell>
                <text:p text:style-name="P21"><text:span text:style-name="T13"><text:s/></text:span><text:span text:style-name="T13">ry</text:span></text:p>
              </table:table-cell>
              <table:table-cell>
                <text:p text:style-name="P21"><text:span text:style-name="T13"><text:s text:c="2"/></text:span><text:span text:style-name="T13">rz</text:span></text:p>
              </table:table-cell>
              <table:table-cell table:style-name="ce6">
                <text:p text:style-name="P21"><text:span text:style-name="T13">c</text:span></text:p>
              </table:table-cell>
            </table:table-row>
          </table:table>
          <draw:image xlink:href="Pictures/TablePreview5.svm" xlink:type="simple" xlink:show="embed" xlink:actuate="onLoad"/>
        </draw:frame>
        <draw:g draw:name="Group 173">
          <draw:custom-shape draw:name="Text Box 167" draw:style-name="gr15" draw:text-style-name="P8" draw:layer="layout" svg:width="1.689cm" svg:height="0.843cm" svg:x="6.337cm" svg:y="11.924cm">
            <text:p text:style-name="P10"><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8.925cm" svg:y="11.937cm">
            <text:p text:style-name="P10"><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8" draw:layer="layout" svg:width="1.689cm" svg:height="0.843cm" svg:x="10.817cm" svg:y="11.959cm">
            <text:p text:style-name="P10"><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8" draw:layer="layout" svg:width="1.689cm" svg:height="0.843cm" svg:x="12.757cm" svg:y="11.994cm">
            <text:p text:style-name="P10"><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5" draw:text-style-name="P8" draw:layer="layout" svg:width="1.441cm" svg:height="0.843cm" svg:x="14.38cm" svg:y="11.959cm">
            <text:p text:style-name="P10"><text:span text:style-name="T1">1 b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6" presentation:class="page"/>
          <draw:frame presentation:style-name="pr14" draw:layer="layout" svg:width="16.799cm" svg:height="13.364cm" svg:x="2.1cm" svg:y="14.107cm" presentation:class="notes" presentation:placeholder="true">
            <draw:text-box/>
          </draw:frame>
        </presentation:notes>
      </draw:page>
      <draw:page draw:name="Instruções aritmét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aritméticas</text:span></text:p>
          </draw:text-box>
        </draw:frame>
        <draw:custom-shape draw:name="Rectangle 4" draw:style-name="gr1" draw:text-style-name="P8" draw:layer="layout" svg:width="24.061cm" svg:height="13.599cm" svg:x="0.699cm" svg:y="4.255cm">
          <text:p text:style-name="P24"><text:span text:style-name="T14"><text:tab/></text:span><text:span text:style-name="T14">ADD RX, RY, RZ</text:span><text:span text:style-name="T14"><text:tab/></text:span><text:span text:style-name="T14">RX&lt;-RY+RZ</text:span><text:span text:style-name="T14"><text:tab/></text:span><text:span text:style-name="T14"> </text:span><text:span text:style-name="T14"><text:tab/></text:span><text:span text:style-name="T14">100000 | RX | RY | RZ | 0</text:span></text:p>
          <text:p text:style-name="P24"><text:span text:style-name="T14"><text:tab/></text:span><text:span text:style-name="T14">ADDC RX, RY, RZ </text:span><text:span text:style-name="T14"><text:tab/></text:span><text:span text:style-name="T14">RX&lt;-RY+RZ+C</text:span><text:span text:style-name="T14"><text:tab/></text:span><text:span text:style-name="T14"> </text:span><text:span text:style-name="T14"><text:tab/></text:span><text:span text:style-name="T14">100000 | RX | RY | RZ | 1</text:span></text:p>
          <text:p text:style-name="P24"><text:span text:style-name="T14"><text:tab/></text:span></text:p>
          <text:p text:style-name="P24"><text:span text:style-name="T14"><text:tab/></text:span><text:span text:style-name="T14">SUB RX, RY, RZ</text:span><text:span text:style-name="T14"><text:tab/></text:span><text:span text:style-name="T14">RX&lt;-RY-RZ</text:span><text:span text:style-name="T14"><text:tab/></text:span><text:span text:style-name="T14"> </text:span><text:span text:style-name="T14"><text:tab/></text:span><text:span text:style-name="T14">100001 | RX | RY | RZ | 0</text:span></text:p>
          <text:p text:style-name="P24"><text:span text:style-name="T14"><text:tab/></text:span><text:span text:style-name="T14">SUBC RX, RY, RZ </text:span><text:span text:style-name="T14"><text:tab/></text:span><text:span text:style-name="T14">RX&lt;-RY-RZ+C</text:span><text:span text:style-name="T14"><text:tab/></text:span><text:span text:style-name="T14"> </text:span><text:span text:style-name="T14"><text:tab/></text:span><text:span text:style-name="T14">100001 | RX | RY | RZ | 1</text:span></text:p>
          <text:p text:style-name="P24"><text:span text:style-name="T14"/></text:p>
          <text:p text:style-name="P24"><text:span text:style-name="T14"><text:tab/></text:span><text:span text:style-name="T14">MUL RX, RY, RZ </text:span><text:span text:style-name="T14"><text:tab/></text:span><text:span text:style-name="T14">RX&lt;-RY*RZ</text:span><text:span text:style-name="T14"><text:tab/></text:span><text:span text:style-name="T14"> </text:span><text:span text:style-name="T14"><text:tab/></text:span><text:span text:style-name="T14">100010 | RX | RY | RZ | 0</text:span></text:p>
          <text:p text:style-name="P24"><text:span text:style-name="T16"><text:tab/></text:span><text:span text:style-name="T16">MULTC RX, RY, RZ </text:span><text:span text:style-name="T16"><text:tab/></text:span><text:span text:style-name="T16">RX&lt;-RY*RZ+C</text:span><text:span text:style-name="T16"><text:tab/></text:span><text:span text:style-name="T16"> </text:span><text:span text:style-name="T16"><text:tab/></text:span><text:span text:style-name="T16">100010 | RX | RY | RZ | 1</text:span></text:p>
          <text:p text:style-name="P24"><text:span text:style-name="T14"/></text:p>
          <text:p text:style-name="P24"><text:span text:style-name="T14"><text:tab/></text:span><text:span text:style-name="T14">DIV RX, RY, RZ </text:span><text:span text:style-name="T14"><text:tab/></text:span><text:span text:style-name="T14"><text:tab/></text:span><text:span text:style-name="T14">RX&lt;-RY/RZ</text:span><text:span text:style-name="T14"><text:tab/></text:span><text:span text:style-name="T14"> </text:span><text:span text:style-name="T14"><text:tab/></text:span><text:span text:style-name="T14">100011 | RX | RY | RZ | 0</text:span></text:p>
          <text:p text:style-name="P24"><text:span text:style-name="T16"><text:tab/></text:span><text:span text:style-name="T16">DIVC RX, RY, RZ </text:span><text:span text:style-name="T16"><text:tab/></text:span><text:span text:style-name="T16">RX&lt;-RY/RZ+C</text:span><text:span text:style-name="T16"><text:tab/></text:span><text:span text:style-name="T16"> </text:span><text:span text:style-name="T16"><text:tab/></text:span><text:span text:style-name="T16">100011 | RX | RY | RZ | 1</text:span></text:p>
          <text:p text:style-name="P24"><text:span text:style-name="T14"/></text:p>
          <text:p text:style-name="P24"><text:span text:style-name="T14"><text:tab/></text:span><text:span text:style-name="T14">INC RX</text:span><text:span text:style-name="T14"><text:tab/></text:span><text:span text:style-name="T14"><text:tab/></text:span><text:span text:style-name="T14">RX++</text:span><text:span text:style-name="T14"><text:tab/></text:span><text:span text:style-name="T14"> </text:span><text:span text:style-name="T14"><text:tab/></text:span><text:span text:style-name="T14"><text:tab/></text:span><text:span text:style-name="T14">100100 | RX | 0 |xxx|xxx |</text:span></text:p>
          <text:p text:style-name="P24"><text:span text:style-name="T14"><text:tab/></text:span><text:span text:style-name="T14">DEC RX</text:span><text:span text:style-name="T14"><text:tab/></text:span><text:span text:style-name="T14"><text:tab/></text:span><text:span text:style-name="T14">RX--</text:span><text:span text:style-name="T14"><text:tab/></text:span><text:span text:style-name="T14"><text:tab/></text:span><text:span text:style-name="T14"> </text:span><text:span text:style-name="T14"><text:tab/></text:span><text:span text:style-name="T14">100100 | RX | 1 |xxx|xxx |</text:span></text:p>
          <text:p text:style-name="P24"><text:span text:style-name="T14"><text:tab/></text:span></text:p>
          <text:p text:style-name="P24"><text:span text:style-name="T14"><text:tab/></text:span><text:span text:style-name="T14">MOD RX, RY, RZ</text:span><text:span text:style-name="T14"><text:tab/></text:span><text:span text:style-name="T14">RX&lt;-RY MOD RZ</text:span><text:span text:style-name="T14"><text:tab/></text:span><text:span text:style-name="T14"><text:tab/></text:span><text:span text:style-name="T14">100101 | RX | RY | RZ | x</text:span></text:p>
          <text:p text:style-name="P24"><text:span text:style-name="T14"/></text:p>
          <text:p text:style-name="P2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7" presentation:class="page"/>
          <draw:frame presentation:style-name="pr17" draw:layer="layout" svg:width="15.775cm" svg:height="12.792cm" svg:x="1.972cm" svg:y="13.503cm" presentation:class="notes" presentation:placeholder="true">
            <draw:text-box/>
          </draw:frame>
        </presentation:notes>
      </draw:page>
      <draw:page draw:name="Instruções lógicas"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lógicas</text:span></text:p>
          </draw:text-box>
        </draw:frame>
        <draw:custom-shape draw:name="Rectangle 3" draw:style-name="gr1" draw:text-style-name="P8" draw:layer="layout" svg:width="22.859cm" svg:height="13.599cm" svg:x="1.901cm" svg:y="4.255cm">
          <text:p text:style-name="P24"><text:span text:style-name="T14"><text:tab/></text:span><text:span text:style-name="T14">AND RX, RY, RZ</text:span><text:span text:style-name="T14"><text:tab/></text:span><text:span text:style-name="T14">RX&lt;-RY AND RZ</text:span><text:span text:style-name="T14"><text:tab/></text:span><text:span text:style-name="T14"> </text:span><text:span text:style-name="T14"><text:tab/></text:span><text:span text:style-name="T14">010010 | RX | RY | RZ | x</text:span></text:p>
          <text:p text:style-name="P24"><text:span text:style-name="T14"><text:tab/></text:span><text:span text:style-name="T14">OR RX, RY, RZ </text:span><text:span text:style-name="T14"><text:tab/></text:span><text:span text:style-name="T14"><text:tab/></text:span><text:span text:style-name="T14">RX&lt;-RY OR RZ</text:span><text:span text:style-name="T14"><text:tab/></text:span><text:span text:style-name="T14"> </text:span><text:span text:style-name="T14"><text:tab/></text:span><text:span text:style-name="T14">010011 | RX | RY | RZ | x</text:span></text:p>
          <text:p text:style-name="P24"><text:span text:style-name="T14"><text:tab/></text:span><text:span text:style-name="T14">XOR RX, RY, RZ </text:span><text:span text:style-name="T14"><text:tab/></text:span><text:span text:style-name="T14">RX&lt;-RY XOR RZ</text:span><text:span text:style-name="T14"><text:tab/></text:span><text:span text:style-name="T14"> </text:span><text:span text:style-name="T14"><text:tab/></text:span><text:span text:style-name="T14">010100 | RX | RY | RZ | x</text:span></text:p>
          <text:p text:style-name="P24"><text:span text:style-name="T14"/></text:p>
          <text:p text:style-name="P24"><text:span text:style-name="T14"><text:tab/></text:span><text:span text:style-name="T14">NOT RX, RY</text:span><text:span text:style-name="T14"><text:tab/></text:span><text:span text:style-name="T14"><text:tab/></text:span><text:span text:style-name="T14">RX&lt;-NOT(RY)</text:span><text:span text:style-name="T14"><text:tab/></text:span><text:span text:style-name="T14"> </text:span><text:span text:style-name="T14"><text:tab/></text:span><text:span text:style-name="T14">010101 | RX | RY | xxx | x</text:span></text:p>
          <text:p text:style-name="P24"><text:span text:style-name="T14"><text:tab/></text:span></text:p>
          <text:p text:style-name="P24"><text:span text:style-name="T14"><text:tab/></text:span><text:span text:style-name="T14">ROTL RX,n</text:span><text:span text:style-name="T14"><text:tab/></text:span><text:span text:style-name="T14"><text:tab/></text:span><text:span text:style-name="T14">ROTATE TO LEFT</text:span><text:span text:style-name="T14"><text:tab/></text:span><text:span text:style-name="T14"> </text:span><text:span text:style-name="T14"><text:tab/></text:span><text:span text:style-name="T14">010000 | RX | 10x | nnn | n</text:span></text:p>
          <text:p text:style-name="P24"><text:span text:style-name="T14"><text:tab/></text:span><text:span text:style-name="T14">ROTR RX,n</text:span><text:span text:style-name="T14"><text:tab/></text:span><text:span text:style-name="T14"><text:tab/></text:span><text:span text:style-name="T14">ROTATE TO RIGHT </text:span><text:span text:style-name="T14"><text:tab/></text:span><text:span text:style-name="T14">010000 | RX | 11x | nnn | n</text:span></text:p>
          <text:p text:style-name="P24"><text:span text:style-name="T14"/></text:p>
          <text:p text:style-name="P24"><text:span text:style-name="T14"><text:tab/></text:span><text:span text:style-name="T14">SHIFTL0 RX,n</text:span><text:span text:style-name="T14"><text:tab/></text:span><text:span text:style-name="T14"><text:tab/></text:span><text:span text:style-name="T14">SHIFT TO LEFT (FILL 0) </text:span><text:span text:style-name="T14"><text:tab/></text:span><text:span text:style-name="T14">010000 | RX | 000 | nnn | n</text:span></text:p>
          <text:p text:style-name="P24"><text:span text:style-name="T14"><text:tab/></text:span><text:span text:style-name="T14">SHIFTL1 RX,n</text:span><text:span text:style-name="T14"><text:tab/></text:span><text:span text:style-name="T14"><text:tab/></text:span><text:span text:style-name="T14">SHIFT TO LEFT (FILL 1) </text:span><text:span text:style-name="T14"><text:tab/></text:span><text:span text:style-name="T14">010000 | RX | 001 | nnn | n</text:span></text:p>
          <text:p text:style-name="P24"><text:span text:style-name="T14"/></text:p>
          <text:p text:style-name="P24"><text:span text:style-name="T14"><text:tab/></text:span><text:span text:style-name="T14">SHIFTR0 RX,n</text:span><text:span text:style-name="T14"><text:tab/></text:span><text:span text:style-name="T14"><text:tab/></text:span><text:span text:style-name="T14">SHIFT TO RIGHT (FILL 0) </text:span><text:span text:style-name="T14"><text:tab/></text:span><text:span text:style-name="T14">010000 | RX | 010 | nnn | n</text:span></text:p>
          <text:p text:style-name="P24"><text:span text:style-name="T14"><text:tab/></text:span><text:span text:style-name="T14">SHIFTR1 RX,n</text:span><text:span text:style-name="T14"><text:tab/></text:span><text:span text:style-name="T14"><text:tab/></text:span><text:span text:style-name="T14">SHIFT TO RIGHT (FILL 1) </text:span><text:span text:style-name="T14"><text:tab/></text:span><text:span text:style-name="T14">010000 | RX | 011 | nnn | n</text:span></text:p>
          <text:p text:style-name="P24"><text:span text:style-name="T14"/></text:p>
          <text:p text:style-name="P24"><text:span text:style-name="T14"><text:tab/></text:span><text:span text:style-name="T14">CMP RX, RY </text:span><text:span text:style-name="T14"><text:tab/></text:span><text:span text:style-name="T14"><text:tab/></text:span><text:span text:style-name="T14">FR&lt;-COND</text:span><text:span text:style-name="T14"><text:tab/></text:span><text:span text:style-name="T14"> </text:span><text:span text:style-name="T14"><text:tab/></text:span><text:span text:style-name="T14">000101 | RX | RY | xxx | x</text:span></text:p>
          <text:p text:style-name="P24"><text:span text:style-name="T14"/></text:p>
          <text:p text:style-name="P24"><text:span text:style-name="T14"><text:tab/></text:span></text:p>
          <text:p text:style-name="P2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01cm" svg:y="3.656cm" presentation:class="outline" presentation:user-transformed="true">
          <draw:text-box>
            <text:p text:style-name="P16"><text:span text:style-name="T13"/></text:p>
            <text:list text:style-name="L11">
              <text:list-item>
                <text:p text:style-name="P16"><text:span text:style-name="T13">Instruções de entrada e saída</text:span></text:p>
              </text:list-item>
            </text:list>
            <text:p text:style-name="P16"><text:span text:style-name="T13"/></text:p>
            <text:list text:style-name="L12">
              <text:list-item>
                <text:list>
                  <text:list-item>
                    <text:p text:style-name="P17"><text:span text:style-name="T11">Input</text:span></text:p>
                  </text:list-item>
                </text:list>
              </text:list-item>
            </text:list>
            <text:p text:style-name="P19"><text:span text:style-name="T11"/></text:p>
            <text:p text:style-name="P19"><text:span text:style-name="T11"/></text:p>
            <text:p text:style-name="P19"><text:span text:style-name="T11"/></text:p>
            <text:list text:continue-numbering="true" text:style-name="L12">
              <text:list-item>
                <text:list>
                  <text:list-item>
                    <text:p text:style-name="P17"><text:span text:style-name="T11">Output</text:span></text:p>
                  </text:list-item>
                </text:list>
              </text:list-item>
            </text:list>
            <text:p text:style-name="P16"><text:span text:style-name="T13"/></text:p>
          </draw:text-box>
        </draw:frame>
        <draw:frame draw:name="Espaço Reservado para Conteúdo 9" presentation:style-name="pr13" draw:text-style-name="P6" draw:layer="layout" svg:width="11.217cm" svg:height="6.587cm" svg:x="12.943cm" svg:y="10.667cm" presentation:class="outline" presentation:user-transformed="true">
          <draw:text-box>
            <text:p text:style-name="P25"><text:span text:style-name="T3"><text:s/></text:span></text:p>
          </draw:text-box>
        </draw:frame>
        <draw:frame draw:name="Group 166" draw:style-name="standard" draw:layer="layout" svg:width="9.999cm" svg:height="1.268cm" svg:x="7.144cm" svg:y="8.136cm">
          <table:table>
            <table:table-column table:style-name="co9"/>
            <table:table-column table:style-name="co10"/>
            <table:table-column table:style-name="co13"/>
            <table:table-row table:style-name="ro5">
              <table:table-cell table:style-name="ce3">
                <text:p text:style-name="P21"><text:span text:style-name="T13"><text:s text:c="3"/></text:span><text:span text:style-name="T13">op</text:span></text:p>
              </table:table-cell>
              <table:table-cell table:style-name="ce4">
                <text:p text:style-name="P21"><text:span text:style-name="T13"><text:s text:c="2"/></text:span><text:span text:style-name="T13">rx</text:span></text:p>
              </table:table-cell>
              <table:table-cell table:style-name="ce6">
                <text:p text:style-name="P21"><text:span text:style-name="T13"><text:s/></text:span></text:p>
              </table:table-cell>
            </table:table-row>
          </table:table>
          <draw:image xlink:href="Pictures/TablePreview6.svm" xlink:type="simple" xlink:show="embed" xlink:actuate="onLoad"/>
        </draw:frame>
        <draw:g draw:name="Group 173">
          <draw:custom-shape draw:name="Text Box 167" draw:style-name="gr15" draw:text-style-name="P8" draw:layer="layout" svg:width="1.689cm" svg:height="0.843cm" svg:x="7.982cm" svg:y="9.335cm">
            <text:p text:style-name="P10"><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10.57cm" svg:y="9.349cm">
            <text:p text:style-name="P10"><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8" draw:layer="layout" svg:width="1.689cm" svg:height="0.843cm" svg:x="13.692cm" svg:y="9.327cm">
            <text:p text:style-name="P10"><text:span text:style-name="T1">7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oup 166" draw:style-name="standard" draw:layer="layout" svg:width="9.999cm" svg:height="1.27cm" svg:x="7.342cm" svg:y="12.502cm">
          <table:table>
            <table:table-column table:style-name="co9"/>
            <table:table-column table:style-name="co10"/>
            <table:table-column table:style-name="co11"/>
            <table:table-column table:style-name="co14"/>
            <table:table-row table:style-name="ro7" table:default-cell-style-name="ce4">
              <table:table-cell table:style-name="ce3">
                <text:p text:style-name="P21"><text:span text:style-name="T13"><text:s text:c="3"/></text:span><text:span text:style-name="T13">op</text:span></text:p>
              </table:table-cell>
              <table:table-cell>
                <text:p text:style-name="P21"><text:span text:style-name="T13"><text:s text:c="2"/></text:span><text:span text:style-name="T13">rx</text:span></text:p>
              </table:table-cell>
              <table:table-cell>
                <text:p text:style-name="P21"><text:span text:style-name="T13"><text:s/></text:span><text:span text:style-name="T13">ry</text:span></text:p>
              </table:table-cell>
              <table:table-cell table:style-name="ce6"/>
            </table:table-row>
          </table:table>
          <draw:image xlink:href="Pictures/TablePreview7.svm" xlink:type="simple" xlink:show="embed" xlink:actuate="onLoad"/>
        </draw:frame>
        <draw:g draw:name="Group 173">
          <draw:custom-shape draw:name="Text Box 167" draw:style-name="gr15" draw:text-style-name="P8" draw:layer="layout" svg:width="1.689cm" svg:height="0.843cm" svg:x="8.18cm" svg:y="13.701cm">
            <text:p text:style-name="P10"><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15" draw:text-style-name="P8" draw:layer="layout" svg:width="1.689cm" svg:height="0.843cm" svg:x="10.769cm" svg:y="13.714cm">
            <text:p text:style-name="P10"><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9" draw:style-name="gr15" draw:text-style-name="P8" draw:layer="layout" svg:width="1.689cm" svg:height="0.843cm" svg:x="12.66cm" svg:y="13.736cm">
            <text:p text:style-name="P10"><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5" draw:text-style-name="P8" draw:layer="layout" svg:width="1.693cm" svg:height="0.843cm" svg:x="14.605cm" svg:y="13.772cm">
            <text:p text:style-name="P10"><text:span text:style-name="T1">4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4.848cm" svg:height="11.136cm" svg:x="3.075cm" svg:y="2.257cm" draw:page-number="9" presentation:class="page"/>
          <draw:frame presentation:style-name="pr14" draw:layer="layout" svg:width="16.799cm" svg:height="13.364cm" svg:x="2.1cm" svg:y="14.107cm" presentation:class="notes" presentation:placeholder="true">
            <draw:text-box/>
          </draw:frame>
        </presentation:notes>
      </draw:page>
      <draw:page draw:name="Instruções de entrada e saíd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de entrada e saída</text:span></text:p>
          </draw:text-box>
        </draw:frame>
        <draw:custom-shape draw:name="Rectangle 3" draw:style-name="gr1" draw:text-style-name="P8" draw:layer="layout" svg:width="22.859cm" svg:height="13.599cm" svg:x="1.901cm" svg:y="4.255cm">
          <text:p text:style-name="P24"><text:span text:style-name="T14"><text:tab/></text:span><text:span text:style-name="T14">INCHAR RX </text:span><text:span text:style-name="T14"><text:tab/></text:span><text:span text:style-name="T14"><text:tab/></text:span><text:span text:style-name="T14">RX&lt;-”00000000”&amp;key </text:span><text:span text:style-name="T14"><text:tab/></text:span><text:span text:style-name="T14">110101 | RX | xxx | xxx | x</text:span></text:p>
          <text:p text:style-name="P24"><text:span text:style-name="T14"/></text:p>
          <text:p text:style-name="P24"><text:span text:style-name="T14"/></text:p>
          <text:p text:style-name="P24"><text:span text:style-name="T14"><text:tab/></text:span><text:span text:style-name="T14">OUTCHAR RX, RY</text:span><text:span text:style-name="T14"><text:tab/></text:span><text:span text:style-name="T14">VIDEO(RY)&lt;-CHAR(RX) </text:span><text:span text:style-name="T14"><text:tab/></text:span><text:span text:style-name="T14">110010| RX | RY | xxx | x</text:span></text:p>
          <text:p text:style-name="P24"><text:span text:style-name="T14"/></text:p>
          <text:p text:style-name="P24"><text:span text:style-name="T14"><text:tab/></text:span></text:p>
          <text:p text:style-name="P24"><text:span text:style-name="T14"/></text:p>
          <text:p text:style-name="P24"><text:span text:style-name="T14"><text:tab/></text:span></text:p>
          <text:p text:style-name="P2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0" presentation:class="page"/>
          <draw:frame presentation:style-name="pr17"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01cm" svg:y="3.656cm" presentation:class="outline" presentation:user-transformed="true">
          <draw:text-box>
            <text:p text:style-name="P16"><text:span text:style-name="T13"/></text:p>
            <text:list text:style-name="L11">
              <text:list-item>
                <text:p text:style-name="P16"><text:span text:style-name="T13">Controle de desvio</text:span></text:p>
              </text:list-item>
            </text:list>
            <text:p text:style-name="P16"><text:span text:style-name="T13"/></text:p>
            <text:p text:style-name="P16"><text:span text:style-name="T13"/></text:p>
            <text:p text:style-name="P16"><text:span text:style-name="T13"/></text:p>
          </draw:text-box>
        </draw:frame>
        <draw:frame draw:name="Group 56" draw:style-name="standard" draw:layer="layout" svg:width="13.95cm" svg:height="2.538cm" svg:x="4.502cm" svg:y="6.522cm">
          <table:table>
            <table:table-column table:style-name="co15"/>
            <table:table-column table:style-name="co16"/>
            <table:table-column table:style-name="co17"/>
            <table:table-row table:style-name="ro5" table:default-cell-style-name="ce4">
              <table:table-cell table:style-name="ce3">
                <text:p text:style-name="P26"><text:span text:style-name="T13"><text:s/></text:span><text:span text:style-name="T13">op</text:span></text:p>
              </table:table-cell>
              <table:table-cell>
                <text:p text:style-name="P21"><text:span text:style-name="T13"><text:s text:c="4"/></text:span><text:span text:style-name="T13">cond</text:span></text:p>
              </table:table-cell>
              <table:table-cell>
                <text:p text:style-name="P21"><text:span text:style-name="T13"><text:s/></text:span></text:p>
              </table:table-cell>
            </table:table-row>
            <table:table-row table:style-name="ro6" table:default-cell-style-name="ce5">
              <table:table-cell table:style-name="ce3" table:number-columns-spanned="3">
                <text:p text:style-name="P26"><text:span text:style-name="T13">Endereço</text:span></text:p>
              </table:table-cell>
              <table:covered-table-cell/>
              <table:covered-table-cell/>
            </table:table-row>
          </table:table>
          <draw:image xlink:href="Pictures/TablePreview8.svm" xlink:type="simple" xlink:show="embed" xlink:actuate="onLoad"/>
        </draw:frame>
        <draw:custom-shape draw:name="Text Box 19" draw:style-name="gr15" draw:text-style-name="P8" draw:layer="layout" svg:width="1.689cm" svg:height="0.843cm" svg:x="5.843cm" svg:y="5.733cm">
          <text:p text:style-name="P10"><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7" draw:text-style-name="P8" draw:layer="layout" svg:width="2.385cm" svg:height="0.843cm" svg:x="9.666cm" svg:y="5.755cm">
          <text:p text:style-name="P10"><text:span text:style-name="T1">4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5" draw:text-style-name="P8" draw:layer="layout" svg:width="1.693cm" svg:height="0.843cm" svg:x="14.688cm" svg:y="5.755cm">
          <text:p text:style-name="P10"><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1" presentation:class="page"/>
          <draw:frame presentation:style-name="pr14" draw:layer="layout" svg:width="16.799cm" svg:height="13.364cm" svg:x="2.1cm" svg:y="14.107cm" presentation:class="notes" presentation:placeholder="true">
            <draw:text-box/>
          </draw:frame>
        </presentation:notes>
      </draw:page>
      <draw:page draw:name="Instruções de salto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de salto (todas com END)</text:span></text:p>
          </draw:text-box>
        </draw:frame>
        <draw:custom-shape draw:name="Rectangle 3" draw:style-name="gr1" draw:text-style-name="P8" draw:layer="layout" svg:width="22.859cm" svg:height="13.599cm" svg:x="1.786cm" svg:y="3.77cm">
          <text:p text:style-name="P24"><text:span text:style-name="T14"><text:s text:c="2"/></text:span><text:span text:style-name="T14">Salto se condição verdadeira para o END</text:span></text:p>
          <text:p text:style-name="P24"><text:span text:style-name="T14"><text:tab/></text:span><text:span text:style-name="T14">JMP <text:s/>END</text:span><text:span text:style-name="T14"><text:tab/></text:span><text:span text:style-name="T14">PC&lt;-END <text:s text:c="3"/>unconditional</text:span><text:span text:style-name="T14"><text:tab/></text:span><text:span text:style-name="T14">000010 | 0000 | x | xxxxx</text:span></text:p>
          <text:p text:style-name="P24"><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END</text:span><text:span text:style-name="T14"><text:tab/></text:span></text:p>
          <text:p text:style-name="P24"><text:span text:style-name="T14"><text:tab/></text:span><text:span text:style-name="T14">JEQ END </text:span><text:span text:style-name="T14"><text:tab/></text:span><text:span text:style-name="T14">PC&lt;-END <text:s text:c="4"/>EQual</text:span><text:span text:style-name="T14"><text:tab/></text:span><text:span text:style-name="T14"><text:tab/></text:span><text:span text:style-name="T14">000010 | 0001 | x | xxxxx</text:span></text:p>
          <text:p text:style-name="P24"><text:span text:style-name="T14"><text:tab/></text:span><text:span text:style-name="T14">JNE END </text:span><text:span text:style-name="T14"><text:tab/></text:span><text:span text:style-name="T14">PC&lt;- END <text:s text:c="3"/>NotEqual</text:span><text:span text:style-name="T14"><text:tab/></text:span><text:span text:style-name="T14">000010 | 0010 | x | xxxxx</text:span></text:p>
          <text:p text:style-name="P24"><text:span text:style-name="T14"><text:tab/></text:span><text:span text:style-name="T14">JZ END </text:span><text:span text:style-name="T14"><text:tab/></text:span><text:span text:style-name="T14">PC&lt;- END <text:s text:c="3"/>Zero</text:span><text:span text:style-name="T14"><text:tab/></text:span><text:span text:style-name="T14"><text:tab/></text:span><text:span text:style-name="T14">000010 | 0011 | x | xxxxx</text:span></text:p>
          <text:p text:style-name="P24"><text:span text:style-name="T14"><text:tab/></text:span><text:span text:style-name="T14">JNZ END </text:span><text:span text:style-name="T14"><text:tab/></text:span><text:span text:style-name="T14">PC&lt;- END <text:s text:c="3"/>NotZero</text:span><text:span text:style-name="T14"><text:tab/></text:span><text:span text:style-name="T14">000010 | 0100 | x | xxxxx</text:span></text:p>
          <text:p text:style-name="P24"><text:span text:style-name="T14"><text:tab/></text:span><text:span text:style-name="T14">JC END </text:span><text:span text:style-name="T14"><text:tab/></text:span><text:span text:style-name="T14">PC&lt;- END <text:s text:c="3"/>Carry</text:span><text:span text:style-name="T14"><text:tab/></text:span><text:span text:style-name="T14"><text:tab/></text:span><text:span text:style-name="T14">000010 | 0101| x | xxxxx</text:span></text:p>
          <text:p text:style-name="P24"><text:span text:style-name="T14"><text:tab/></text:span><text:span text:style-name="T14">JNC END </text:span><text:span text:style-name="T14"><text:tab/></text:span><text:span text:style-name="T14">PC&lt;- END <text:s text:c="3"/>NotCarry</text:span><text:span text:style-name="T14"><text:tab/></text:span><text:span text:style-name="T14">000010 | 0110 | x | xxxxx</text:span></text:p>
          <text:p text:style-name="P24"><text:span text:style-name="T14"><text:tab/></text:span><text:span text:style-name="T14">JGR END </text:span><text:span text:style-name="T14"><text:tab/></text:span><text:span text:style-name="T14">PC&lt;- END <text:s text:c="3"/>GReater</text:span><text:span text:style-name="T14"><text:tab/></text:span><text:span text:style-name="T14">000010 | 0111 | x | xxxxx</text:span></text:p>
          <text:p text:style-name="P24"><text:span text:style-name="T14"><text:tab/></text:span><text:span text:style-name="T14">JLE END </text:span><text:span text:style-name="T14"><text:tab/></text:span><text:span text:style-name="T14">PC&lt;- END <text:s text:c="3"/>LEsser</text:span><text:span text:style-name="T14"><text:tab/></text:span><text:span text:style-name="T14"><text:tab/></text:span><text:span text:style-name="T14">000010 | 1000 | x | xxxxx</text:span></text:p>
          <text:p text:style-name="P24"><text:span text:style-name="T14"><text:tab/></text:span><text:span text:style-name="T14">JEG END </text:span><text:span text:style-name="T14"><text:tab/></text:span><text:span text:style-name="T14">PC&lt;- END <text:s text:c="3"/>EqualorGreater</text:span><text:span text:style-name="T14"><text:tab/></text:span><text:span text:style-name="T14">000010 | 1001 | x | xxxxx</text:span></text:p>
          <text:p text:style-name="P24"><text:span text:style-name="T14"><text:tab/></text:span><text:span text:style-name="T14">JEL END </text:span><text:span text:style-name="T14"><text:tab/></text:span><text:span text:style-name="T14">PC&lt;- END <text:s text:c="3"/>EqualorLesser</text:span><text:span text:style-name="T14"><text:tab/></text:span><text:span text:style-name="T14">000010 | 1010 | x | xxxxx</text:span></text:p>
          <text:p text:style-name="P24"><text:span text:style-name="T14"><text:tab/></text:span><text:span text:style-name="T14">JOV END </text:span><text:span text:style-name="T14"><text:tab/></text:span><text:span text:style-name="T14">PC&lt;- END <text:s text:c="3"/>Overflow (ULA)</text:span><text:span text:style-name="T14"><text:tab/></text:span><text:span text:style-name="T14">000010 | 1011 | x | xxxxx</text:span></text:p>
          <text:p text:style-name="P24"><text:span text:style-name="T14"><text:tab/></text:span><text:span text:style-name="T14">JNOV END </text:span><text:span text:style-name="T14"><text:tab/></text:span><text:span text:style-name="T14">PC&lt;- END <text:s text:c="3"/>NotOverflow</text:span><text:span text:style-name="T14"><text:tab/></text:span><text:span text:style-name="T14">000010 | 1100 | x | xxxxx</text:span></text:p>
          <text:p text:style-name="P24"><text:span text:style-name="T14"><text:tab/></text:span><text:span text:style-name="T14">JN END</text:span><text:span text:style-name="T14"><text:tab/></text:span><text:span text:style-name="T14">PC&lt;-END</text:span><text:span text:style-name="T14"><text:tab/></text:span><text:span text:style-name="T14"> <text:s text:c="3"/>Negative (ULA)</text:span><text:span text:style-name="T14"><text:tab/></text:span><text:span text:style-name="T14">000010 | 1101 | x | xxxxx</text:span></text:p>
          <text:p text:style-name="P24"><text:span text:style-name="T14"><text:tab/></text:span><text:span text:style-name="T14">JDZ END</text:span><text:span text:style-name="T14"><text:tab/></text:span><text:span text:style-name="T14">PC&lt;-END</text:span><text:span text:style-name="T14"><text:tab/></text:span><text:span text:style-name="T14"> <text:s text:c="3"/>DivbyZero</text:span><text:span text:style-name="T14"><text:tab/></text:span><text:span text:style-name="T14">000010 | 1110 | x | xxxxx</text:span></text:p>
          <text:p text:style-name="P24"><text:span text:style-name="T14"/></text:p>
          <text:p text:style-name="P24"><text:span text:style-name="T14"><text:tab/></text:span></text:p>
          <text:p text:style-name="P24"><text:span text:style-name="T14"><text:tab/></text:span></text:p>
          <text:p text:style-name="P24"><text:span text:style-name="T14"/></text:p>
          <text:p text:style-name="P24"><text:span text:style-name="T14"><text:tab/></text:span></text:p>
          <text:p text:style-name="P2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2" presentation:class="page"/>
          <draw:frame presentation:style-name="pr17" draw:layer="layout" svg:width="15.775cm" svg:height="12.792cm" svg:x="1.972cm" svg:y="13.503cm" presentation:class="notes" presentation:placeholder="true">
            <draw:text-box/>
          </draw:frame>
        </presentation:notes>
      </draw:page>
      <draw:page draw:name="Instruções de chamada (todas com END)"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17">Instruções de chamada (todas com END)</text:span></text:p>
          </draw:text-box>
        </draw:frame>
        <draw:custom-shape draw:name="Rectangle 3" draw:style-name="gr1" draw:text-style-name="P8" draw:layer="layout" svg:width="22.859cm" svg:height="13.599cm" svg:x="1.389cm" svg:y="3.175cm">
          <text:p text:style-name="P24"><text:span text:style-name="T14">Chama procedimento se condição verdadeira</text:span></text:p>
          <text:p text:style-name="P24"><text:span text:style-name="T14"><text:tab/></text:span><text:span text:style-name="T14">CALL <text:s/>END</text:span><text:span text:style-name="T14"><text:tab/></text:span><text:span text:style-name="T14">MEM(SP)&lt;-PC </text:span><text:span text:style-name="T14"><text:tab/></text:span><text:span text:style-name="T14">Unconditional</text:span><text:span text:style-name="T14"><text:tab/></text:span><text:span text:style-name="T14">000011 | 0000 | x | xxxxx</text:span></text:p>
          <text:p text:style-name="P24"><text:span text:style-name="T14"><text:tab/></text:span><text:span text:style-name="T14"><text:tab/></text:span><text:span text:style-name="T14"><text:tab/></text:span><text:span text:style-name="T14">PC&lt;-END </text:span><text:span text:style-name="T14"><text:tab/></text:span><text:span text:style-name="T14"><text:tab/></text:span><text:span text:style-name="T14"><text:tab/></text:span><text:span text:style-name="T14"><text:tab/></text:span><text:span text:style-name="T14">END</text:span><text:span text:style-name="T14"><text:tab/></text:span></text:p>
          <text:p text:style-name="P24"><text:span text:style-name="T14"><text:tab/></text:span><text:span text:style-name="T14"><text:tab/></text:span><text:span text:style-name="T14"><text:tab/></text:span><text:span text:style-name="T14">SP--</text:span></text:p>
          <text:p text:style-name="P24"><text:span text:style-name="T14"><text:tab/></text:span><text:span text:style-name="T14">CEQ END </text:span><text:span text:style-name="T14"><text:tab/></text:span><text:span text:style-name="T14">idem </text:span><text:span text:style-name="T14"><text:tab/></text:span><text:span text:style-name="T14"><text:tab/></text:span><text:span text:style-name="T14"> EQual </text:span><text:span text:style-name="T14"><text:tab/></text:span><text:span text:style-name="T14"><text:tab/></text:span><text:span text:style-name="T14">000011 | 0001 | x | xxxxx</text:span></text:p>
          <text:p text:style-name="P24"><text:span text:style-name="T14"><text:tab/></text:span><text:span text:style-name="T14">CNE END </text:span><text:span text:style-name="T14"><text:tab/></text:span><text:span text:style-name="T14">idem <text:s/></text:span><text:span text:style-name="T14"><text:tab/></text:span><text:span text:style-name="T14"><text:tab/></text:span><text:span text:style-name="T14"> NotEqual </text:span><text:span text:style-name="T14"><text:tab/></text:span><text:span text:style-name="T14">000011 | 0010 | x | xxxxx</text:span></text:p>
          <text:p text:style-name="P24"><text:span text:style-name="T14"><text:tab/></text:span><text:span text:style-name="T14">CZ END </text:span><text:span text:style-name="T14"><text:tab/></text:span><text:span text:style-name="T14">idem</text:span><text:span text:style-name="T14"><text:tab/></text:span><text:span text:style-name="T14"> </text:span><text:span text:style-name="T14"><text:tab/></text:span><text:span text:style-name="T14"> Zero </text:span><text:span text:style-name="T14"><text:tab/></text:span><text:span text:style-name="T14"><text:tab/></text:span><text:span text:style-name="T14">000011 | 0011 | x | xxxxx</text:span></text:p>
          <text:p text:style-name="P24"><text:span text:style-name="T14"><text:tab/></text:span><text:span text:style-name="T14">CNZ END </text:span><text:span text:style-name="T14"><text:tab/></text:span><text:span text:style-name="T14">idem</text:span><text:span text:style-name="T14"><text:tab/></text:span><text:span text:style-name="T14"> </text:span><text:span text:style-name="T14"><text:tab/></text:span><text:span text:style-name="T14"> NotZero </text:span><text:span text:style-name="T14"><text:tab/></text:span><text:span text:style-name="T14"><text:tab/></text:span><text:span text:style-name="T14">000011 | 0100 | x | xxxxx</text:span></text:p>
          <text:p text:style-name="P24"><text:span text:style-name="T14"><text:tab/></text:span><text:span text:style-name="T14">CC END </text:span><text:span text:style-name="T14"><text:tab/></text:span><text:span text:style-name="T14">idem</text:span><text:span text:style-name="T14"><text:tab/></text:span><text:span text:style-name="T14"> </text:span><text:span text:style-name="T14"><text:tab/></text:span><text:span text:style-name="T14"> Carry </text:span><text:span text:style-name="T14"><text:tab/></text:span><text:span text:style-name="T14"><text:tab/></text:span><text:span text:style-name="T14">000011 | 0101| x | xxxxx</text:span></text:p>
          <text:p text:style-name="P24"><text:span text:style-name="T14"><text:tab/></text:span><text:span text:style-name="T14">CNC END </text:span><text:span text:style-name="T14"><text:tab/></text:span><text:span text:style-name="T14">idem </text:span><text:span text:style-name="T14"><text:tab/></text:span><text:span text:style-name="T14"> </text:span><text:span text:style-name="T14"><text:tab/></text:span><text:span text:style-name="T14"> NotCarry </text:span><text:span text:style-name="T14"><text:tab/></text:span><text:span text:style-name="T14">000011 | 0110 | x | xxxxx</text:span></text:p>
          <text:p text:style-name="P24"><text:span text:style-name="T14"><text:tab/></text:span><text:span text:style-name="T14">CGR END </text:span><text:span text:style-name="T14"><text:tab/></text:span><text:span text:style-name="T14">idem</text:span><text:span text:style-name="T14"><text:tab/></text:span><text:span text:style-name="T14"> </text:span><text:span text:style-name="T14"><text:tab/></text:span><text:span text:style-name="T14"> GReater </text:span><text:span text:style-name="T14"><text:tab/></text:span><text:span text:style-name="T14"><text:tab/></text:span><text:span text:style-name="T14">000011 | 0111 | x | xxxxx</text:span></text:p>
          <text:p text:style-name="P24"><text:span text:style-name="T14"><text:tab/></text:span><text:span text:style-name="T14">CLE END </text:span><text:span text:style-name="T14"><text:tab/></text:span><text:span text:style-name="T14">idem </text:span><text:span text:style-name="T14"><text:tab/></text:span><text:span text:style-name="T14"> </text:span><text:span text:style-name="T14"><text:tab/></text:span><text:span text:style-name="T14"> LEsser </text:span><text:span text:style-name="T14"><text:tab/></text:span><text:span text:style-name="T14"><text:tab/></text:span><text:span text:style-name="T14">000011 | 1000 | x | xxxxx</text:span></text:p>
          <text:p text:style-name="P24"><text:span text:style-name="T14"><text:tab/></text:span><text:span text:style-name="T14">CEG END </text:span><text:span text:style-name="T14"><text:tab/></text:span><text:span text:style-name="T14">idem</text:span><text:span text:style-name="T14"><text:tab/></text:span><text:span text:style-name="T14"> </text:span><text:span text:style-name="T14"><text:tab/></text:span><text:span text:style-name="T14"> EqualorGreater </text:span><text:span text:style-name="T14"><text:tab/></text:span><text:span text:style-name="T14">000011 | 1001 | x | xxxxx</text:span></text:p>
          <text:p text:style-name="P24"><text:span text:style-name="T14"><text:tab/></text:span><text:span text:style-name="T14">CEL END </text:span><text:span text:style-name="T14"><text:tab/></text:span><text:span text:style-name="T14">idem</text:span><text:span text:style-name="T14"><text:tab/></text:span><text:span text:style-name="T14"> </text:span><text:span text:style-name="T14"><text:tab/></text:span><text:span text:style-name="T14"> EqualorLesser </text:span><text:span text:style-name="T14"><text:tab/></text:span><text:span text:style-name="T14">000011 | 1010 | x | xxxxx</text:span></text:p>
          <text:p text:style-name="P24"><text:span text:style-name="T14"><text:tab/></text:span><text:span text:style-name="T14">COV END </text:span><text:span text:style-name="T14"><text:tab/></text:span><text:span text:style-name="T14">idem</text:span><text:span text:style-name="T14"><text:tab/></text:span><text:span text:style-name="T14"> </text:span><text:span text:style-name="T14"><text:tab/></text:span><text:span text:style-name="T14"> Overflow (ULA) </text:span><text:span text:style-name="T14"><text:tab/></text:span><text:span text:style-name="T14">000011 | 1011 | x | xxxxx</text:span></text:p>
          <text:p text:style-name="P24"><text:span text:style-name="T14"><text:tab/></text:span><text:span text:style-name="T14">CNOV END </text:span><text:span text:style-name="T14"><text:tab/></text:span><text:span text:style-name="T14">idem</text:span><text:span text:style-name="T14"><text:tab/></text:span><text:span text:style-name="T14"> </text:span><text:span text:style-name="T14"><text:tab/></text:span><text:span text:style-name="T14"> NotOverflow </text:span><text:span text:style-name="T14"><text:tab/></text:span><text:span text:style-name="T14">000011 | 1100 | x | xxxxx</text:span></text:p>
          <text:p text:style-name="P24"><text:span text:style-name="T14"><text:tab/></text:span><text:span text:style-name="T14">CN END</text:span><text:span text:style-name="T14"><text:tab/></text:span><text:span text:style-name="T14">idem</text:span><text:span text:style-name="T14"><text:tab/></text:span><text:span text:style-name="T14"> <text:s text:c="3"/></text:span><text:span text:style-name="T14"><text:tab/></text:span><text:span text:style-name="T14"> Negative (ULA)</text:span><text:span text:style-name="T14"><text:tab/></text:span><text:span text:style-name="T14">000011 | 1101 | x | xxxxx</text:span></text:p>
          <text:p text:style-name="P24"><text:span text:style-name="T14"><text:tab/></text:span><text:span text:style-name="T14">CDZ END</text:span><text:span text:style-name="T14"><text:tab/></text:span><text:span text:style-name="T14">idem</text:span><text:span text:style-name="T14"><text:tab/></text:span><text:span text:style-name="T14"> <text:s text:c="3"/></text:span><text:span text:style-name="T14"><text:tab/></text:span><text:span text:style-name="T14"> DivbyZero</text:span><text:span text:style-name="T14"><text:tab/></text:span><text:span text:style-name="T14">000011 | 1110 | x | xxxxx</text:span></text:p>
          <text:p text:style-name="P24"><text:span text:style-name="T14"/></text:p>
          <text:p text:style-name="P24"><text:span text:style-name="T14"/></text:p>
          <text:p text:style-name="P24"><text:span text:style-name="T14"><text:tab/></text:span></text:p>
          <text:p text:style-name="P24"><text:span text:style-name="T14"><text:tab/></text:span></text:p>
          <text:p text:style-name="P24"><text:span text:style-name="T14"/></text:p>
          <text:p text:style-name="P24"><text:span text:style-name="T14"><text:tab/></text:span></text:p>
          <text:p text:style-name="P2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Instrução de retorno"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ão de retorno</text:span></text:p>
          </draw:text-box>
        </draw:frame>
        <draw:custom-shape draw:name="Rectangle 3" draw:style-name="gr1" draw:text-style-name="P8" draw:layer="layout" svg:width="22.859cm" svg:height="13.599cm" svg:x="1.901cm" svg:y="4.326cm">
          <text:p text:style-name="P24"><text:span text:style-name="T14"><text:tab/></text:span></text:p>
          <text:p text:style-name="P24"><text:span text:style-name="T14"/></text:p>
          <text:p text:style-name="P24"><text:span text:style-name="T14"><text:tab/></text:span><text:span text:style-name="T14">RTS</text:span><text:span text:style-name="T14"><text:tab/></text:span><text:span text:style-name="T14"><text:tab/></text:span><text:span text:style-name="T14"><text:tab/></text:span><text:span text:style-name="T14">SP++ </text:span><text:span text:style-name="T14"><text:tab/></text:span><text:span text:style-name="T14"><text:tab/></text:span><text:span text:style-name="T14">000100 | xxxx | x | xxxxx</text:span></text:p>
          <text:p text:style-name="P24"><text:span text:style-name="T14"><text:tab/></text:span><text:span text:style-name="T14"><text:tab/></text:span><text:span text:style-name="T14"><text:tab/></text:span><text:span text:style-name="T14"><text:tab/></text:span><text:span text:style-name="T14">PC&lt;=MEM(SP) </text:span></text:p>
          <text:p text:style-name="P24"><text:span text:style-name="T14"><text:tab/></text:span><text:span text:style-name="T14"><text:tab/></text:span><text:span text:style-name="T14"><text:tab/></text:span><text:span text:style-name="T14"><text:tab/></text:span><text:span text:style-name="T14">PC++ <text:s/></text:span></text:p>
          <text:p text:style-name="P24"><text:span text:style-name="T14"/></text:p>
          <text:p text:style-name="P24"><text:span text:style-name="T14">Obs.: - Não esquecer de incrementar o PC pois foi guardado na pilha ainda apontando para o END no CALL.</text:span></text:p>
          <text:p text:style-name="P24"><text:span text:style-name="T14"><text:tab/></text:span><text:span text:style-name="T14"><text:tab/></text:span></text:p>
          <text:p text:style-name="P24"><text:span text:style-name="T14"><text:tab/></text:span><text:span text:style-name="T14"><text:tab/></text:span><text:span text:style-name="T14"><text:tab/></text:span><text:span text:style-name="T14"><text:tab/></text:span></text:p>
          <text:p text:style-name="P24"><text:span text:style-name="T14"><text:tab/></text:span></text:p>
          <text:p text:style-name="P24"><text:span text:style-name="T14"><text:tab/></text:span></text:p>
          <text:p text:style-name="P24"><text:span text:style-name="T14"><text:tab/></text:span></text:p>
          <text:p text:style-name="P24"><text:span text:style-name="T14"/></text:p>
          <text:p text:style-name="P24"><text:span text:style-name="T14"><text:tab/></text:span></text:p>
          <text:p text:style-name="P2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89cm" svg:y="3.77cm" presentation:class="outline" presentation:user-transformed="true">
          <draw:text-box>
            <text:p text:style-name="P16"><text:span text:style-name="T13"/></text:p>
            <text:list text:style-name="L11">
              <text:list-item>
                <text:p text:style-name="P16"><text:span text:style-name="T13">Pilha</text:span></text:p>
              </text:list-item>
            </text:list>
            <text:p text:style-name="P16"><text:span text:style-name="T13"/></text:p>
            <text:p text:style-name="P16"><text:span text:style-name="T13"/></text:p>
            <text:p text:style-name="P16"><text:span text:style-name="T13"/></text:p>
          </draw:text-box>
        </draw:frame>
        <draw:frame draw:name="Group 30" draw:style-name="standard" draw:layer="layout" svg:width="14.197cm" svg:height="1.268cm" svg:x="4.502cm" svg:y="6.522cm">
          <table:table>
            <table:table-column table:style-name="co18"/>
            <table:table-column table:style-name="co19"/>
            <table:table-column table:style-name="co20"/>
            <table:table-column table:style-name="co21"/>
            <table:table-row table:style-name="ro5" table:default-cell-style-name="ce4">
              <table:table-cell table:style-name="ce3">
                <text:p text:style-name="P26"><text:span text:style-name="T13"><text:s/></text:span><text:span text:style-name="T13">op</text:span></text:p>
              </table:table-cell>
              <table:table-cell>
                <text:p text:style-name="P21"><text:span text:style-name="T13"><text:s text:c="4"/></text:span><text:span text:style-name="T13">RX</text:span></text:p>
              </table:table-cell>
              <table:table-cell>
                <text:p text:style-name="P26"><text:span text:style-name="T13">Rx/FR</text:span></text:p>
              </table:table-cell>
              <table:table-cell table:style-name="ce6">
                <text:p text:style-name="P26"><text:span text:style-name="T13"><text:s/></text:span></text:p>
              </table:table-cell>
            </table:table-row>
          </table:table>
          <draw:image xlink:href="Pictures/TablePreview9.svm" xlink:type="simple" xlink:show="embed" xlink:actuate="onLoad"/>
        </draw:frame>
        <draw:custom-shape draw:name="Text Box 14" draw:style-name="gr15" draw:text-style-name="P8" draw:layer="layout" svg:width="1.689cm" svg:height="0.843cm" svg:x="5.878cm" svg:y="7.854cm">
          <text:p text:style-name="P10"><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7" draw:text-style-name="P8" draw:layer="layout" svg:width="2.385cm" svg:height="0.843cm" svg:x="9.701cm" svg:y="7.876cm">
          <text:p text:style-name="P10"><text:span text:style-name="T1">3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5" draw:text-style-name="P8" draw:layer="layout" svg:width="1.441cm" svg:height="0.843cm" svg:x="12.81cm" svg:y="7.88cm">
          <text:p text:style-name="P10"><text:span text:style-name="T1">1 b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5" draw:text-style-name="P8" draw:layer="layout" svg:width="1.441cm" svg:height="0.843cm" svg:x="16.1cm" svg:y="7.876cm">
          <text:p text:style-name="P10"><text:span text:style-name="T1">6 b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14" draw:layer="layout" svg:width="16.799cm" svg:height="13.364cm" svg:x="2.1cm" svg:y="14.107cm" presentation:class="notes" presentation:placeholder="true">
            <draw:text-box/>
          </draw:frame>
        </presentation:notes>
      </draw:page>
      <draw:page draw:name="Instruções de pilha"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de pilha</text:span></text:p>
          </draw:text-box>
        </draw:frame>
        <draw:custom-shape draw:name="Rectangle 3" draw:style-name="gr1" draw:text-style-name="P8" draw:layer="layout" svg:width="22.859cm" svg:height="13.599cm" svg:x="1.901cm" svg:y="4.326cm">
          <text:p text:style-name="P24"><text:span text:style-name="T14"><text:tab/></text:span><text:span text:style-name="T14">PUSH</text:span><text:span text:style-name="T14"><text:tab/></text:span><text:span text:style-name="T14"> RX</text:span><text:span text:style-name="T14"><text:tab/></text:span><text:span text:style-name="T14"><text:tab/></text:span><text:span text:style-name="T14">MEM(SP) &lt;- RX</text:span><text:span text:style-name="T14"><text:tab/></text:span><text:span text:style-name="T14"><text:tab/></text:span><text:span text:style-name="T14">000101 | RX | 0 | xxxxxx</text:span></text:p>
          <text:p text:style-name="P24"><text:span text:style-name="T14"><text:tab/></text:span><text:span text:style-name="T14"><text:tab/></text:span><text:span text:style-name="T14"><text:tab/></text:span><text:span text:style-name="T14"><text:tab/></text:span><text:span text:style-name="T14">SP--</text:span></text:p>
          <text:p text:style-name="P24"><text:span text:style-name="T14"/></text:p>
          <text:p text:style-name="P24"><text:span text:style-name="T14"><text:tab/></text:span><text:span text:style-name="T14">PUSH</text:span><text:span text:style-name="T14"><text:tab/></text:span><text:span text:style-name="T14"> FR</text:span><text:span text:style-name="T14"><text:tab/></text:span><text:span text:style-name="T14"><text:tab/></text:span><text:span text:style-name="T14">MEM(SP) &lt;- FR</text:span><text:span text:style-name="T14"><text:tab/></text:span><text:span text:style-name="T14"><text:tab/></text:span><text:span text:style-name="T14">000101 | xxx | 1 | xxxxxx</text:span></text:p>
          <text:p text:style-name="P24"><text:span text:style-name="T14"><text:tab/></text:span><text:span text:style-name="T14"><text:tab/></text:span><text:span text:style-name="T14"><text:tab/></text:span><text:span text:style-name="T14"><text:tab/></text:span><text:span text:style-name="T14">SP--</text:span></text:p>
          <text:p text:style-name="P24"><text:span text:style-name="T14"/></text:p>
          <text:p text:style-name="P24"><text:span text:style-name="T14"><text:tab/></text:span><text:span text:style-name="T14">POP</text:span><text:span text:style-name="T14"><text:tab/></text:span><text:span text:style-name="T14"> RX</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000110 | RX | 0 | xxxxxx</text:span></text:p>
          <text:p text:style-name="P24"><text:span text:style-name="T14"><text:tab/></text:span><text:span text:style-name="T14"><text:tab/></text:span><text:span text:style-name="T14"><text:tab/></text:span><text:span text:style-name="T14"><text:tab/></text:span><text:span text:style-name="T14">MEM(SP) -&gt; RX</text:span></text:p>
          <text:p text:style-name="P24"><text:span text:style-name="T14"/></text:p>
          <text:p text:style-name="P24"><text:span text:style-name="T14"><text:tab/></text:span><text:span text:style-name="T14">POP</text:span><text:span text:style-name="T14"><text:tab/></text:span><text:span text:style-name="T14"> FR</text:span><text:span text:style-name="T14"><text:tab/></text:span><text:span text:style-name="T14"><text:tab/></text:span><text:span text:style-name="T14">SP++</text:span><text:span text:style-name="T14"><text:tab/></text:span><text:span text:style-name="T14"> </text:span><text:span text:style-name="T14"><text:tab/></text:span><text:span text:style-name="T14"><text:tab/></text:span><text:span text:style-name="T14">000110 | xxx | 1 | xxxxxx</text:span></text:p>
          <text:p text:style-name="P24"><text:span text:style-name="T14"><text:tab/></text:span><text:span text:style-name="T14"><text:tab/></text:span><text:span text:style-name="T14"><text:tab/></text:span><text:span text:style-name="T14"><text:tab/></text:span><text:span text:style-name="T14">MEM(SP) -&gt; FR</text:span></text:p>
          <text:p text:style-name="P24"><text:span text:style-name="T14"/></text:p>
          <text:p text:style-name="P24"><text:span text:style-name="T14"><text:tab/></text:span></text:p>
          <text:p text:style-name="P24"><text:span text:style-name="T14"/></text:p>
          <text:p text:style-name="P24"><text:span text:style-name="T14"/></text:p>
          <text:p text:style-name="P24"><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4"><text:span text:style-name="T14"><text:tab/></text:span><text:span text:style-name="T14"><text:tab/></text:span><text:span text:style-name="T14"><text:tab/></text:span><text:span text:style-name="T14"><text:tab/></text:span></text:p>
          <text:p text:style-name="P24"><text:span text:style-name="T14"><text:tab/></text:span></text:p>
          <text:p text:style-name="P24"><text:span text:style-name="T14"><text:tab/></text:span></text:p>
          <text:p text:style-name="P24"><text:span text:style-name="T14"><text:tab/></text:span></text:p>
          <text:p text:style-name="P24"><text:span text:style-name="T14"/></text:p>
          <text:p text:style-name="P24"><text:span text:style-name="T14"><text:tab/></text:span></text:p>
          <text:p text:style-name="P2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6" presentation:class="page"/>
          <draw:frame presentation:style-name="pr17" draw:layer="layout" svg:width="15.775cm" svg:height="12.792cm" svg:x="1.972cm" svg:y="13.503cm" presentation:class="notes" presentation:placeholder="true">
            <draw:text-box/>
          </draw:frame>
        </presentation:notes>
      </draw:page>
      <draw:page draw:name="Formato de Instrução" draw:style-name="dp1" draw:master-page-name="Título_20_e_20_texto_20_e_20_2_20_partes_20_de_20_conteúdo" presentation:presentation-page-layout-name="AL4T12">
        <draw:frame draw:name="Espaço Reservado para Data 5" presentation:style-name="pr11"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7" presentation:style-name="pr11"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12" draw:text-style-name="P4" draw:layer="layout" svg:width="22.797cm" svg:height="2.001cm" svg:x="1.301cm" svg:y="1.266cm" presentation:class="title" presentation:user-transformed="true">
          <draw:text-box>
            <text:p text:style-name="P3"><text:span text:style-name="T2">Formato de Instrução</text:span></text:p>
          </draw:text-box>
        </draw:frame>
        <draw:frame draw:name="Rectangle 3" presentation:style-name="pr13" draw:text-style-name="P6" draw:layer="layout" svg:width="22.797cm" svg:height="13.599cm" svg:x="1.301cm" svg:y="3.656cm" presentation:class="outline" presentation:user-transformed="true">
          <draw:text-box>
            <text:p text:style-name="P16"><text:span text:style-name="T13"/></text:p>
            <text:list text:style-name="L11">
              <text:list-item>
                <text:p text:style-name="P16"><text:span text:style-name="T13">Controle</text:span></text:p>
              </text:list-item>
            </text:list>
            <text:p text:style-name="P16"><text:span text:style-name="T13"/></text:p>
            <text:p text:style-name="P16"><text:span text:style-name="T13"/></text:p>
            <text:p text:style-name="P16"><text:span text:style-name="T13"/></text:p>
          </draw:text-box>
        </draw:frame>
        <draw:frame draw:name="Group 20" draw:style-name="standard" draw:layer="layout" svg:width="12.601cm" svg:height="1.268cm" svg:x="4.502cm" svg:y="6.522cm">
          <table:table>
            <table:table-column table:style-name="co18"/>
            <table:table-column table:style-name="co22"/>
            <table:table-column table:style-name="co23"/>
            <table:table-row table:style-name="ro5">
              <table:table-cell table:style-name="ce3">
                <text:p text:style-name="P26"><text:span text:style-name="T13"><text:s/></text:span><text:span text:style-name="T13">op</text:span></text:p>
              </table:table-cell>
              <table:table-cell table:style-name="ce4">
                <text:p text:style-name="P21"><text:span text:style-name="T13"><text:s text:c="4"/></text:span><text:span text:style-name="T13">set/clear</text:span></text:p>
              </table:table-cell>
              <table:table-cell table:style-name="ce6"/>
            </table:table-row>
          </table:table>
          <draw:image xlink:href="Pictures/TablePreview10.svm" xlink:type="simple" xlink:show="embed" xlink:actuate="onLoad"/>
        </draw:frame>
        <draw:custom-shape draw:name="Text Box 16" draw:style-name="gr15" draw:text-style-name="P8" draw:layer="layout" svg:width="1.689cm" svg:height="0.843cm" svg:x="5.878cm" svg:y="7.854cm">
          <text:p text:style-name="P10"><text:span text:style-name="T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7" draw:text-style-name="P8" draw:layer="layout" svg:width="2.385cm" svg:height="0.843cm" svg:x="9.701cm" svg:y="7.876cm">
          <text:p text:style-name="P10"><text:span text:style-name="T1">1 b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5" draw:text-style-name="P8" draw:layer="layout" svg:width="1.689cm" svg:height="0.843cm" svg:x="13.899cm" svg:y="7.854cm">
          <text:p text:style-name="P10"><text:span text:style-name="T1">9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7" presentation:class="page"/>
          <draw:frame presentation:style-name="pr14" draw:layer="layout" svg:width="16.799cm" svg:height="13.364cm" svg:x="2.1cm" svg:y="14.107cm" presentation:class="notes" presentation:placeholder="true">
            <draw:text-box/>
          </draw:frame>
        </presentation:notes>
      </draw:page>
      <draw:page draw:name="Instruções de controle" draw:style-name="dp1" draw:master-page-name="Título_20_e_20_conteúdo" presentation:presentation-page-layout-name="AL2T11">
        <draw:frame draw:name="Espaço Reservado para Data 3" presentation:style-name="pr15" draw:text-style-name="P2" draw:layer="layout" svg:width="5.926cm" svg:height="1.322cm" svg:x="1.27cm" svg:y="17.877cm" presentation:class="date-time" presentation:user-transformed="true">
          <draw:text-box>
            <text:p text:style-name="P1"><text:span text:style-name="T1"><text:date style:data-style-name="D1" text:date-value="2017-03-11">11/03/17</text:date></text:span></text:p>
          </draw:text-box>
        </draw:frame>
        <draw:frame draw:name="Espaço Reservado para Número de Slide 5" presentation:style-name="pr15" draw:text-style-name="P2" draw:layer="layout" svg:width="5.926cm" svg:height="1.322cm" svg:x="18.203cm" svg:y="17.877cm" presentation:class="page-number" presentation:user-transformed="true">
          <draw:text-box>
            <text:p text:style-name="P1"><text:span text:style-name="T1"><text:page-number>&lt;número&gt;</text:page-number></text:span></text:p>
          </draw:text-box>
        </draw:frame>
        <draw:frame draw:name="Rectangle 2" presentation:style-name="pr5" draw:text-style-name="P4" draw:layer="layout" svg:width="22.797cm" svg:height="2.001cm" svg:x="1.301cm" svg:y="1.266cm" presentation:class="title" presentation:user-transformed="true">
          <draw:text-box>
            <text:p text:style-name="P3"><text:span text:style-name="T2">Instruções de controle</text:span></text:p>
          </draw:text-box>
        </draw:frame>
        <draw:custom-shape draw:name="Rectangle 3" draw:style-name="gr1" draw:text-style-name="P8" draw:layer="layout" svg:width="22.859cm" svg:height="13.599cm" svg:x="1.901cm" svg:y="4.326cm">
          <text:p text:style-name="P24"><text:span text:style-name="T14"><text:tab/></text:span><text:span text:style-name="T14">CLEARC</text:span><text:span text:style-name="T14"><text:tab/></text:span><text:span text:style-name="T14"><text:tab/></text:span><text:span text:style-name="T14">C&lt;-0 </text:span><text:span text:style-name="T14"><text:tab/></text:span><text:span text:style-name="T14"><text:tab/></text:span><text:span text:style-name="T14"><text:tab/></text:span><text:span text:style-name="T14">001000 | 0 | xxxxxxxxx</text:span></text:p>
          <text:p text:style-name="P24"><text:span text:style-name="T14"><text:tab/></text:span><text:span text:style-name="T14">SETC</text:span><text:span text:style-name="T14"><text:tab/></text:span><text:span text:style-name="T14"><text:tab/></text:span><text:span text:style-name="T14"><text:tab/></text:span><text:span text:style-name="T14">C&lt;-1 </text:span><text:span text:style-name="T14"><text:tab/></text:span><text:span text:style-name="T14"><text:tab/></text:span><text:span text:style-name="T14"><text:tab/></text:span><text:span text:style-name="T14">001000 | 1 | xxxxxxxxx</text:span></text:p>
          <text:p text:style-name="P24"><text:span text:style-name="T14"><text:tab/></text:span><text:span text:style-name="T14">HALT</text:span><text:span text:style-name="T14"><text:tab/></text:span><text:span text:style-name="T14"><text:tab/></text:span><text:span text:style-name="T14"><text:tab/></text:span><text:span text:style-name="T14">STOP EXECUTION</text:span><text:span text:style-name="T14"><text:tab/></text:span><text:span text:style-name="T14"><text:tab/></text:span><text:span text:style-name="T14">001111 | x | xxxxxxxxx</text:span></text:p>
          <text:p text:style-name="P24"><text:span text:style-name="T14"><text:tab/></text:span><text:span text:style-name="T14">NOOP</text:span><text:span text:style-name="T14"><text:tab/></text:span><text:span text:style-name="T14"><text:tab/></text:span><text:span text:style-name="T14">NO OPERATION</text:span><text:span text:style-name="T14"><text:tab/></text:span><text:span text:style-name="T14"><text:tab/></text:span><text:span text:style-name="T14">000000 | x | xxxxxxxxx</text:span></text:p>
          <text:p text:style-name="P24"><text:span text:style-name="T14"><text:tab/></text:span><text:span text:style-name="T14">BREAKP</text:span><text:span text:style-name="T14"><text:tab/></text:span><text:span text:style-name="T14"><text:tab/></text:span><text:span text:style-name="T14">Insert Break Point</text:span><text:span text:style-name="T14"><text:tab/></text:span><text:span text:style-name="T14"><text:tab/></text:span><text:span text:style-name="T14">001110 | x | xxxxxxxxx</text:span></text:p>
          <text:p text:style-name="P24"><text:span text:style-name="T14"/></text:p>
          <text:p text:style-name="P24"><text:span text:style-name="T14"/></text:p>
          <text:p text:style-name="P24"><text:span text:style-name="T14"><text:tab/></text:span><text:span text:style-name="T14"><text:tab/></text:span><text:span text:style-name="T14"><text:tab/></text:span><text:span text:style-name="T14"><text:tab/></text:span><text:span text:style-name="T14"> </text:span><text:span text:style-name="T14"><text:tab/></text:span><text:span text:style-name="T14"><text:tab/></text:span></text:p>
          <text:p text:style-name="P24"><text:span text:style-name="T14"><text:tab/></text:span><text:span text:style-name="T14"><text:tab/></text:span><text:span text:style-name="T14"><text:tab/></text:span><text:span text:style-name="T14"><text:tab/></text:span></text:p>
          <text:p text:style-name="P24"><text:span text:style-name="T14"><text:tab/></text:span></text:p>
          <text:p text:style-name="P24"><text:span text:style-name="T14"><text:tab/></text:span></text:p>
          <text:p text:style-name="P24"><text:span text:style-name="T14"><text:tab/></text:span></text:p>
          <text:p text:style-name="P24"><text:span text:style-name="T14"/></text:p>
          <text:p text:style-name="P24"><text:span text:style-name="T14"><text:tab/></text:span></text:p>
          <text:p text:style-name="P24"><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212cm" svg:height="10.659cm" svg:x="2.753cm" svg:y="2.16cm" draw:page-number="18" presentation:class="page"/>
          <draw:frame presentation:style-name="pr17"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10 BT1" svg:font-family="'Courier10 BT'" style:font-family-generic="modern" style:font-pitch="fixed"/>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Courier10 BT" svg:font-family="'Courier10 BT'"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66008f" draw:end-color="#ba0066" draw:start-intensity="100%" draw:end-intensity="100%" draw:angle="900" draw:border="0%"/>
    <draw:gradient draw:name="Gradient_20_3" draw:display-name="Gradient 3" draw:style="linear" draw:start-color="#ba0066" draw:end-color="#66008f" draw:start-intensity="100%" draw:end-intensity="100%" draw:angle="9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Slide_20_de_20_título-outline2" style:display-name="Slide de título-outline2" style:family="presentation" style:parent-style-name="Slide_20_de_20_título-outline1">
      <style:paragraph-properties fo:margin-top="0cm" fo:margin-bottom="0.4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3" style:display-name="Slide de título-outline3" style:family="presentation" style:parent-style-name="Slide_20_de_20_título-outline2">
      <style:paragraph-properties fo:margin-top="0cm" fo:margin-bottom="0.3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4" style:display-name="Slide de título-outline4" style:family="presentation" style:parent-style-name="Slide_20_de_20_título-outline3">
      <style:paragraph-properties fo:margin-top="0cm" fo:margin-bottom="0.2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abela-background" style:display-name="Título e tabela-background" style:family="presentation">
      <style:graphic-properties draw:stroke="none" draw:fill="solid" draw:fill-color="#ffffff"/>
      <style:text-properties style:letter-kerning="true"/>
    </style:style>
    <style:style style:name="Título_20_e_20_tabela-backgroundobjects" style:display-name="Título e tabela-backgroundobjects" style:family="presentation">
      <style:graphic-properties draw:textarea-horizontal-align="justify" draw:shadow="hidden" draw:shadow-offset-x="0.2cm" draw:shadow-offset-y="0.2cm" draw:shadow-color="#808080"/>
      <style:text-properties style:letter-kerning="true"/>
    </style:style>
    <style:style style:name="Título_20_e_20_tabela-notes" style:display-name="Título e tabel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abela-outline1" style:display-name="Título e tabela-outline1" style:family="presentation">
      <style:graphic-properties draw:stroke="none" draw:fill="none" draw:auto-grow-height="false" draw:fit-to-size="shrink-to-fit">
        <text:list-style style:name="Título_20_e_20_tabela-outline1" style:display-name="Título e tabel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abela-outline2" style:display-name="Título e tabela-outline2" style:family="presentation" style:parent-style-name="Título_20_e_20_tabela-outline1">
      <style:paragraph-properties fo:margin-top="0cm" fo:margin-bottom="0.4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3" style:display-name="Título e tabela-outline3" style:family="presentation" style:parent-style-name="Título_20_e_20_tabela-outline2">
      <style:paragraph-properties fo:margin-top="0cm" fo:margin-bottom="0.3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4" style:display-name="Título e tabela-outline4" style:family="presentation" style:parent-style-name="Título_20_e_20_tabela-outline3">
      <style:paragraph-properties fo:margin-top="0cm" fo:margin-bottom="0.2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abela-outline5" style:display-name="Título e tabela-outline5" style:family="presentation" style:parent-style-name="Título_20_e_20_tabela-outline4">
      <style:paragraph-properties fo:margin-top="0cm" fo:margin-bottom="0.1cm"/>
      <style:text-properties fo:font-size="20pt" style:font-size-asian="20pt" style:font-size-complex="20pt"/>
    </style:style>
    <style:style style:name="Título_20_e_20_tabela-outline6" style:display-name="Título e tabela-outline6" style:family="presentation" style:parent-style-name="Título_20_e_20_tabela-outline5">
      <style:paragraph-properties fo:margin-top="0cm" fo:margin-bottom="0.1cm"/>
      <style:text-properties fo:font-size="20pt" style:font-size-asian="20pt" style:font-size-complex="20pt"/>
    </style:style>
    <style:style style:name="Título_20_e_20_tabela-outline7" style:display-name="Título e tabela-outline7" style:family="presentation" style:parent-style-name="Título_20_e_20_tabela-outline6">
      <style:paragraph-properties fo:margin-top="0cm" fo:margin-bottom="0.1cm"/>
      <style:text-properties fo:font-size="20pt" style:font-size-asian="20pt" style:font-size-complex="20pt"/>
    </style:style>
    <style:style style:name="Título_20_e_20_tabela-outline8" style:display-name="Título e tabela-outline8" style:family="presentation" style:parent-style-name="Título_20_e_20_tabela-outline7">
      <style:paragraph-properties fo:margin-top="0cm" fo:margin-bottom="0.1cm"/>
      <style:text-properties fo:font-size="20pt" style:font-size-asian="20pt" style:font-size-complex="20pt"/>
    </style:style>
    <style:style style:name="Título_20_e_20_tabela-outline9" style:display-name="Título e tabela-outline9" style:family="presentation" style:parent-style-name="Título_20_e_20_tabela-outline8">
      <style:paragraph-properties fo:margin-top="0cm" fo:margin-bottom="0.1cm"/>
      <style:text-properties fo:font-size="20pt" style:font-size-asian="20pt" style:font-size-complex="20pt"/>
    </style:style>
    <style:style style:name="Título_20_e_20_tabela-subtitle" style:display-name="Título e tabela-subtitle" style:family="presentation">
      <style:graphic-properties draw:stroke="none" draw:fill="none" draw:textarea-vertical-align="middle">
        <text:list-style style:name="Título_20_e_20_tabela-subtitle" style:display-name="Título e tabel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abela-title" style:display-name="Título e tabela-title" style:family="presentation">
      <style:graphic-properties draw:stroke="none" draw:fill="none" draw:textarea-vertical-align="middle">
        <text:list-style style:name="Título_20_e_20_tabela-title" style:display-name="Título e tabel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background" style:display-name="Título e texto e 2 partes de conteúdo-background" style:family="presentation">
      <style:graphic-properties draw:stroke="none" draw:fill="solid" draw:fill-color="#ffffff"/>
      <style:text-properties style:letter-kerning="true"/>
    </style:style>
    <style:style style:name="Título_20_e_20_texto_20_e_20_2_20_partes_20_de_20_conteúdo-backgroundobjects" style:display-name="Título e texto e 2 partes d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e_20_2_20_partes_20_de_20_conteúdo-notes" style:display-name="Título e texto e 2 partes d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e_20_2_20_partes_20_de_20_conteúdo-outline1" style:display-name="Título e texto e 2 partes de conteúdo-outline1" style:family="presentation">
      <style:graphic-properties draw:stroke="none" draw:fill="none" draw:auto-grow-height="false" draw:fit-to-size="shrink-to-fit">
        <text:list-style style:name="Título_20_e_20_texto_20_e_20_2_20_partes_20_de_20_conteúdo-outline1" style:display-name="Título e texto e 2 partes d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style:style>
    <style:style style:name="Título_20_e_20_texto_20_e_20_2_20_partes_20_de_20_conteúdo-outline2" style:display-name="Título e texto e 2 partes de conteúdo-outline2" style:family="presentation" style:parent-style-name="Título_20_e_20_texto_20_e_20_2_20_partes_20_de_20_conteúdo-outline1">
      <style:paragraph-properties fo:margin-top="0cm" fo:margin-bottom="0.4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3" style:display-name="Título e texto e 2 partes de conteúdo-outline3" style:family="presentation" style:parent-style-name="Título_20_e_20_texto_20_e_20_2_20_partes_20_de_20_conteúdo-outline2">
      <style:paragraph-properties fo:margin-top="0cm" fo:margin-bottom="0.3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4" style:display-name="Título e texto e 2 partes de conteúdo-outline4" style:family="presentation" style:parent-style-name="Título_20_e_20_texto_20_e_20_2_20_partes_20_de_20_conteúdo-outline3">
      <style:paragraph-properties fo:margin-top="0cm" fo:margin-bottom="0.2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Título_20_e_20_texto_20_e_20_2_20_partes_20_de_20_conteúdo-outline5" style:display-name="Título e texto e 2 partes de conteúdo-outline5" style:family="presentation" style:parent-style-name="Título_20_e_20_texto_20_e_20_2_20_partes_20_de_20_conteúdo-outline4">
      <style:paragraph-properties fo:margin-top="0cm" fo:margin-bottom="0.1cm"/>
      <style:text-properties fo:font-size="20pt" style:font-size-asian="20pt" style:font-size-complex="20pt"/>
    </style:style>
    <style:style style:name="Título_20_e_20_texto_20_e_20_2_20_partes_20_de_20_conteúdo-outline6" style:display-name="Título e texto e 2 partes de conteúdo-outline6" style:family="presentation" style:parent-style-name="Título_20_e_20_texto_20_e_20_2_20_partes_20_de_20_conteúdo-outline5">
      <style:paragraph-properties fo:margin-top="0cm" fo:margin-bottom="0.1cm"/>
      <style:text-properties fo:font-size="20pt" style:font-size-asian="20pt" style:font-size-complex="20pt"/>
    </style:style>
    <style:style style:name="Título_20_e_20_texto_20_e_20_2_20_partes_20_de_20_conteúdo-outline7" style:display-name="Título e texto e 2 partes de conteúdo-outline7" style:family="presentation" style:parent-style-name="Título_20_e_20_texto_20_e_20_2_20_partes_20_de_20_conteúdo-outline6">
      <style:paragraph-properties fo:margin-top="0cm" fo:margin-bottom="0.1cm"/>
      <style:text-properties fo:font-size="20pt" style:font-size-asian="20pt" style:font-size-complex="20pt"/>
    </style:style>
    <style:style style:name="Título_20_e_20_texto_20_e_20_2_20_partes_20_de_20_conteúdo-outline8" style:display-name="Título e texto e 2 partes de conteúdo-outline8" style:family="presentation" style:parent-style-name="Título_20_e_20_texto_20_e_20_2_20_partes_20_de_20_conteúdo-outline7">
      <style:paragraph-properties fo:margin-top="0cm" fo:margin-bottom="0.1cm"/>
      <style:text-properties fo:font-size="20pt" style:font-size-asian="20pt" style:font-size-complex="20pt"/>
    </style:style>
    <style:style style:name="Título_20_e_20_texto_20_e_20_2_20_partes_20_de_20_conteúdo-outline9" style:display-name="Título e texto e 2 partes de conteúdo-outline9" style:family="presentation" style:parent-style-name="Título_20_e_20_texto_20_e_20_2_20_partes_20_de_20_conteúdo-outline8">
      <style:paragraph-properties fo:margin-top="0cm" fo:margin-bottom="0.1cm"/>
      <style:text-properties fo:font-size="20pt" style:font-size-asian="20pt" style:font-size-complex="20pt"/>
    </style:style>
    <style:style style:name="Título_20_e_20_texto_20_e_20_2_20_partes_20_de_20_conteúdo-subtitle" style:display-name="Título e texto e 2 partes de conteúdo-subtitle" style:family="presentation">
      <style:graphic-properties draw:stroke="none" draw:fill="none" draw:textarea-vertical-align="middle">
        <text:list-style style:name="Título_20_e_20_texto_20_e_20_2_20_partes_20_de_20_conteúdo-subtitle" style:display-name="Título e texto e 2 partes d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e_20_2_20_partes_20_de_20_conteúdo-title" style:display-name="Título e texto e 2 partes de conteúdo-title" style:family="presentation">
      <style:graphic-properties draw:stroke="none" draw:fill="none" draw:textarea-vertical-align="middle">
        <text:list-style style:name="Título_20_e_20_texto_20_e_20_2_20_partes_20_de_20_conteúdo-title" style:display-name="Título e texto e 2 partes d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14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4pt" style:language-asian="en" style:country-asian="US" style:font-style-asian="normal" style:font-weight-asian="normal" style:font-name-complex="Arial1" style:font-family-complex="Arial" style:font-size-complex="1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gradient" draw:fill-gradient-name="Gradient_20_2"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3" draw:textarea-vertical-align="middle" draw:auto-grow-height="false" draw:fit-to-size="false" fo:min-height="0cm" fo:min-width="0cm" fo:padding-top="0.125cm" fo:padding-bottom="0.125cm" fo:padding-left="0.25cm" fo:padding-right="0.25cm" fo:wrap-option="no-wrap"/>
    </style:style>
    <style:style style:name="Mpr1" style:family="presentation" style:parent-style-name="Slide_20_de_20_títul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Mpr2" style:family="presentation" style:parent-style-name="Slide_20_de_20_títul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Mpr6" style:family="presentation" style:parent-style-name="Título_20_e_20_conteúdo-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ítulo_20_e_20_conteúd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r10" style:family="presentation" style:parent-style-name="Título_20_e_20_tabela-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Mpr11" style:family="presentation" style:parent-style-name="Título_20_e_20_tabela-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12" style:family="presentation" style:parent-style-name="Título_20_e_20_tabela-backgroundobjects">
      <style:graphic-properties draw:stroke="none" draw:fill="none" draw:fill-color="#ffffff" draw:auto-grow-height="false" fo:min-height="1.485cm"/>
    </style:style>
    <style:style style:name="Mpr13" style:family="presentation" style:parent-style-name="Título_20_e_20_tabela-backgroundobjects">
      <style:graphic-properties draw:stroke="none" draw:fill="none" draw:fill-color="#ffffff" draw:textarea-vertical-align="bottom" draw:auto-grow-height="false" fo:min-height="1.485cm"/>
    </style:style>
    <style:style style:name="Mpr14" style:family="presentation" style:parent-style-name="Título_20_e_20_texto_20_e_20_2_20_partes_20_de_20_conteúdo-title">
      <style:graphic-properties draw:stroke="none" svg:stroke-width="0.026cm" draw:stroke-linejoin="miter" draw:fill="none" draw:textarea-vertical-align="bottom" draw:auto-grow-height="false" draw:fit-to-size="false" fo:min-height="3.181cm" fo:padding-top="0.127cm" fo:padding-bottom="0.13cm" fo:padding-left="0.254cm" fo:padding-right="0.254cm" fo:wrap-option="wrap"/>
    </style:style>
    <style:style style:name="Mpr15" style:family="presentation" style:parent-style-name="Título_20_e_20_texto_20_e_20_2_20_partes_20_de_20_conteúdo-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16" style:family="presentation" style:parent-style-name="Título_20_e_20_texto_20_e_20_2_20_partes_20_de_20_conteúd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17" style:family="presentation" style:parent-style-name="Título_20_e_20_texto_20_e_20_2_20_partes_20_de_20_conteúdo-backgroundobjects">
      <style:graphic-properties draw:stroke="none" draw:fill="none" draw:fill-color="#ffffff" draw:auto-grow-height="false" fo:min-height="1.421cm"/>
    </style:style>
    <style:style style:name="Mpr18" style:family="presentation" style:parent-style-name="Título_20_e_20_texto_20_e_20_2_20_partes_20_de_20_conteúdo-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margin-top="0cm" fo:margin-bottom="0cm" fo:line-height="100%" fo:text-align="center" style:writing-mode="lr-tb"/>
      <style:text-properties fo:font-size="36pt"/>
    </style:style>
    <style:style style:name="MP5" style:family="paragraph">
      <style:paragraph-properties fo:text-align="start" style:font-independent-line-spacing="true"/>
      <style:text-properties fo:font-size="36pt"/>
    </style:style>
    <style:style style:name="MP6" style:family="paragraph">
      <style:paragraph-properties fo:margin-top="0cm" fo:margin-bottom="0cm" fo:line-height="100%" fo:text-align="start" style:writing-mode="lr-tb"/>
      <style:text-properties fo:font-size="14pt" style:font-size-asian="14pt" style:font-size-complex="14pt"/>
    </style:style>
    <style:style style:name="MP7" style:family="paragraph">
      <style:paragraph-properties fo:text-align="start" style:font-independent-line-spacing="true"/>
      <style:text-properties fo:font-size="14pt" style:font-size-asian="14pt" style:font-size-complex="14pt"/>
    </style:style>
    <style:style style:name="MP8" style:family="paragraph">
      <style:paragraph-properties fo:text-align="start"/>
      <style:text-properties fo:font-size="28pt"/>
    </style:style>
    <style:style style:name="MP9" style:family="paragraph">
      <style:paragraph-properties fo:margin-left="0cm" fo:margin-right="0cm" fo:margin-top="0.198cm" fo:margin-bottom="0cm" fo:line-height="100%" fo:text-align="start" fo:text-indent="0cm" style:writing-mode="lr-tb"/>
      <style:text-properties fo:font-size="28pt"/>
    </style:style>
    <style:style style:name="MP10" style:family="paragraph">
      <style:paragraph-properties fo:margin-left="0cm" fo:margin-right="0cm" fo:margin-top="0.169cm" fo:margin-bottom="0cm" fo:line-height="100%" fo:text-align="start" fo:text-indent="0cm" style:writing-mode="lr-tb"/>
      <style:text-properties fo:font-size="28pt"/>
    </style:style>
    <style:style style:name="MP11" style:family="paragraph">
      <style:paragraph-properties fo:margin-left="0cm" fo:margin-right="0cm" fo:margin-top="0.141cm" fo:margin-bottom="0cm" fo:line-height="100%" fo:text-align="start" fo:text-indent="0cm" style:writing-mode="lr-tb"/>
      <style:text-properties fo:font-size="28pt"/>
    </style:style>
    <style:style style:name="MP12" style:family="paragraph">
      <style:paragraph-properties fo:text-align="start" style:font-independent-line-spacing="true"/>
      <style:text-properties fo:font-size="28pt"/>
    </style:style>
    <style:style style:name="MT1" style:family="text">
      <style:text-properties fo:font-variant="normal" fo:text-transform="none" fo:color="#000099"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Slide_20_de_20_título" style:display-name="Slide de título" style:page-layout-name="PM1" draw:style-name="Mdp1">
      <draw:custom-shape draw:name="Rectangle 7" draw:style-name="Mgr3" draw:text-style-name="MP3" draw:layer="backgroundobjects" svg:width="22.85cm" svg:height="0.078cm" svg:x="1.301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3" draw:layer="backgroundobjects" svg:width="22.85cm" svg:height="0.078cm" svg:x="1.301cm" svg:y="17.7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5" draw:layer="backgroundobjects" svg:width="21.589cm" svg:height="4.082cm" svg:x="1.905cm" svg:y="5.918cm" presentation:class="title" presentation:user-transformed="true">
        <draw:text-box>
          <text:p text:style-name="MP4"><text:span text:style-name="MT1">Clique para editar o formato do texto do títuloClique para editar o estilo do título mestre</text:span></text:p>
        </draw:text-box>
      </draw:frame>
      <draw:frame draw:name="Espaço Reservado para Data 3" presentation:style-name="Mpr2" draw:text-style-name="MP7" draw:layer="backgroundobjects" svg:width="5.926cm" svg:height="1.322cm" svg:x="1.27cm" svg:y="17.877cm" presentation:class="date-time" presentation:user-transformed="true">
        <draw:text-box>
          <text:p text:style-name="MP6"><text:span text:style-name="MT2"><text:date style:data-style-name="D1" text:date-value="2017-03-11">11/03/17</text:date></text:span></text:p>
        </draw:text-box>
      </draw:frame>
      <draw:frame draw:name="Espaço Reservado para Rodapé 4" presentation:style-name="Mpr2" draw:text-style-name="MP7" draw:layer="backgroundobjects" svg:width="8.042cm" svg:height="1.322cm" svg:x="8.678cm" svg:y="17.877cm" presentation:class="footer" presentation:user-transformed="true">
        <draw:text-box>
          <text:p/>
        </draw:text-box>
      </draw:frame>
      <draw:frame draw:name="Espaço Reservado para Número de Slide 5" presentation:style-name="Mpr2" draw:text-style-name="MP7" draw:layer="backgroundobjects" svg:width="5.926cm" svg:height="1.322cm" svg:x="18.203cm" svg:y="17.877cm" presentation:class="page-number" presentation:user-transformed="true">
        <draw:text-box>
          <text:p text:style-name="MP6"><text:span text:style-name="MT2"><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2">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Título_20_e_20_conteúdo" style:display-name="Título e conteúdo" style:page-layout-name="PM1" draw:style-name="Mdp1">
      <draw:custom-shape draw:name="Rectangle 7" draw:style-name="Mgr3" draw:text-style-name="MP3" draw:layer="backgroundobjects" svg:width="22.85cm" svg:height="0.078cm" svg:x="1.301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3" draw:layer="backgroundobjects" svg:width="22.85cm" svg:height="0.078cm" svg:x="1.301cm" svg:y="17.7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5" draw:layer="backgroundobjects" svg:width="22.797cm" svg:height="2.001cm" svg:x="1.301cm" svg:y="1.266cm" presentation:class="title" presentation:user-transformed="true">
        <draw:text-box>
          <text:p text:style-name="MP4"><text:span text:style-name="MT1">Clique para editar o formato do texto do títuloClique para editar o estilo do título mestre</text:span></text:p>
        </draw:text-box>
      </draw:frame>
      <draw:frame draw:name="Espaço Reservado para Conteúdo 2" presentation:style-name="Mpr6" draw:text-style-name="MP12" draw:layer="backgroundobjects" svg:width="22.859cm" svg:height="13.599cm" svg:x="1.301cm" svg:y="3.656cm" presentation:class="outline" presentation:user-transformed="true">
        <draw:text-box>
          <text:list text:style-name="ML5">
            <text:list-item>
              <text:p text:style-name="MP8"><text:span text:style-name="MT3">Clique para editar o formato do texto da estrutura de tópicos</text:span></text:p>
              <text:list>
                <text:list-item>
                  <text:p text:style-name="MP8"><text:span text:style-name="MT3">2.º Nível da estrutura de tópicos</text:span></text:p>
                  <text:list>
                    <text:list-item>
                      <text:p text:style-name="MP8"><text:span text:style-name="MT3">3.º Nível da estrutura de tópicos</text:span></text:p>
                      <text:list>
                        <text:list-item>
                          <text:p text:style-name="MP8"><text:span text:style-name="MT3">4.º Nível da estrutura de tópicos</text:span></text:p>
                          <text:list>
                            <text:list-item>
                              <text:p text:style-name="MP8"><text:span text:style-name="MT3">5.º Nível da estrutura de tópicos</text:span></text:p>
                              <text:list>
                                <text:list-item>
                                  <text:p text:style-name="MP8"><text:span text:style-name="MT3">6.º Nível da estrutura de tópicos</text:span></text:p>
                                </text:list-item>
                              </text:list>
                            </text:list-item>
                          </text:list>
                        </text:list-item>
                      </text:list>
                    </text:list-item>
                  </text:list>
                </text:list-item>
              </text:list>
            </text:list-item>
          </text:list>
          <text:list text:style-name="ML6">
            <text:list-item>
              <text:p text:style-name="MP9"><text:span text:style-name="MT3">7.º Nível da estrutura de tópicosClique para editar os estilos do texto mestre</text:span></text:p>
            </text:list-item>
          </text:list>
          <text:list text:style-name="ML7">
            <text:list-item>
              <text:list>
                <text:list-item>
                  <text:p text:style-name="MP10"><text:span text:style-name="MT4">Segundo nível</text:span></text:p>
                </text:list-item>
              </text:list>
            </text:list-item>
          </text:list>
          <text:list text:style-name="ML8">
            <text:list-item>
              <text:list>
                <text:list-item>
                  <text:list>
                    <text:list-item>
                      <text:p text:style-name="MP11"><text:span text:style-name="MT5">Terceiro nível</text:span></text:p>
                    </text:list-item>
                  </text:list>
                </text:list-item>
              </text:list>
            </text:list-item>
          </text:list>
          <text:list text:style-name="ML9">
            <text:list-item>
              <text:list>
                <text:list-item>
                  <text:list>
                    <text:list-item>
                      <text:list>
                        <text:list-item>
                          <text:p text:style-name="MP11"><text:span text:style-name="MT5">Quarto ní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5">Quinto nível</text:span></text:p>
                            </text:list-item>
                          </text:list>
                        </text:list-item>
                      </text:list>
                    </text:list-item>
                  </text:list>
                </text:list-item>
              </text:list>
            </text:list-item>
          </text:list>
        </draw:text-box>
      </draw:frame>
      <draw:frame draw:name="Espaço Reservado para Data 3" presentation:style-name="Mpr7" draw:text-style-name="MP7" draw:layer="backgroundobjects" svg:width="5.926cm" svg:height="1.322cm" svg:x="1.27cm" svg:y="17.877cm" presentation:class="date-time" presentation:user-transformed="true">
        <draw:text-box>
          <text:p text:style-name="MP6"><text:span text:style-name="MT2"><text:date style:data-style-name="D1" text:date-value="2017-03-11">11/03/17</text:date></text:span></text:p>
        </draw:text-box>
      </draw:frame>
      <draw:frame draw:name="Espaço Reservado para Rodapé 4" presentation:style-name="Mpr7" draw:text-style-name="MP7" draw:layer="backgroundobjects" svg:width="8.042cm" svg:height="1.322cm" svg:x="8.678cm" svg:y="17.877cm" presentation:class="footer" presentation:user-transformed="true">
        <draw:text-box>
          <text:p/>
        </draw:text-box>
      </draw:frame>
      <draw:frame draw:name="Espaço Reservado para Número de Slide 5" presentation:style-name="Mpr7" draw:text-style-name="MP7" draw:layer="backgroundobjects" svg:width="5.926cm" svg:height="1.322cm" svg:x="18.203cm" svg:y="17.877cm" presentation:class="page-number" presentation:user-transformed="true">
        <draw:text-box>
          <text:p text:style-name="MP6"><text:span text:style-name="MT2"><text:page-number>&lt;número&gt;</text:page-number></text:span></text:p>
        </draw:text-box>
      </draw:frame>
      <presentation:notes style:page-layout-name="PM2">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Título_20_e_20_tabela" style:display-name="Título e tabela" style:page-layout-name="PM1" draw:style-name="Mdp1">
      <draw:custom-shape draw:name="Rectangle 7" draw:style-name="Mgr3" draw:text-style-name="MP3" draw:layer="backgroundobjects" svg:width="22.85cm" svg:height="0.078cm" svg:x="1.301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3" draw:layer="backgroundobjects" svg:width="22.85cm" svg:height="0.078cm" svg:x="1.301cm" svg:y="17.7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5" draw:layer="backgroundobjects" svg:width="22.797cm" svg:height="2.001cm" svg:x="1.301cm" svg:y="1.266cm" presentation:class="title" presentation:user-transformed="true">
        <draw:text-box>
          <text:p text:style-name="MP4"><text:span text:style-name="MT1">Clique para editar o formato do texto do títuloClique para editar o estilo do título mestre</text:span></text:p>
        </draw:text-box>
      </draw:frame>
      <draw:frame draw:name="Espaço Reservado para Tabela 2" presentation:style-name="Título_20_e_20_tabela-outline1" draw:layer="backgroundobjects" svg:width="22.859cm" svg:height="13.599cm" svg:x="1.301cm" svg:y="3.656cm" presentation:class="outline" presentation:placeholder="true" presentation:user-transformed="true">
        <draw:text-box/>
      </draw:frame>
      <draw:frame draw:name="Espaço Reservado para Data 3" presentation:style-name="Mpr11" draw:text-style-name="MP7" draw:layer="backgroundobjects" svg:width="5.926cm" svg:height="1.322cm" svg:x="1.27cm" svg:y="17.877cm" presentation:class="date-time" presentation:user-transformed="true">
        <draw:text-box>
          <text:p text:style-name="MP6"><text:span text:style-name="MT2"><text:date style:data-style-name="D1" text:date-value="2017-03-11">11/03/17</text:date></text:span></text:p>
        </draw:text-box>
      </draw:frame>
      <draw:frame draw:name="Espaço Reservado para Rodapé 4" presentation:style-name="Mpr11" draw:text-style-name="MP7" draw:layer="backgroundobjects" svg:width="8.042cm" svg:height="1.322cm" svg:x="8.678cm" svg:y="17.877cm" presentation:class="footer" presentation:user-transformed="true">
        <draw:text-box>
          <text:p/>
        </draw:text-box>
      </draw:frame>
      <draw:frame draw:name="Espaço Reservado para Número de Slide 5" presentation:style-name="Mpr11" draw:text-style-name="MP7" draw:layer="backgroundobjects" svg:width="5.926cm" svg:height="1.322cm" svg:x="18.203cm" svg:y="17.877cm" presentation:class="page-number" presentation:user-transformed="true">
        <draw:text-box>
          <text:p text:style-name="MP6"><text:span text:style-name="MT2"><text:page-number>&lt;número&gt;</text:page-number></text:span></text:p>
        </draw:text-box>
      </draw:frame>
      <presentation:notes style:page-layout-name="PM2">
        <draw:page-thumbnail presentation:style-name="Título_20_e_20_tabela-title" draw:layer="backgroundobjects" svg:width="14.848cm" svg:height="11.136cm" svg:x="3.075cm" svg:y="2.257cm" presentation:class="page"/>
        <draw:frame presentation:style-name="Título_20_e_20_tabela-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presentation:header/></text:p>
          </draw:text-box>
        </draw:frame>
        <draw:frame presentation:style-name="Mpr12" draw:text-style-name="MP2" draw:layer="backgroundobjects" svg:width="9.113cm" svg:height="1.484cm" svg:x="11.886cm" svg:y="0cm" presentation:class="date-time">
          <draw:text-box>
            <text:p text:style-name="MP2"><presentation:date-time/></text:p>
          </draw:text-box>
        </draw:frame>
        <draw:frame presentation:style-name="Mpr13" draw:text-style-name="MP1" draw:layer="backgroundobjects" svg:width="9.113cm" svg:height="1.484cm" svg:x="0cm" svg:y="28.215cm" presentation:class="footer">
          <draw:text-box>
            <text:p text:style-name="MP1"><presentation:footer/></text:p>
          </draw:text-box>
        </draw:frame>
        <draw:frame presentation:style-name="Mpr13"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Título_20_e_20_texto_20_e_20_2_20_partes_20_de_20_conteúdo" style:display-name="Título e texto e 2 partes de conteúdo" style:page-layout-name="PM1" draw:style-name="Mdp1">
      <draw:custom-shape draw:name="Rectangle 7" draw:style-name="Mgr3" draw:text-style-name="MP3" draw:layer="backgroundobjects" svg:width="22.85cm" svg:height="0.078cm" svg:x="1.301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3" draw:layer="backgroundobjects" svg:width="22.85cm" svg:height="0.078cm" svg:x="1.301cm" svg:y="17.7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4" draw:text-style-name="MP5" draw:layer="backgroundobjects" svg:width="22.797cm" svg:height="2.001cm" svg:x="1.301cm" svg:y="1.266cm" presentation:class="title" presentation:user-transformed="true">
        <draw:text-box>
          <text:p text:style-name="MP4"><text:span text:style-name="MT1">Clique para editar o formato do texto do títuloClique para editar o estilo do título mestre</text:span></text:p>
        </draw:text-box>
      </draw:frame>
      <draw:frame draw:name="Espaço Reservado para Texto 2" presentation:style-name="Mpr15" draw:text-style-name="MP12" draw:layer="backgroundobjects" svg:width="11.217cm" svg:height="13.599cm" svg:x="1.301cm" svg:y="3.656cm" presentation:class="outline" presentation:user-transformed="true">
        <draw:text-box>
          <text:list text:style-name="ML5">
            <text:list-item>
              <text:p text:style-name="MP8"><text:span text:style-name="MT3">Clique para editar o formato do texto da estrutura de tópicos</text:span></text:p>
              <text:list>
                <text:list-item>
                  <text:p text:style-name="MP8"><text:span text:style-name="MT3">2.º Nível da estrutura de tópicos</text:span></text:p>
                  <text:list>
                    <text:list-item>
                      <text:p text:style-name="MP8"><text:span text:style-name="MT3">3.º Nível da estrutura de tópicos</text:span></text:p>
                      <text:list>
                        <text:list-item>
                          <text:p text:style-name="MP8"><text:span text:style-name="MT3">4.º Nível da estrutura de tópicos</text:span></text:p>
                          <text:list>
                            <text:list-item>
                              <text:p text:style-name="MP8"><text:span text:style-name="MT3">5.º Nível da estrutura de tópicos</text:span></text:p>
                              <text:list>
                                <text:list-item>
                                  <text:p text:style-name="MP8"><text:span text:style-name="MT3">6.º Nível da estrutura de tópicos</text:span></text:p>
                                </text:list-item>
                              </text:list>
                            </text:list-item>
                          </text:list>
                        </text:list-item>
                      </text:list>
                    </text:list-item>
                  </text:list>
                </text:list-item>
              </text:list>
            </text:list-item>
          </text:list>
          <text:list text:style-name="ML6">
            <text:list-item>
              <text:p text:style-name="MP9"><text:span text:style-name="MT3">7.º Nível da estrutura de tópicosClique para editar os estilos do texto mestre</text:span></text:p>
            </text:list-item>
          </text:list>
          <text:list text:style-name="ML7">
            <text:list-item>
              <text:list>
                <text:list-item>
                  <text:p text:style-name="MP10"><text:span text:style-name="MT4">Segundo nível</text:span></text:p>
                </text:list-item>
              </text:list>
            </text:list-item>
          </text:list>
          <text:list text:style-name="ML8">
            <text:list-item>
              <text:list>
                <text:list-item>
                  <text:list>
                    <text:list-item>
                      <text:p text:style-name="MP11"><text:span text:style-name="MT5">Terceiro nível</text:span></text:p>
                    </text:list-item>
                  </text:list>
                </text:list-item>
              </text:list>
            </text:list-item>
          </text:list>
          <text:list text:style-name="ML9">
            <text:list-item>
              <text:list>
                <text:list-item>
                  <text:list>
                    <text:list-item>
                      <text:list>
                        <text:list-item>
                          <text:p text:style-name="MP11"><text:span text:style-name="MT5">Quarto ní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5">Quinto nível</text:span></text:p>
                            </text:list-item>
                          </text:list>
                        </text:list-item>
                      </text:list>
                    </text:list-item>
                  </text:list>
                </text:list-item>
              </text:list>
            </text:list-item>
          </text:list>
        </draw:text-box>
      </draw:frame>
      <draw:frame draw:name="Espaço Reservado para Conteúdo 3" presentation:style-name="Mpr15" draw:text-style-name="MP12" draw:layer="backgroundobjects" svg:width="11.217cm" svg:height="6.587cm" svg:x="12.943cm" svg:y="3.656cm" presentation:class="outline" presentation:user-transformed="true">
        <draw:text-box>
          <text:list text:style-name="ML5">
            <text:list-item>
              <text:p text:style-name="MP8"><text:span text:style-name="MT3">Clique para editar o formato do texto da estrutura de tópicos</text:span></text:p>
              <text:list>
                <text:list-item>
                  <text:p text:style-name="MP8"><text:span text:style-name="MT3">2.º Nível da estrutura de tópicos</text:span></text:p>
                  <text:list>
                    <text:list-item>
                      <text:p text:style-name="MP8"><text:span text:style-name="MT3">3.º Nível da estrutura de tópicos</text:span></text:p>
                      <text:list>
                        <text:list-item>
                          <text:p text:style-name="MP8"><text:span text:style-name="MT3">4.º Nível da estrutura de tópicos</text:span></text:p>
                          <text:list>
                            <text:list-item>
                              <text:p text:style-name="MP8"><text:span text:style-name="MT3">5.º Nível da estrutura de tópicos</text:span></text:p>
                              <text:list>
                                <text:list-item>
                                  <text:p text:style-name="MP8"><text:span text:style-name="MT3">6.º Nível da estrutura de tópicos</text:span></text:p>
                                </text:list-item>
                              </text:list>
                            </text:list-item>
                          </text:list>
                        </text:list-item>
                      </text:list>
                    </text:list-item>
                  </text:list>
                </text:list-item>
              </text:list>
            </text:list-item>
          </text:list>
          <text:list text:style-name="ML6">
            <text:list-item>
              <text:p text:style-name="MP9"><text:span text:style-name="MT3">7.º Nível da estrutura de tópicosClique para editar os estilos do texto mestre</text:span></text:p>
            </text:list-item>
          </text:list>
          <text:list text:style-name="ML7">
            <text:list-item>
              <text:list>
                <text:list-item>
                  <text:p text:style-name="MP10"><text:span text:style-name="MT4">Segundo nível</text:span></text:p>
                </text:list-item>
              </text:list>
            </text:list-item>
          </text:list>
          <text:list text:style-name="ML8">
            <text:list-item>
              <text:list>
                <text:list-item>
                  <text:list>
                    <text:list-item>
                      <text:p text:style-name="MP11"><text:span text:style-name="MT5">Terceiro nível</text:span></text:p>
                    </text:list-item>
                  </text:list>
                </text:list-item>
              </text:list>
            </text:list-item>
          </text:list>
          <text:list text:style-name="ML9">
            <text:list-item>
              <text:list>
                <text:list-item>
                  <text:list>
                    <text:list-item>
                      <text:list>
                        <text:list-item>
                          <text:p text:style-name="MP11"><text:span text:style-name="MT5">Quarto ní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5">Quinto nível</text:span></text:p>
                            </text:list-item>
                          </text:list>
                        </text:list-item>
                      </text:list>
                    </text:list-item>
                  </text:list>
                </text:list-item>
              </text:list>
            </text:list-item>
          </text:list>
        </draw:text-box>
      </draw:frame>
      <draw:frame draw:name="Espaço Reservado para Conteúdo 4" presentation:style-name="Mpr15" draw:text-style-name="MP12" draw:layer="backgroundobjects" svg:width="11.217cm" svg:height="6.587cm" svg:x="12.943cm" svg:y="10.667cm" presentation:class="outline" presentation:user-transformed="true">
        <draw:text-box>
          <text:list text:style-name="ML5">
            <text:list-item>
              <text:p text:style-name="MP8"><text:span text:style-name="MT3">Clique para editar o formato do texto da estrutura de tópicos</text:span></text:p>
              <text:list>
                <text:list-item>
                  <text:p text:style-name="MP8"><text:span text:style-name="MT3">2.º Nível da estrutura de tópicos</text:span></text:p>
                  <text:list>
                    <text:list-item>
                      <text:p text:style-name="MP8"><text:span text:style-name="MT3">3.º Nível da estrutura de tópicos</text:span></text:p>
                      <text:list>
                        <text:list-item>
                          <text:p text:style-name="MP8"><text:span text:style-name="MT3">4.º Nível da estrutura de tópicos</text:span></text:p>
                          <text:list>
                            <text:list-item>
                              <text:p text:style-name="MP8"><text:span text:style-name="MT3">5.º Nível da estrutura de tópicos</text:span></text:p>
                              <text:list>
                                <text:list-item>
                                  <text:p text:style-name="MP8"><text:span text:style-name="MT3">6.º Nível da estrutura de tópicos</text:span></text:p>
                                </text:list-item>
                              </text:list>
                            </text:list-item>
                          </text:list>
                        </text:list-item>
                      </text:list>
                    </text:list-item>
                  </text:list>
                </text:list-item>
              </text:list>
            </text:list-item>
          </text:list>
          <text:list text:style-name="ML6">
            <text:list-item>
              <text:p text:style-name="MP9"><text:span text:style-name="MT3">7.º Nível da estrutura de tópicosClique para editar os estilos do texto mestre</text:span></text:p>
            </text:list-item>
          </text:list>
          <text:list text:style-name="ML7">
            <text:list-item>
              <text:list>
                <text:list-item>
                  <text:p text:style-name="MP10"><text:span text:style-name="MT4">Segundo nível</text:span></text:p>
                </text:list-item>
              </text:list>
            </text:list-item>
          </text:list>
          <text:list text:style-name="ML8">
            <text:list-item>
              <text:list>
                <text:list-item>
                  <text:list>
                    <text:list-item>
                      <text:p text:style-name="MP11"><text:span text:style-name="MT5">Terceiro nível</text:span></text:p>
                    </text:list-item>
                  </text:list>
                </text:list-item>
              </text:list>
            </text:list-item>
          </text:list>
          <text:list text:style-name="ML9">
            <text:list-item>
              <text:list>
                <text:list-item>
                  <text:list>
                    <text:list-item>
                      <text:list>
                        <text:list-item>
                          <text:p text:style-name="MP11"><text:span text:style-name="MT5">Quarto nível</text:span></text:p>
                        </text:list-item>
                      </text:list>
                    </text:list-item>
                  </text:list>
                </text:list-item>
              </text:list>
            </text:list-item>
          </text:list>
          <text:list text:style-name="ML10">
            <text:list-item>
              <text:list>
                <text:list-item>
                  <text:list>
                    <text:list-item>
                      <text:list>
                        <text:list-item>
                          <text:list>
                            <text:list-item>
                              <text:p text:style-name="MP11"><text:span text:style-name="MT5">Quinto nível</text:span></text:p>
                            </text:list-item>
                          </text:list>
                        </text:list-item>
                      </text:list>
                    </text:list-item>
                  </text:list>
                </text:list-item>
              </text:list>
            </text:list-item>
          </text:list>
        </draw:text-box>
      </draw:frame>
      <draw:frame draw:name="Espaço Reservado para Data 5" presentation:style-name="Mpr16" draw:text-style-name="MP7" draw:layer="backgroundobjects" svg:width="5.926cm" svg:height="1.322cm" svg:x="1.27cm" svg:y="17.877cm" presentation:class="date-time" presentation:user-transformed="true">
        <draw:text-box>
          <text:p text:style-name="MP6"><text:span text:style-name="MT2"><text:date style:data-style-name="D1" text:date-value="2017-03-11">11/03/17</text:date></text:span></text:p>
        </draw:text-box>
      </draw:frame>
      <draw:frame draw:name="Espaço Reservado para Rodapé 6" presentation:style-name="Mpr16" draw:text-style-name="MP7" draw:layer="backgroundobjects" svg:width="8.042cm" svg:height="1.322cm" svg:x="8.678cm" svg:y="17.877cm" presentation:class="footer" presentation:user-transformed="true">
        <draw:text-box>
          <text:p/>
        </draw:text-box>
      </draw:frame>
      <draw:frame draw:name="Espaço Reservado para Número de Slide 7" presentation:style-name="Mpr16" draw:text-style-name="MP7" draw:layer="backgroundobjects" svg:width="5.926cm" svg:height="1.322cm" svg:x="18.203cm" svg:y="17.877cm" presentation:class="page-number" presentation:user-transformed="true">
        <draw:text-box>
          <text:p text:style-name="MP6"><text:span text:style-name="MT2"><text:page-number>&lt;número&gt;</text:page-number></text:span></text:p>
        </draw:text-box>
      </draw:frame>
      <presentation:notes style:page-layout-name="PM2">
        <draw:page-thumbnail presentation:style-name="Título_20_e_20_texto_20_e_20_2_20_partes_20_de_20_conteúdo-title" draw:layer="backgroundobjects" svg:width="14.212cm" svg:height="10.659cm" svg:x="2.753cm" svg:y="2.16cm" presentation:class="page"/>
        <draw:frame presentation:style-name="Título_20_e_20_texto_20_e_20_2_20_partes_20_de_20_conteúdo-notes" draw:layer="backgroundobjects" svg:width="15.775cm" svg:height="12.792cm" svg:x="1.972cm" svg:y="13.503cm" presentation:class="notes" presentation:placeholder="true">
          <draw:text-box/>
        </draw:frame>
        <draw:frame presentation:style-name="Mpr17" draw:text-style-name="MP1" draw:layer="backgroundobjects" svg:width="8.557cm" svg:height="1.42cm" svg:x="0cm" svg:y="0cm" presentation:class="header">
          <draw:text-box>
            <text:p text:style-name="MP1"><presentation:header/></text:p>
          </draw:text-box>
        </draw:frame>
        <draw:frame presentation:style-name="Mpr17" draw:text-style-name="MP2" draw:layer="backgroundobjects" svg:width="8.557cm" svg:height="1.42cm" svg:x="11.162cm" svg:y="0cm" presentation:class="date-time">
          <draw:text-box>
            <text:p text:style-name="MP2"><presentation:date-time/></text:p>
          </draw:text-box>
        </draw:frame>
        <draw:frame presentation:style-name="Mpr18" draw:text-style-name="MP1" draw:layer="backgroundobjects" svg:width="8.557cm" svg:height="1.42cm" svg:x="0cm" svg:y="27.008cm" presentation:class="footer">
          <draw:text-box>
            <text:p text:style-name="MP1"><presentation:footer/></text:p>
          </draw:text-box>
        </draw:frame>
        <draw:frame presentation:style-name="Mpr18" draw:text-style-name="MP2" draw:layer="backgroundobjects" svg:width="8.557cm" svg:height="1.42cm" svg:x="11.162cm" svg:y="27.008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 Parallel Hardware Architecture for Image Feature Detection</dc:title>
    <meta:initial-creator>vb</meta:initial-creator>
    <dc:creator>kite </dc:creator>
    <meta:editing-cycles>844</meta:editing-cycles>
    <meta:creation-date>2008-02-15T17:23:41</meta:creation-date>
    <dc:date>2017-03-11T16:16:47.954068518</dc:date>
    <meta:editing-duration>PT6H17M27S</meta:editing-duration>
    <meta:generator>LibreOffice/4.3.3.2$Linux_X86_64 LibreOffice_project/430m0$Build-2</meta:generator>
    <meta:document-statistic meta:object-count="353"/>
    <meta:user-defined meta:name="AppVersion">14.0000</meta:user-defined>
    <meta:user-defined meta:name="Company">TOSHIB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18</meta:user-defined>
    <meta:template xlink:type="simple" xlink:actuate="onRequest" xlink:title="Edge" xlink:href=""/>
  </office:meta>
</office:document-meta>
</file>